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f0041" draw:fill-color="#800080" draw:textarea-horizontal-align="justify" draw:textarea-vertical-align="middle" draw:auto-grow-height="false" fo:min-height="1cm" fo:min-width="3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standard">
      <style:graphic-properties svg:stroke-color="#8d281e" draw:fill-color="#5d2b3c" draw:textarea-horizontal-align="justify" draw:textarea-vertical-align="middle" draw:auto-grow-height="false" fo:min-height="1cm" fo:min-width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svg:stroke-width="0.1cm" svg:stroke-color="#333333" draw:marker-start-width="0.35cm" draw:marker-end="Concave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3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362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svg:stroke-color="#28471f" draw:fill-color="#333333" draw:textarea-horizontal-align="justify" draw:textarea-vertical-align="middle" draw:auto-grow-height="false" fo:min-height="1cm" fo:min-width="5.55cm"/>
      <style:paragraph-properties style:writing-mode="lr-tb"/>
    </style:style>
    <style:style style:name="gr12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15cm"/>
      <style:paragraph-properties style:writing-mode="lr-tb"/>
    </style:style>
    <style:style style:name="gr16" style:family="graphic" style:parent-style-name="standard">
      <style:graphic-properties svg:stroke-color="#bf0041" draw:fill-color="#800080" draw:textarea-horizontal-align="justify" draw:textarea-vertical-align="middle" draw:auto-grow-height="false" fo:min-height="1cm" fo:min-width="4.75cm"/>
      <style:paragraph-properties style:writing-mode="lr-tb"/>
    </style:style>
    <style:style style:name="gr17" style:family="graphic" style:parent-style-name="standard">
      <style:graphic-properties svg:stroke-color="#666666" draw:fill-color="#5d2b3c" draw:textarea-horizontal-align="justify" draw:textarea-vertical-align="middle" draw:auto-grow-height="false" fo:min-height="1cm" fo:min-width="6.25cm"/>
      <style:paragraph-properties style:writing-mode="lr-tb"/>
    </style:style>
    <style:style style:name="gr18" style:family="graphic" style:parent-style-name="standard">
      <style:graphic-properties draw:fill="solid" draw:fill-color="#111111" draw:textarea-horizontal-align="justify" draw:textarea-vertical-align="middle" draw:auto-grow-height="false" fo:min-height="2.231cm" fo:min-width="39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8cm"/>
      <style:paragraph-properties style:writing-mode="lr-tb"/>
    </style:style>
    <style:style style:name="gr20" style:family="graphic" style:parent-style-name="standard">
      <style:graphic-properties svg:stroke-color="#ff4000" draw:fill-color="#ff8000" draw:textarea-horizontal-align="justify" draw:textarea-vertical-align="middle" draw:auto-grow-height="false" fo:min-height="1.8cm" fo:min-width="5.55cm"/>
      <style:paragraph-properties style:writing-mode="lr-tb"/>
    </style:style>
    <style:style style:name="gr21" style:family="graphic" style:parent-style-name="objectwithoutfill">
      <style:graphic-properties svg:stroke-width="0.1cm" svg:stroke-color="#666666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8d281e" draw:fill-color="#5d2b3c" draw:textarea-horizontal-align="justify" draw:textarea-vertical-align="middle" draw:auto-grow-height="false" fo:min-height="1cm" fo:min-width="5.75cm"/>
      <style:paragraph-properties style:writing-mode="lr-tb"/>
    </style:style>
    <style:style style:name="gr23" style:family="graphic" style:parent-style-name="objectwithoutfill">
      <style:graphic-properties svg:stroke-width="0.1cm" svg:stroke-color="#333333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Dash_20_Dot_20__28_Rounded_29_" svg:stroke-width="0.1cm" svg:stroke-color="#ff0000" draw:marker-start-width="0.35cm" draw:marker-end="Pontas_20_das_20_setas_20_3" draw:marker-end-width="0.45cm" svg:stroke-linecap="round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5.51cm"/>
      <style:paragraph-properties style:writing-mode="lr-tb"/>
    </style:style>
    <style:style style:name="gr26" style:family="graphic" style:parent-style-name="standard">
      <style:graphic-properties draw:fill-color="#4e102d" draw:textarea-horizontal-align="justify" draw:textarea-vertical-align="middle" draw:auto-grow-height="false" fo:min-height="1.164cm" fo:min-width="0.914cm" fo:wrap-option="wrap"/>
      <style:paragraph-properties style:writing-mode="lr-tb"/>
    </style:style>
    <style:style style:name="gr27" style:family="graphic" style:parent-style-name="standard">
      <style:graphic-properties svg:stroke-color="#2a6099" draw:fill-color="#502350" draw:textarea-horizontal-align="justify" draw:textarea-vertical-align="middle" draw:auto-grow-height="false" fo:min-height="2.006cm" fo:min-width="5.506cm"/>
      <style:paragraph-properties style:writing-mode="lr-tb"/>
    </style:style>
    <style:style style:name="gr28" style:family="graphic" style:parent-style-name="objectwithoutfill">
      <style:graphic-properties svg:stroke-width="0.1cm" svg:stroke-color="#333333" draw:marker-start-width="0.35cm" draw:marker-end="Pontas_20_das_20_setas_20_4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333333" draw:marker-start-width="0.35cm" draw:marker-end="Pontas_20_das_20_setas_20_5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333333" draw:marker-start-width="0.35cm" draw:marker-end="Pontas_20_das_20_setas_20_6" draw:marker-end-width="0.4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333333" draw:marker-start-width="0.35cm" draw:marker-end="Pontas_20_das_20_setas_20_7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33" style:family="graphic" style:parent-style-name="standard">
      <style:graphic-properties svg:stroke-color="#2a6099" draw:fill-color="#583c58" draw:textarea-horizontal-align="justify" draw:textarea-vertical-align="middle" draw:auto-grow-height="false" fo:min-height="2.006cm" fo:min-width="5.506cm"/>
      <style:paragraph-properties style:writing-mode="lr-tb"/>
    </style:style>
    <style:style style:name="gr34" style:family="graphic" style:parent-style-name="objectwithoutfill">
      <style:graphic-properties svg:stroke-width="0.1cm" svg:stroke-color="#333333" draw:marker-start-width="0.35cm" draw:marker-end="Pontas_20_das_20_setas_20_8" draw:marker-end-width="0.4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color="#2a6099" draw:fill-color="#800080" draw:textarea-horizontal-align="justify" draw:textarea-vertical-align="middle" draw:auto-grow-height="false" fo:min-height="2.006cm" fo:min-width="5.506cm"/>
      <style:paragraph-properties style:writing-mode="lr-tb"/>
    </style:style>
    <style:style style:name="gr36" style:family="graphic" style:parent-style-name="standard">
      <style:graphic-properties svg:stroke-color="#2a6099" draw:fill-color="#ff4000" draw:textarea-horizontal-align="justify" draw:textarea-vertical-align="middle" draw:auto-grow-height="false" fo:min-height="2.006cm" fo:min-width="5.506cm"/>
      <style:paragraph-properties style:writing-mode="lr-tb"/>
    </style:style>
    <style:style style:name="gr37" style:family="graphic" style:parent-style-name="standard">
      <style:graphic-properties svg:stroke-color="#2a6099" draw:fill-color="#2a6099" draw:textarea-horizontal-align="justify" draw:textarea-vertical-align="middle" draw:auto-grow-height="false" fo:min-height="2.006cm" fo:min-width="5.506cm"/>
      <style:paragraph-properties style:writing-mode="lr-tb"/>
    </style:style>
    <style:style style:name="gr38" style:family="graphic" style:parent-style-name="objectwithoutfill">
      <style:graphic-properties svg:stroke-width="0.1cm" svg:stroke-color="#666666" draw:marker-start-width="0.35cm" draw:marker-end="Pontas_20_das_20_setas_20_9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color="#2a6099" draw:fill-color="#127622" draw:textarea-horizontal-align="justify" draw:textarea-vertical-align="middle" draw:auto-grow-height="false" fo:min-height="2.006cm" fo:min-width="5.506cm"/>
      <style:paragraph-properties style:writing-mode="lr-tb"/>
    </style:style>
    <style:style style:name="gr40" style:family="graphic" style:parent-style-name="standard">
      <style:graphic-properties svg:stroke-color="#168253" draw:fill-color="#81d41a" draw:textarea-horizontal-align="justify" draw:textarea-vertical-align="middle" draw:auto-grow-height="false" fo:min-height="2.006cm" fo:min-width="5.506cm"/>
      <style:paragraph-properties style:writing-mode="lr-tb"/>
    </style:style>
    <style:style style:name="gr41" style:family="graphic" style:parent-style-name="standard">
      <style:graphic-properties draw:fill-color="#3faf46" draw:textarea-horizontal-align="justify" draw:textarea-vertical-align="middle" draw:auto-grow-height="false" fo:min-height="1.872cm" fo:min-width="3.214cm"/>
      <style:paragraph-properties style:writing-mode="lr-tb"/>
    </style:style>
    <style:style style:name="gr42" style:family="graphic" style:parent-style-name="standard">
      <style:graphic-properties draw:fill-color="#b47804" draw:textarea-horizontal-align="justify" draw:textarea-vertical-align="middle" draw:auto-grow-height="false" fo:min-height="1.872cm" fo:min-width="3.214cm"/>
      <style:paragraph-properties style:writing-mode="lr-tb"/>
    </style:style>
    <style:style style:name="gr43" style:family="graphic" style:parent-style-name="standard">
      <style:graphic-properties svg:stroke-color="#168253" draw:fill-color="#81d41a" draw:textarea-horizontal-align="justify" draw:textarea-vertical-align="middle" draw:auto-grow-height="false" fo:min-height="1.104cm" fo:min-width="4.104cm"/>
      <style:paragraph-properties style:writing-mode="lr-tb"/>
    </style:style>
    <style:style style:name="gr44" style:family="graphic" style:parent-style-name="standard">
      <style:graphic-properties svg:stroke-color="#168253" draw:fill-color="#bf0041" draw:textarea-horizontal-align="justify" draw:textarea-vertical-align="middle" draw:auto-grow-height="false" fo:min-height="1.104cm" fo:min-width="4.104cm"/>
      <style:paragraph-properties style:writing-mode="lr-tb"/>
    </style:style>
    <style:style style:name="gr45" style:family="graphic" style:parent-style-name="objectwithoutfill">
      <style:graphic-properties svg:stroke-width="0.1cm" svg:stroke-color="#666666" draw:marker-start="Pontas_20_das_20_setas_20_10" draw:marker-start-width="0.45cm" draw:marker-end="Pontas_20_das_20_setas_20_11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color="#168253" draw:fill-color="#55308d" draw:textarea-horizontal-align="justify" draw:textarea-vertical-align="middle" draw:auto-grow-height="false" fo:min-height="1.104cm" fo:min-width="5.104cm"/>
      <style:paragraph-properties style:writing-mode="lr-tb"/>
    </style:style>
    <style:style style:name="gr47" style:family="graphic" style:parent-style-name="objectwithoutfill">
      <style:graphic-properties svg:stroke-width="0.1cm" svg:stroke-color="#333333" draw:marker-start-width="0.35cm" draw:marker-end="Pontas_20_das_20_setas_20_12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333333" draw:marker-start-width="0.35cm" draw:marker-end="Pontas_20_das_20_setas_20_13" draw:marker-end-width="0.4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dash" draw:stroke-dash="Dash_20_Dot_20_Dot" svg:stroke-width="0.1cm" svg:stroke-color="#ff0000" draw:marker-start-width="0.35cm" draw:marker-end-width="0.35cm" draw:fill="solid" draw:fill-color="#ffffff" draw:opacity="0%" draw:textarea-horizontal-align="justify" draw:textarea-vertical-align="middle" draw:auto-grow-height="false" fo:min-height="9cm" fo:min-width="13.25cm" fo:padding-top="0.175cm" fo:padding-bottom="0.175cm" fo:padding-left="0.3cm" fo:padding-right="0.3cm" draw:shadow-opacity="0%"/>
    </style:style>
    <style:style style:name="gr50" style:family="graphic" style:parent-style-name="standard">
      <style:graphic-properties svg:stroke-width="0.2cm" svg:stroke-color="#bf0041" draw:marker-start-width="0.5cm" draw:marker-end-width="0.5cm" draw:fill-color="#ff0000" draw:textarea-horizontal-align="justify" draw:textarea-vertical-align="middle" draw:auto-grow-height="false" fo:min-height="1.672cm" fo:min-width="3.366cm" fo:padding-top="0.225cm" fo:padding-bottom="0.225cm" fo:padding-left="0.35cm" fo:padding-right="0.35cm"/>
      <style:paragraph-properties style:writing-mode="lr-tb"/>
    </style:style>
    <style:style style:name="gr51" style:family="graphic" style:parent-style-name="standard">
      <style:graphic-properties svg:stroke-color="#168253" draw:fill-color="#81d41a" draw:textarea-horizontal-align="justify" draw:textarea-vertical-align="middle" draw:auto-grow-height="false" fo:min-height="1.104cm" fo:min-width="4.403cm"/>
      <style:paragraph-properties style:writing-mode="lr-tb"/>
    </style:style>
    <style:style style:name="gr52" style:family="graphic" style:parent-style-name="standard">
      <style:graphic-properties svg:stroke-color="#168253" draw:fill-color="#bf0041" draw:textarea-horizontal-align="justify" draw:textarea-vertical-align="middle" draw:auto-grow-height="false" fo:min-height="1.104cm" fo:min-width="4.552cm"/>
      <style:paragraph-properties style:writing-mode="lr-tb"/>
    </style:style>
    <style:style style:name="gr53" style:family="graphic" style:parent-style-name="objectwithoutfill">
      <style:graphic-properties svg:stroke-width="0.1cm" svg:stroke-color="#333333" draw:marker-start="Pontas_20_das_20_setas_20_10" draw:marker-start-width="0.45cm" draw:marker-end="Pontas_20_das_20_setas_20_11" draw:marker-end-width="0.4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color="#168253" draw:fill-color="#3465a4" draw:textarea-horizontal-align="justify" draw:textarea-vertical-align="middle" draw:auto-grow-height="false" fo:min-height="2.46cm" fo:min-width="5.606cm"/>
      <style:paragraph-properties style:writing-mode="lr-tb"/>
    </style:style>
    <style:style style:name="gr55" style:family="graphic" style:parent-style-name="objectwithoutfill">
      <style:graphic-properties svg:stroke-width="0.1cm" svg:stroke-color="#666666" draw:marker-start-width="0.35cm" draw:marker-end="Pontas_20_das_20_setas_20_14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666666" draw:marker-start-width="0.35cm" draw:marker-end="Pontas_20_das_20_setas_20_15" draw:marker-end-width="0.4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svg:stroke-color="#168253" draw:fill-color="#55308d" draw:textarea-horizontal-align="justify" draw:textarea-vertical-align="middle" draw:auto-grow-height="false" fo:min-height="2.183cm" fo:min-width="6.491cm"/>
      <style:paragraph-properties style:writing-mode="lr-tb"/>
    </style:style>
    <style:style style:name="gr58" style:family="graphic" style:parent-style-name="objectwithoutfill">
      <style:graphic-properties svg:stroke-width="0.1cm" svg:stroke-color="#666666" draw:marker-start-width="0.35cm" draw:marker-end="Pontas_20_das_20_setas_20_16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333333" draw:marker-start-width="0.35cm" draw:marker-end="Pontas_20_das_20_setas_20_17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svg:stroke-width="0.2cm" svg:stroke-color="#ff0000" draw:marker-start-width="0.5cm" draw:marker-end-width="0.5cm" draw:fill-color="#ffbf00" draw:textarea-horizontal-align="justify" draw:textarea-vertical-align="middle" draw:auto-grow-height="false" fo:min-height="1.872cm" fo:min-width="4.483cm" fo:padding-top="0.225cm" fo:padding-bottom="0.225cm" fo:padding-left="0.35cm" fo:padding-right="0.35cm"/>
      <style:paragraph-properties style:writing-mode="lr-tb"/>
    </style:style>
    <style:style style:name="gr61" style:family="graphic" style:parent-style-name="objectwithoutfill">
      <style:graphic-properties svg:stroke-width="0.1cm" svg:stroke-color="#666666" draw:marker-start-width="0.35cm" draw:marker-end="Pontas_20_das_20_setas_20_18" draw:marker-end-width="0.45cm" draw:fill="none" draw:textarea-vertical-align="middle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1cm" svg:stroke-color="#333333" draw:marker-start-width="0.35cm" draw:marker-end="Pontas_20_das_20_setas_20_20" draw:marker-end-width="0.45cm" draw:fill="none" draw:textarea-vertical-align="middle" fo:padding-top="0.175cm" fo:padding-bottom="0.175cm" fo:padding-left="0.3cm" fo:padding-right="0.3cm"/>
    </style:style>
    <style:style style:name="gr63" style:family="graphic" style:parent-style-name="objectwithoutfill">
      <style:graphic-properties svg:stroke-width="0.1cm" svg:stroke-color="#333333" draw:marker-start="Pontas_20_das_20_setas_20_21" draw:marker-start-width="0.45cm" draw:marker-end="Pontas_20_das_20_setas_20_22" draw:marker-end-width="0.45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65" style:family="graphic" style:parent-style-name="objectwithoutfill">
      <style:graphic-properties svg:stroke-width="0.1cm" svg:stroke-color="#333333" draw:marker-start-width="0.35cm" draw:marker-end="Pontas_20_das_20_setas_20_23" draw:marker-end-width="0.45cm" draw:fill="none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svg:stroke-color="#b47804" draw:fill-color="#666666" draw:textarea-horizontal-align="justify" draw:textarea-vertical-align="middle" draw:auto-grow-height="false" fo:min-height="3.769cm" fo:min-width="7.251cm"/>
      <style:paragraph-properties style:writing-mode="lr-tb"/>
    </style:style>
    <style:style style:name="gr67" style:family="graphic" style:parent-style-name="objectwithoutfill">
      <style:graphic-properties svg:stroke-width="0.1cm" svg:stroke-color="#333333" draw:marker-start-width="0.35cm" draw:marker-end="Pontas_20_das_20_setas_20_24" draw:marker-end-width="0.4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svg:stroke-color="#168253" draw:fill-color="#7b3d00" draw:textarea-horizontal-align="justify" draw:textarea-vertical-align="middle" draw:auto-grow-height="false" fo:min-height="1.104cm" fo:min-width="7.251cm"/>
      <style:paragraph-properties style:writing-mode="lr-tb"/>
    </style:style>
    <style:style style:name="gr69" style:family="graphic" style:parent-style-name="standard">
      <style:graphic-properties draw:stroke="dash" draw:stroke-dash="Dash_20_Dot_20_Dot" svg:stroke-width="0.1cm" svg:stroke-color="#ff0000" draw:marker-start-width="0.35cm" draw:marker-end-width="0.35cm" draw:fill="solid" draw:fill-color="#ffffff" draw:opacity="0%" draw:textarea-horizontal-align="justify" draw:textarea-vertical-align="middle" draw:auto-grow-height="false" fo:min-height="8.9cm" fo:min-width="13.15cm" fo:padding-top="0.175cm" fo:padding-bottom="0.175cm" fo:padding-left="0.3cm" fo:padding-right="0.3cm" draw:shadow-opacity="0%"/>
    </style:style>
    <style:style style:name="gr70" style:family="graphic" style:parent-style-name="objectwithoutfill">
      <style:graphic-properties svg:stroke-width="0.1cm" svg:stroke-color="#333333" draw:marker-start-width="0.35cm" draw:marker-end="Pontas_20_das_20_setas_20_14" draw:marker-end-width="0.45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svg:stroke-width="0.2cm" svg:stroke-color="#ff0000" draw:marker-start-width="0.5cm" draw:marker-end-width="0.5cm" draw:fill-color="#ffbf00" draw:textarea-horizontal-align="justify" draw:textarea-vertical-align="middle" draw:auto-grow-height="false" fo:min-height="1.672cm" fo:min-width="4.283cm" fo:padding-top="0.225cm" fo:padding-bottom="0.225cm" fo:padding-left="0.35cm" fo:padding-right="0.35cm"/>
      <style:paragraph-properties style:writing-mode="lr-tb"/>
    </style:style>
    <style:style style:name="gr72" style:family="graphic" style:parent-style-name="objectwithoutfill">
      <style:graphic-properties svg:stroke-width="0.1cm" svg:stroke-color="#2a6099" draw:marker-start="Pontas_20_das_20_setas_20_21" draw:marker-start-width="0.45cm" draw:marker-end="Pontas_20_das_20_setas_20_22" draw:marker-end-width="0.45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color="#ff4000" draw:fill-color="#ffbf00" draw:textarea-horizontal-align="justify" draw:textarea-vertical-align="middle" draw:auto-grow-height="false" fo:min-height="1.737cm" fo:min-width="8.251cm"/>
      <style:paragraph-properties style:writing-mode="lr-tb"/>
    </style:style>
    <style:style style:name="gr74" style:family="graphic" style:parent-style-name="standard">
      <style:graphic-properties svg:stroke-color="#ff4000" draw:fill-color="#ffbf00" draw:textarea-horizontal-align="justify" draw:textarea-vertical-align="middle" draw:auto-grow-height="false" fo:min-height="2.133cm" fo:min-width="8.251cm"/>
      <style:paragraph-properties style:writing-mode="lr-tb"/>
    </style:style>
    <style:style style:name="gr75" style:family="graphic" style:parent-style-name="standard">
      <style:graphic-properties draw:fill-color="#1c1c1c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7" style:family="graphic" style:parent-style-name="objectwithoutfill">
      <style:graphic-properties svg:stroke-width="0.1cm" svg:stroke-color="#333333" draw:marker-start-width="0.35cm" draw:marker-end="Pontas_20_das_20_setas_20_25" draw:marker-end-width="0.45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svg:stroke-width="0.1cm" svg:stroke-color="#333333" draw:marker-start-width="0.35cm" draw:marker-end="Pontas_20_das_20_setas_20_26" draw:marker-end-width="0.45cm" draw:fill="none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333333" draw:marker-start-width="0.35cm" draw:marker-end="Pontas_20_das_20_setas_20_27" draw:marker-end-width="0.45cm" draw:fill="none" draw:textarea-vertical-align="middle" fo:padding-top="0.175cm" fo:padding-bottom="0.175cm" fo:padding-left="0.3cm" fo:padding-right="0.3cm"/>
    </style:style>
    <style:style style:name="gr80" style:family="graphic" style:parent-style-name="objectwithoutfill">
      <style:graphic-properties svg:stroke-width="0.1cm" svg:stroke-color="#333333" draw:marker-start-width="0.35cm" draw:marker-end="Pontas_20_das_20_setas_20_28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svg:stroke-width="0.1cm" svg:stroke-color="#333333" draw:marker-start-width="0.35cm" draw:marker-end="Pontas_20_das_20_setas_20_30" draw:marker-end-width="0.45cm" draw:fill="none" draw:textarea-vertical-align="middle" fo:padding-top="0.175cm" fo:padding-bottom="0.175cm" fo:padding-left="0.3cm" fo:padding-right="0.3cm"/>
    </style:style>
    <style:style style:name="gr82" style:family="graphic" style:parent-style-name="objectwithoutfill">
      <style:graphic-properties svg:stroke-width="0.1cm" svg:stroke-color="#333333" draw:marker-start-width="0.35cm" draw:marker-end="Pontas_20_das_20_setas_20_31" draw:marker-end-width="0.45cm" draw:fill="none" draw:textarea-vertical-align="middle" fo:padding-top="0.175cm" fo:padding-bottom="0.175cm" fo:padding-left="0.3cm" fo:padding-right="0.3cm"/>
    </style:style>
    <style:style style:name="gr83" style:family="graphic" style:parent-style-name="objectwithoutfill">
      <style:graphic-properties svg:stroke-width="0.1cm" svg:stroke-color="#333333" draw:marker-start-width="0.35cm" draw:marker-end="Pontas_20_das_20_setas_20_32" draw:marker-end-width="0.45cm" draw:fill="none" draw:textarea-vertical-align="middle" fo:padding-top="0.175cm" fo:padding-bottom="0.175cm" fo:padding-left="0.3cm" fo:padding-right="0.3cm"/>
    </style:style>
    <style:style style:name="gr84" style:family="graphic" style:parent-style-name="objectwithoutfill">
      <style:graphic-properties svg:stroke-width="0.1cm" svg:stroke-color="#333333" draw:marker-start-width="0.35cm" draw:marker-end="Pontas_20_das_20_setas_20_33" draw:marker-end-width="0.45cm" draw:fill="none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svg:stroke-width="0.1cm" svg:stroke-color="#333333" draw:marker-start-width="0.35cm" draw:marker-end="Pontas_20_das_20_setas_20_34" draw:marker-end-width="0.45cm" draw:fill="none" draw:textarea-vertical-align="middle" fo:padding-top="0.175cm" fo:padding-bottom="0.175cm" fo:padding-left="0.3cm" fo:padding-right="0.3cm"/>
    </style:style>
    <style:style style:name="gr86" style:family="graphic" style:parent-style-name="objectwithoutfill">
      <style:graphic-properties svg:stroke-width="0.1cm" svg:stroke-color="#333333" draw:marker-start-width="0.35cm" draw:marker-end="Pontas_20_das_20_setas_20_35" draw:marker-end-width="0.45cm" draw:fill="none" draw:textarea-vertical-align="middle" fo:padding-top="0.175cm" fo:padding-bottom="0.175cm" fo:padding-left="0.3cm" fo:padding-right="0.3cm"/>
    </style:style>
    <style:style style:name="gr87" style:family="graphic" style:parent-style-name="objectwithoutfill">
      <style:graphic-properties svg:stroke-width="0.1cm" svg:stroke-color="#333333" draw:marker-start-width="0.35cm" draw:marker-end="Pontas_20_das_20_setas_20_36" draw:marker-end-width="0.45cm" draw:fill="none" draw:textarea-vertical-align="middle" fo:padding-top="0.175cm" fo:padding-bottom="0.175cm" fo:padding-left="0.3cm" fo:padding-right="0.3cm"/>
    </style:style>
    <style:style style:name="gr88" style:family="graphic" style:parent-style-name="objectwithoutfill">
      <style:graphic-properties svg:stroke-width="0.1cm" svg:stroke-color="#333333" draw:marker-start-width="0.35cm" draw:marker-end="Pontas_20_das_20_setas_20_37" draw:marker-end-width="0.45cm" draw:fill="none" draw:textarea-vertical-align="middle" fo:padding-top="0.175cm" fo:padding-bottom="0.175cm" fo:padding-left="0.3cm" fo:padding-right="0.3cm"/>
    </style:style>
    <style:style style:name="gr89" style:family="graphic" style:parent-style-name="objectwithoutfill">
      <style:graphic-properties svg:stroke-width="0.1cm" svg:stroke-color="#333333" draw:marker-start-width="0.35cm" draw:marker-end="Pontas_20_das_20_setas_20_38" draw:marker-end-width="0.45cm" draw:fill="none" draw:textarea-vertical-align="middle" fo:padding-top="0.175cm" fo:padding-bottom="0.175cm" fo:padding-left="0.3cm" fo:padding-right="0.3cm"/>
    </style:style>
    <style:style style:name="gr90" style:family="graphic" style:parent-style-name="objectwithoutfill">
      <style:graphic-properties svg:stroke-width="0.1cm" svg:stroke-color="#333333" draw:marker-start-width="0.35cm" draw:marker-end="Pontas_20_das_20_setas_20_39" draw:marker-end-width="0.45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svg:stroke-width="0.1cm" svg:stroke-color="#333333" draw:marker-start-width="0.35cm" draw:marker-end="Pontas_20_das_20_setas_20_40" draw:marker-end-width="0.45cm" draw:fill="none" draw:textarea-vertical-align="middle" fo:padding-top="0.175cm" fo:padding-bottom="0.175cm" fo:padding-left="0.3cm" fo:padding-right="0.3cm"/>
    </style:style>
    <style:style style:name="gr92" style:family="graphic" style:parent-style-name="objectwithoutfill">
      <style:graphic-properties svg:stroke-width="0.1cm" svg:stroke-color="#333333" draw:marker-start-width="0.35cm" draw:marker-end="Pontas_20_das_20_setas_20_41" draw:marker-end-width="0.45cm" draw:fill="none" draw:textarea-vertical-align="middle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333333" draw:marker-start-width="0.35cm" draw:marker-end="Pontas_20_das_20_setas_20_42" draw:marker-end-width="0.45cm" draw:fill="none" draw:textarea-vertical-align="middle" fo:padding-top="0.175cm" fo:padding-bottom="0.175cm" fo:padding-left="0.3cm" fo:padding-right="0.3cm"/>
    </style:style>
    <style:style style:name="gr94" style:family="graphic" style:parent-style-name="objectwithoutfill">
      <style:graphic-properties svg:stroke-width="0.1cm" svg:stroke-color="#333333" draw:marker-start-width="0.35cm" draw:marker-end="Pontas_20_das_20_setas_20_43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333333" draw:marker-start-width="0.35cm" draw:marker-end="Pontas_20_das_20_setas_20_44" draw:marker-end-width="0.45cm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svg:stroke-width="0.1cm" svg:stroke-color="#333333" draw:marker-start-width="0.35cm" draw:marker-end="Pontas_20_das_20_setas_20_45" draw:marker-end-width="0.45cm" draw:fill="none" draw:textarea-vertical-align="middle" fo:padding-top="0.175cm" fo:padding-bottom="0.175cm" fo:padding-left="0.3cm" fo:padding-right="0.3cm"/>
    </style:style>
    <style:style style:name="gr97" style:family="graphic" style:parent-style-name="objectwithoutfill">
      <style:graphic-properties svg:stroke-width="0.1cm" svg:stroke-color="#333333" draw:marker-start-width="0.35cm" draw:marker-end="Pontas_20_das_20_setas_20_46" draw:marker-end-width="0.45cm" draw:fill="none" draw:textarea-vertical-align="middle" fo:padding-top="0.175cm" fo:padding-bottom="0.175cm" fo:padding-left="0.3cm" fo:padding-right="0.3cm"/>
    </style:style>
    <style:style style:name="gr98" style:family="graphic" style:parent-style-name="objectwithoutfill">
      <style:graphic-properties svg:stroke-width="0.1cm" svg:stroke-color="#333333" draw:marker-start-width="0.35cm" draw:marker-end="Pontas_20_das_20_setas_20_47" draw:marker-end-width="0.45cm" draw:fill="none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fill="solid" draw:fill-color="#111111" draw:textarea-horizontal-align="justify" draw:textarea-vertical-align="middle" draw:auto-grow-height="false" fo:min-height="2.231cm" fo:min-width="56.978cm"/>
      <style:paragraph-properties style:writing-mode="lr-tb"/>
    </style:style>
    <style:style style:name="gr100" style:family="graphic" style:parent-style-name="standard">
      <style:graphic-properties svg:stroke-color="#999999" draw:fill-color="#666666" draw:textarea-horizontal-align="justify" draw:textarea-vertical-align="middle" draw:auto-grow-height="false" fo:min-height="3.769cm" fo:min-width="7.251cm"/>
      <style:paragraph-properties style:writing-mode="lr-tb"/>
    </style:style>
    <style:style style:name="gr101" style:family="graphic" style:parent-style-name="standard">
      <style:graphic-properties svg:stroke-color="#158466" draw:fill-color="#81d41a" draw:textarea-horizontal-align="justify" draw:textarea-vertical-align="middle" draw:auto-grow-height="false" fo:min-height="1.104cm" fo:min-width="4.403cm"/>
      <style:paragraph-properties style:writing-mode="lr-tb"/>
    </style:style>
    <style:style style:name="gr102" style:family="graphic" style:parent-style-name="standard">
      <style:graphic-properties svg:stroke-color="#158466" draw:fill-color="#81d41a" draw:textarea-horizontal-align="justify" draw:textarea-vertical-align="middle" draw:auto-grow-height="false" fo:min-height="2.184cm" fo:min-width="4.287cm"/>
      <style:paragraph-properties style:writing-mode="lr-tb"/>
    </style:style>
    <style:style style:name="gr103" style:family="graphic" style:parent-style-name="standard">
      <style:graphic-properties svg:stroke-color="#158466" draw:fill-color="#81d41a" draw:textarea-horizontal-align="justify" draw:textarea-vertical-align="middle" draw:auto-grow-height="false" fo:min-height="1.732cm" fo:min-width="4.335cm"/>
      <style:paragraph-properties style:writing-mode="lr-tb"/>
    </style:style>
    <style:style style:name="gr104" style:family="graphic" style:parent-style-name="standard">
      <style:graphic-properties svg:stroke-color="#158466" draw:fill-color="#81d41a" draw:textarea-horizontal-align="justify" draw:textarea-vertical-align="middle" draw:auto-grow-height="false" fo:min-height="1.73cm" fo:min-width="4.335cm"/>
      <style:paragraph-properties style:writing-mode="lr-tb"/>
    </style:style>
    <style:style style:name="gr105" style:family="graphic" style:parent-style-name="standard">
      <style:graphic-properties svg:stroke-color="#55308d" draw:fill-color="#7451a9" draw:textarea-horizontal-align="justify" draw:textarea-vertical-align="middle" draw:auto-grow-height="false" fo:min-height="1.104cm" fo:min-width="5.104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1cm" fo:min-width="8.75cm"/>
      <style:paragraph-properties style:writing-mode="lr-tb"/>
    </style:style>
    <style:style style:name="gr107" style:family="graphic" style:parent-style-name="objectwithoutfill">
      <style:graphic-properties draw:marker-end="Pontas_20_das_20_setas_20_50" draw:marker-end-width="0.3cm" draw:fill="none" draw:textarea-vertical-align="middle"/>
    </style:style>
    <style:style style:name="gr108" style:family="graphic" style:parent-style-name="objectwithoutfill">
      <style:graphic-properties draw:marker-end="Pontas_20_das_20_setas_20_51" draw:marker-end-width="0.3cm" draw:fill="none" draw:textarea-vertical-align="middle"/>
    </style:style>
    <style:style style:name="gr109" style:family="graphic" style:parent-style-name="objectwithoutfill">
      <style:graphic-properties draw:marker-end="Pontas_20_das_20_setas_20_52" draw:marker-end-width="0.3cm" draw:fill="none" draw:textarea-vertical-align="middle"/>
    </style:style>
    <style:style style:name="gr110" style:family="graphic" style:parent-style-name="objectwithoutfill">
      <style:graphic-properties draw:marker-end="Pontas_20_das_20_setas_20_53" draw:marker-end-width="0.3cm" draw:fill="none" draw:textarea-vertical-align="middle"/>
    </style:style>
    <style:style style:name="gr111" style:family="graphic" style:parent-style-name="objectwithoutfill">
      <style:graphic-properties draw:marker-end="Pontas_20_das_20_setas_20_54" draw:marker-end-width="0.3cm" draw:fill="none" draw:textarea-vertical-align="middle"/>
    </style:style>
    <style:style style:name="gr112" style:family="graphic" style:parent-style-name="objectwithoutfill">
      <style:graphic-properties draw:marker-end="Pontas_20_das_20_setas_20_55" draw:marker-end-width="0.3cm" draw:fill="none" draw:textarea-vertical-align="middle"/>
    </style:style>
    <style:style style:name="gr113" style:family="graphic" style:parent-style-name="objectwithoutfill">
      <style:graphic-properties draw:marker-end="Pontas_20_das_20_setas_20_56" draw:marker-end-width="0.3cm" draw:fill="none" draw:textarea-vertical-align="middle"/>
    </style:style>
    <style:style style:name="gr114" style:family="graphic" style:parent-style-name="objectwithoutfill">
      <style:graphic-properties draw:marker-end="Pontas_20_das_20_setas_20_57" draw:marker-end-width="0.3cm" draw:fill="none" draw:textarea-vertical-align="middle"/>
    </style:style>
    <style:style style:name="gr115" style:family="graphic" style:parent-style-name="objectwithoutfill">
      <style:graphic-properties draw:marker-end="Pontas_20_das_20_setas_20_58" draw:marker-end-width="0.3cm" draw:fill="none" draw:textarea-vertical-align="middle"/>
    </style:style>
    <style:style style:name="gr116" style:family="graphic" style:parent-style-name="objectwithoutfill">
      <style:graphic-properties draw:marker-end="Pontas_20_das_20_setas_20_59" draw:marker-end-width="0.3cm" draw:fill="none" draw:textarea-vertical-align="middle"/>
    </style:style>
    <style:style style:name="gr117" style:family="graphic" style:parent-style-name="objectwithoutfill">
      <style:graphic-properties draw:marker-end="Pontas_20_das_20_setas_20_60" draw:marker-end-width="0.3cm" draw:fill="none" draw:textarea-vertical-align="middle"/>
    </style:style>
    <style:style style:name="gr118" style:family="graphic" style:parent-style-name="objectwithoutfill">
      <style:graphic-properties draw:marker-end="Pontas_20_das_20_setas_20_61" draw:marker-end-width="0.3cm" draw:fill="none" draw:textarea-vertical-align="middle"/>
    </style:style>
    <style:style style:name="gr119" style:family="graphic" style:parent-style-name="objectwithoutfill">
      <style:graphic-properties draw:marker-end="Pontas_20_das_20_setas_20_62" draw:marker-end-width="0.3cm" draw:fill="none" draw:textarea-vertical-align="middle"/>
    </style:style>
    <style:style style:name="gr120" style:family="graphic" style:parent-style-name="objectwithoutfill">
      <style:graphic-properties draw:marker-end="Pontas_20_das_20_setas_20_63" draw:marker-end-width="0.3cm" draw:fill="none" draw:textarea-vertical-align="middle"/>
    </style:style>
    <style:style style:name="gr121" style:family="graphic" style:parent-style-name="standard">
      <style:graphic-properties svg:stroke-width="0.2cm" svg:stroke-color="#55308d" draw:marker-start-width="0.5cm" draw:marker-end-width="0.5cm" draw:fill="none" draw:textarea-horizontal-align="justify" draw:textarea-vertical-align="middle" draw:auto-grow-height="false" fo:min-height="28.3cm" fo:min-width="17.8cm" fo:padding-top="0.225cm" fo:padding-bottom="0.225cm" fo:padding-left="0.35cm" fo:padding-right="0.35cm"/>
    </style:style>
    <style:style style:name="gr122" style:family="graphic" style:parent-style-name="standard">
      <style:graphic-properties svg:stroke-width="0.2cm" svg:stroke-color="#55308d" draw:marker-start-width="0.5cm" draw:marker-end-width="0.5cm" draw:fill="none" draw:textarea-horizontal-align="justify" draw:textarea-vertical-align="middle" draw:auto-grow-height="false" fo:min-height="1.356cm" fo:min-width="15.756cm" fo:padding-top="0.225cm" fo:padding-bottom="0.225cm" fo:padding-left="0.35cm" fo:padding-right="0.35cm"/>
      <style:paragraph-properties style:writing-mode="lr-tb"/>
    </style:style>
    <style:style style:name="gr123" style:family="graphic" style:parent-style-name="standard">
      <style:graphic-properties draw:fill-color="#5983b0" draw:textarea-horizontal-align="justify" draw:textarea-vertical-align="middle" draw:auto-grow-height="false" fo:min-height="1.75cm" fo:min-width="10.25cm"/>
      <style:paragraph-properties style:writing-mode="lr-tb"/>
    </style:style>
    <style:style style:name="gr124" style:family="graphic" style:parent-style-name="standard">
      <style:graphic-properties svg:stroke-color="#ffff00" draw:fill-color="#ffbf00" draw:textarea-horizontal-align="justify" draw:textarea-vertical-align="middle" draw:auto-grow-height="false" fo:min-height="1.75cm" fo:min-width="10.25cm"/>
      <style:paragraph-properties style:writing-mode="lr-tb"/>
    </style:style>
    <style:style style:name="gr125" style:family="graphic" style:parent-style-name="standard">
      <style:graphic-properties svg:stroke-color="#55308d" draw:fill-color="#7451a9" draw:textarea-horizontal-align="justify" draw:textarea-vertical-align="middle" draw:auto-grow-height="false" fo:min-height="0.988cm" fo:min-width="0.738cm" fo:wrap-option="wrap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gr127" style:family="graphic" style:parent-style-name="standard">
      <style:graphic-properties draw:stroke="none" draw:fill="none" fo:min-height="3.936cm"/>
      <style:paragraph-properties style:writing-mode="lr-tb"/>
    </style:style>
    <style:style style:name="gr128" style:family="graphic" style:parent-style-name="standard">
      <style:graphic-properties draw:fill-color="#5983b0" draw:textarea-horizontal-align="justify" draw:textarea-vertical-align="middle" draw:auto-grow-height="false" fo:min-height="4.8cm" fo:min-width="10.25cm"/>
      <style:paragraph-properties style:writing-mode="lr-tb"/>
    </style:style>
    <style:style style:name="gr129" style:family="graphic" style:parent-style-name="standard">
      <style:graphic-properties svg:stroke-width="0.2cm" svg:stroke-color="#55308d" draw:marker-start-width="0.5cm" draw:marker-end-width="0.5cm" draw:fill="none" draw:textarea-horizontal-align="justify" draw:textarea-vertical-align="middle" draw:auto-grow-height="false" fo:min-height="1.356cm" fo:min-width="15.457cm" fo:padding-top="0.225cm" fo:padding-bottom="0.225cm" fo:padding-left="0.35cm" fo:padding-right="0.35cm"/>
      <style:paragraph-properties style:writing-mode="lr-tb"/>
    </style:style>
    <style:style style:name="gr130" style:family="graphic" style:parent-style-name="standard">
      <style:graphic-properties svg:stroke-color="#ffff00" draw:fill-color="#ffbf00" draw:textarea-horizontal-align="justify" draw:textarea-vertical-align="middle" draw:auto-grow-height="false" fo:min-height="1.75cm" fo:min-width="10.25cm"/>
    </style:style>
    <style:style style:name="gr131" style:family="graphic" style:parent-style-name="standard">
      <style:graphic-properties draw:textarea-horizontal-align="justify" draw:textarea-vertical-align="middle" draw:auto-grow-height="false" fo:min-height="2.7cm" fo:min-width="8.75cm"/>
      <style:paragraph-properties style:writing-mode="lr-tb"/>
    </style:style>
    <style:style style:name="gr132" style:family="graphic" style:parent-style-name="standard">
      <style:graphic-properties svg:stroke-color="#158466" draw:fill-color="#069a2e" draw:textarea-horizontal-align="justify" draw:textarea-vertical-align="middle" draw:auto-grow-height="false" fo:min-height="1.416cm" fo:min-width="5.019cm"/>
      <style:paragraph-properties style:writing-mode="lr-tb"/>
    </style:style>
    <style:style style:name="gr133" style:family="graphic" style:parent-style-name="standard">
      <style:graphic-properties svg:stroke-color="#158466" draw:fill-color="#069a2e" draw:textarea-horizontal-align="justify" draw:textarea-vertical-align="middle" draw:auto-grow-height="false" fo:min-height="1.055cm" fo:min-width="4.36cm"/>
      <style:paragraph-properties style:writing-mode="lr-tb"/>
    </style:style>
    <style:style style:name="gr134" style:family="graphic" style:parent-style-name="objectwithoutfill">
      <style:graphic-properties svg:stroke-width="0.1cm" svg:stroke-color="#666666" draw:marker-start-width="0.35cm" draw:marker-end="Pontas_20_das_20_setas_20_66" draw:marker-end-width="0.15cm" draw:fill="none" draw:textarea-vertical-align="middle" fo:padding-top="0.175cm" fo:padding-bottom="0.175cm" fo:padding-left="0.3cm" fo:padding-right="0.3cm"/>
    </style:style>
    <style:style style:name="gr135" style:family="graphic" style:parent-style-name="objectwithoutfill">
      <style:graphic-properties svg:stroke-width="0.1cm" svg:stroke-color="#666666" draw:marker-start-width="0.35cm" draw:marker-end="Pontas_20_das_20_setas_20_67" draw:marker-end-width="0.15cm" draw:fill="none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svg:stroke-width="0.1cm" svg:stroke-color="#666666" draw:marker-start-width="0.35cm" draw:marker-end="Pontas_20_das_20_setas_20_68" draw:marker-end-width="0.15cm" draw:fill="none" draw:textarea-vertical-align="middle" fo:padding-top="0.175cm" fo:padding-bottom="0.175cm" fo:padding-left="0.3cm" fo:padding-right="0.3cm"/>
    </style:style>
    <style:style style:name="gr137" style:family="graphic" style:parent-style-name="standard">
      <style:graphic-properties svg:stroke-width="0.1cm" svg:stroke-color="#666666" draw:marker-start-width="0.35cm" draw:marker-end-width="0.15cm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draw:fill-color="#666666" draw:textarea-horizontal-align="justify" draw:textarea-vertical-align="middle" draw:auto-grow-height="false" fo:min-height="0.084cm" fo:min-width="0cm"/>
    </style:style>
    <style:style style:name="gr139" style:family="graphic" style:parent-style-name="standard">
      <style:graphic-properties draw:fill-color="#666666" draw:textarea-horizontal-align="justify" draw:textarea-vertical-align="middle" draw:auto-grow-height="false" fo:min-height="1.342cm" fo:min-width="1.092cm" fo:wrap-option="wrap"/>
    </style:style>
    <style:style style:name="gr140" style:family="graphic" style:parent-style-name="objectwithoutfill">
      <style:graphic-properties svg:stroke-width="0.1cm" svg:stroke-color="#666666" draw:marker-start-width="0.35cm" draw:marker-end="Pontas_20_das_20_setas_20_69" draw:marker-end-width="0.45cm" draw:fill="none" draw:textarea-vertical-align="middle" fo:padding-top="0.175cm" fo:padding-bottom="0.175cm" fo:padding-left="0.3cm" fo:padding-right="0.3cm"/>
    </style:style>
    <style:style style:name="gr141" style:family="graphic" style:parent-style-name="objectwithoutfill">
      <style:graphic-properties svg:stroke-width="0.1cm" svg:stroke-color="#666666" draw:marker-start-width="0.35cm" draw:marker-end="Pontas_20_das_20_setas_20_70" draw:marker-end-width="0.4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svg:stroke-width="0.2cm" svg:stroke-color="#bf0041" draw:marker-start-width="0.5cm" draw:marker-end-width="0.5cm" draw:fill-color="#ff0000" draw:textarea-horizontal-align="justify" draw:textarea-vertical-align="middle" draw:auto-grow-height="false" fo:min-height="1.672cm" fo:min-width="4.428cm" fo:padding-top="0.225cm" fo:padding-bottom="0.225cm" fo:padding-left="0.35cm" fo:padding-right="0.35cm"/>
      <style:paragraph-properties style:writing-mode="lr-tb"/>
    </style:style>
    <style:style style:name="gr143" style:family="graphic" style:parent-style-name="standard">
      <style:graphic-properties draw:fill-color="#b47804" draw:textarea-horizontal-align="justify" draw:textarea-vertical-align="middle" draw:auto-grow-height="false" fo:min-height="1.872cm" fo:min-width="4.52cm"/>
      <style:paragraph-properties style:writing-mode="lr-tb"/>
    </style:style>
    <style:style style:name="gr144" style:family="graphic" style:parent-style-name="standard">
      <style:graphic-properties svg:stroke-color="#168253" draw:fill-color="#55308d" draw:textarea-horizontal-align="justify" draw:textarea-vertical-align="middle" draw:auto-grow-height="false" fo:min-height="1.875cm" fo:min-width="5.022cm"/>
      <style:paragraph-properties style:writing-mode="lr-tb"/>
    </style:style>
    <style:style style:name="gr145" style:family="graphic" style:parent-style-name="objectwithoutfill">
      <style:graphic-properties draw:marker-end="Pontas_20_das_20_setas_20_48" draw:marker-end-width="0.3cm" draw:fill="none" draw:textarea-vertical-align="middle"/>
    </style:style>
    <style:style style:name="gr146" style:family="graphic" style:parent-style-name="objectwithoutfill">
      <style:graphic-properties draw:marker-end="Pontas_20_das_20_setas_20_49" draw:marker-end-width="0.3cm" draw:fill="none" draw:textarea-vertical-align="middle"/>
    </style:style>
    <style:style style:name="gr147" style:family="graphic" style:parent-style-name="standard">
      <style:graphic-properties svg:stroke-color="#b85c00" draw:fill-color="#be480a" draw:textarea-horizontal-align="justify" draw:textarea-vertical-align="middle" draw:auto-grow-height="false" fo:min-height="2.226cm" fo:min-width="3.744cm"/>
      <style:paragraph-properties style:writing-mode="lr-tb"/>
    </style:style>
    <style:style style:name="gr148" style:family="graphic" style:parent-style-name="standard">
      <style:graphic-properties svg:stroke-color="#b85c00" draw:fill-color="#b65d2e" draw:textarea-horizontal-align="justify" draw:textarea-vertical-align="middle" draw:auto-grow-height="false" fo:min-height="2.013cm" fo:min-width="3.389cm"/>
      <style:paragraph-properties style:writing-mode="lr-tb"/>
    </style:style>
    <style:style style:name="gr149" style:family="graphic" style:parent-style-name="standard">
      <style:graphic-properties svg:stroke-color="#808080" draw:fill-color="#a07c69" draw:textarea-horizontal-align="justify" draw:textarea-vertical-align="middle" draw:auto-grow-height="false" fo:min-height="1.87cm" fo:min-width="3.388cm"/>
      <style:paragraph-properties style:writing-mode="lr-tb"/>
    </style:style>
    <style:style style:name="gr150" style:family="graphic" style:parent-style-name="objectwithoutfill">
      <style:graphic-properties svg:stroke-width="0.1cm" svg:stroke-color="#333333" draw:marker-start-width="0.35cm" draw:marker-end="Pontas_20_das_20_setas_20_71" draw:marker-end-width="0.45cm" draw:fill="none" draw:textarea-vertical-align="middle" fo:padding-top="0.175cm" fo:padding-bottom="0.175cm" fo:padding-left="0.3cm" fo:padding-right="0.3cm"/>
    </style:style>
    <style:style style:name="gr151" style:family="graphic" style:parent-style-name="objectwithoutfill">
      <style:graphic-properties svg:stroke-width="0.1cm" svg:stroke-color="#333333" draw:marker-start-width="0.35cm" draw:marker-end="Pontas_20_das_20_setas_20_72" draw:marker-end-width="0.45cm" draw:fill="none" draw:textarea-vertical-align="middle" fo:padding-top="0.175cm" fo:padding-bottom="0.175cm" fo:padding-left="0.3cm" fo:padding-right="0.3cm"/>
    </style:style>
    <style:style style:name="gr152" style:family="graphic" style:parent-style-name="standard">
      <style:graphic-properties svg:stroke-color="#b47804" draw:fill-color="#ff8000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153" style:family="graphic" style:parent-style-name="objectwithoutfill">
      <style:graphic-properties svg:stroke-width="0.1cm" svg:stroke-color="#333333" draw:marker-start-width="0.35cm" draw:marker-end="Pontas_20_das_20_setas_20_73" draw:marker-end-width="0.45cm" draw:fill="none" draw:textarea-vertical-align="middle" fo:padding-top="0.175cm" fo:padding-bottom="0.175cm" fo:padding-left="0.3cm" fo:padding-right="0.3cm"/>
    </style:style>
    <style:style style:name="gr154" style:family="graphic" style:parent-style-name="standard">
      <style:graphic-properties svg:stroke-color="#b47804" draw:fill-color="#bf0041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155" style:family="graphic" style:parent-style-name="objectwithoutfill">
      <style:graphic-properties svg:stroke-width="0.1cm" svg:stroke-color="#666666" draw:marker-start-width="0.35cm" draw:marker-end="Pontas_20_das_20_setas_20_74" draw:marker-end-width="0.45cm" draw:fill="none" draw:textarea-vertical-align="middle" fo:padding-top="0.175cm" fo:padding-bottom="0.175cm" fo:padding-left="0.3cm" fo:padding-right="0.3cm"/>
    </style:style>
    <style:style style:name="gr156" style:family="graphic" style:parent-style-name="objectwithoutfill">
      <style:graphic-properties svg:stroke-width="0.1cm" svg:stroke-color="#666666" draw:marker-start-width="0.35cm" draw:marker-end="Pontas_20_das_20_setas_20_75" draw:marker-end-width="0.45cm" draw:fill="none" draw:textarea-vertical-align="middle" fo:padding-top="0.175cm" fo:padding-bottom="0.175cm" fo:padding-left="0.3cm" fo:padding-right="0.3cm"/>
    </style:style>
    <style:style style:name="gr157" style:family="graphic" style:parent-style-name="objectwithoutfill">
      <style:graphic-properties svg:stroke-width="0.1cm" svg:stroke-color="#666666" draw:marker-start-width="0.35cm" draw:marker-end="Pontas_20_das_20_setas_20_76" draw:marker-end-width="0.45cm" draw:fill="none" draw:textarea-vertical-align="middle" fo:padding-top="0.175cm" fo:padding-bottom="0.175cm" fo:padding-left="0.3cm" fo:padding-right="0.3cm"/>
    </style:style>
    <style:style style:name="gr158" style:family="graphic" style:parent-style-name="objectwithoutfill">
      <style:graphic-properties svg:stroke-width="0.1cm" svg:stroke-color="#666666" draw:marker-start-width="0.35cm" draw:marker-end="Pontas_20_das_20_setas_20_77" draw:marker-end-width="0.45cm" draw:fill="none" draw:textarea-vertical-align="middle" fo:padding-top="0.175cm" fo:padding-bottom="0.175cm" fo:padding-left="0.3cm" fo:padding-right="0.3cm"/>
    </style:style>
    <style:style style:name="gr159" style:family="graphic" style:parent-style-name="objectwithoutfill">
      <style:graphic-properties svg:stroke-width="0.1cm" svg:stroke-color="#666666" draw:marker-start-width="0.35cm" draw:marker-end="Pontas_20_das_20_setas_20_78" draw:marker-end-width="0.45cm" draw:fill="none" draw:textarea-vertical-align="middle" fo:padding-top="0.175cm" fo:padding-bottom="0.175cm" fo:padding-left="0.3cm" fo:padding-right="0.3cm"/>
    </style:style>
    <style:style style:name="gr160" style:family="graphic" style:parent-style-name="objectwithoutfill">
      <style:graphic-properties svg:stroke-width="0.1cm" svg:stroke-color="#666666" draw:marker-start-width="0.35cm" draw:marker-end="Pontas_20_das_20_setas_20_79" draw:marker-end-width="0.45cm" draw:fill="none" draw:textarea-vertical-align="middle" fo:padding-top="0.175cm" fo:padding-bottom="0.175cm" fo:padding-left="0.3cm" fo:padding-right="0.3cm"/>
    </style:style>
    <style:style style:name="gr161" style:family="graphic" style:parent-style-name="objectwithoutfill">
      <style:graphic-properties svg:stroke-width="0.1cm" svg:stroke-color="#666666" draw:marker-start-width="0.35cm" draw:marker-end="Pontas_20_das_20_setas_20_80" draw:marker-end-width="0.45cm" draw:fill="none" draw:textarea-vertical-align="middle" fo:padding-top="0.175cm" fo:padding-bottom="0.175cm" fo:padding-left="0.3cm" fo:padding-right="0.3cm"/>
    </style:style>
    <style:style style:name="gr162" style:family="graphic" style:parent-style-name="objectwithoutfill">
      <style:graphic-properties svg:stroke-width="0.1cm" svg:stroke-color="#666666" draw:marker-start-width="0.35cm" draw:marker-end="Pontas_20_das_20_setas_20_81" draw:marker-end-width="0.45cm" draw:fill="none" draw:textarea-vertical-align="middle" fo:padding-top="0.175cm" fo:padding-bottom="0.175cm" fo:padding-left="0.3cm" fo:padding-right="0.3cm"/>
    </style:style>
    <style:style style:name="gr163" style:family="graphic" style:parent-style-name="objectwithoutfill">
      <style:graphic-properties svg:stroke-width="0.1cm" svg:stroke-color="#666666" draw:marker-start-width="0.35cm" draw:marker-end="Pontas_20_das_20_setas_20_82" draw:marker-end-width="0.45cm" draw:fill="none" draw:textarea-vertical-align="middle" fo:padding-top="0.175cm" fo:padding-bottom="0.175cm" fo:padding-left="0.3cm" fo:padding-right="0.3cm"/>
    </style:style>
    <style:style style:name="gr164" style:family="graphic" style:parent-style-name="objectwithoutfill">
      <style:graphic-properties svg:stroke-width="0.1cm" svg:stroke-color="#666666" draw:marker-start-width="0.35cm" draw:marker-end="Pontas_20_das_20_setas_20_83" draw:marker-end-width="0.45cm" draw:fill="none" draw:textarea-vertical-align="middle" fo:padding-top="0.175cm" fo:padding-bottom="0.175cm" fo:padding-left="0.3cm" fo:padding-right="0.3cm"/>
    </style:style>
    <style:style style:name="gr165" style:family="graphic" style:parent-style-name="objectwithoutfill">
      <style:graphic-properties svg:stroke-width="0.1cm" svg:stroke-color="#666666" draw:marker-start-width="0.35cm" draw:marker-end="Pontas_20_das_20_setas_20_84" draw:marker-end-width="0.45cm" draw:fill="none" draw:textarea-vertical-align="middle" fo:padding-top="0.175cm" fo:padding-bottom="0.175cm" fo:padding-left="0.3cm" fo:padding-right="0.3cm"/>
    </style:style>
    <style:style style:name="gr166" style:family="graphic" style:parent-style-name="objectwithoutfill">
      <style:graphic-properties svg:stroke-width="0.1cm" svg:stroke-color="#666666" draw:marker-start-width="0.35cm" draw:marker-end="Pontas_20_das_20_setas_20_85" draw:marker-end-width="0.45cm" draw:fill="none" draw:textarea-vertical-align="middle" fo:padding-top="0.175cm" fo:padding-bottom="0.175cm" fo:padding-left="0.3cm" fo:padding-right="0.3cm"/>
    </style:style>
    <style:style style:name="gr167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168" style:family="graphic" style:parent-style-name="standard">
      <style:graphic-properties draw:stroke="none" draw:fill="none" fo:min-height="1.277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fo:min-height="4.405cm"/>
      <style:paragraph-properties style:writing-mode="lr-tb"/>
    </style:style>
    <style:style style:name="gr170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2.231cm" fo:min-width="56.978cm"/>
      <style:paragraph-properties style:writing-mode="lr-tb"/>
    </style:style>
    <style:style style:name="gr171" style:family="graphic" style:parent-style-name="standard">
      <style:graphic-properties draw:stroke="none" draw:fill="none" fo:min-height="1.737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fo:min-height="6.55cm"/>
      <style:paragraph-properties style:writing-mode="lr-tb"/>
    </style:style>
    <style:style style:name="gr173" style:family="graphic" style:parent-style-name="standard">
      <style:graphic-properties svg:stroke-color="#b85c00" draw:fill-color="#b65d2e" draw:textarea-horizontal-align="justify" draw:textarea-vertical-align="middle" draw:auto-grow-height="false" fo:min-height="2.015cm" fo:min-width="3.745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fo:min-height="7.813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fo:min-height="1.8cm"/>
      <style:paragraph-properties style:writing-mode="lr-tb"/>
    </style:style>
    <style:style style:name="gr178" style:family="graphic" style:parent-style-name="standard">
      <style:graphic-properties svg:stroke-color="#666666" draw:fill-color="#b47804" draw:textarea-horizontal-align="justify" draw:textarea-vertical-align="middle" draw:auto-grow-height="false" fo:min-height="1.696cm" fo:min-width="3.92cm"/>
      <style:paragraph-properties style:writing-mode="lr-tb"/>
    </style:style>
    <style:style style:name="gr179" style:family="graphic" style:parent-style-name="standard">
      <style:graphic-properties svg:stroke-color="#666666" draw:fill-color="#813709" draw:textarea-horizontal-align="justify" draw:textarea-vertical-align="middle" draw:auto-grow-height="false" fo:min-height="1.696cm" fo:min-width="3.92cm"/>
      <style:paragraph-properties style:writing-mode="lr-tb"/>
    </style:style>
    <style:style style:name="gr180" style:family="graphic" style:parent-style-name="standard">
      <style:graphic-properties svg:stroke-width="0.2cm" svg:stroke-color="#7b3d00" draw:marker-start-width="0.5cm" draw:marker-end-width="0.5cm" draw:fill-color="#acb20c" draw:textarea-horizontal-align="justify" draw:textarea-vertical-align="middle" draw:auto-grow-height="false" fo:min-height="0.894cm" fo:min-width="0.714cm" fo:padding-top="0.225cm" fo:padding-bottom="0.225cm" fo:padding-left="0.35cm" fo:padding-right="0.35cm" fo:wrap-option="wrap"/>
    </style:style>
    <style:style style:name="gr181" style:family="graphic" style:parent-style-name="objectwithoutfill">
      <style:graphic-properties svg:stroke-width="0.1cm" svg:stroke-color="#333333" draw:marker-start-width="0.35cm" draw:marker-end="Pontas_20_das_20_setas_20_86" draw:marker-end-width="0.45cm" draw:fill="none" draw:textarea-vertical-align="middle" fo:padding-top="0.175cm" fo:padding-bottom="0.175cm" fo:padding-left="0.3cm" fo:padding-right="0.3cm"/>
    </style:style>
    <style:style style:name="gr182" style:family="graphic" style:parent-style-name="objectwithoutfill">
      <style:graphic-properties svg:stroke-width="0.1cm" svg:stroke-color="#333333" draw:marker-start-width="0.35cm" draw:marker-end="Pontas_20_das_20_setas_20_87" draw:marker-end-width="0.45cm" draw:fill="none" draw:textarea-vertical-align="middle" fo:padding-top="0.175cm" fo:padding-bottom="0.175cm" fo:padding-left="0.3cm" fo:padding-right="0.3cm"/>
    </style:style>
    <style:style style:name="gr183" style:family="graphic" style:parent-style-name="objectwithoutfill">
      <style:graphic-properties svg:stroke-width="0.1cm" svg:stroke-color="#333333" draw:marker-start-width="0.35cm" draw:marker-end="Pontas_20_das_20_setas_20_88" draw:marker-end-width="0.45cm" draw:fill="none" draw:textarea-vertical-align="middle" fo:padding-top="0.175cm" fo:padding-bottom="0.175cm" fo:padding-left="0.3cm" fo:padding-right="0.3cm"/>
    </style:style>
    <style:style style:name="gr184" style:family="graphic" style:parent-style-name="objectwithoutfill">
      <style:graphic-properties svg:stroke-width="0.1cm" svg:stroke-color="#333333" draw:marker-start-width="0.35cm" draw:marker-end="Pontas_20_das_20_setas_20_89" draw:marker-end-width="0.45cm" draw:fill="none" draw:textarea-vertical-align="middle" fo:padding-top="0.175cm" fo:padding-bottom="0.175cm" fo:padding-left="0.3cm" fo:padding-right="0.3cm"/>
    </style:style>
    <style:style style:name="gr185" style:family="graphic" style:parent-style-name="objectwithoutfill">
      <style:graphic-properties svg:stroke-width="0.1cm" svg:stroke-color="#333333" draw:marker-start-width="0.35cm" draw:marker-end="Pontas_20_das_20_setas_20_91" draw:marker-end-width="0.45cm" draw:fill="none" draw:textarea-vertical-align="middle" fo:padding-top="0.175cm" fo:padding-bottom="0.175cm" fo:padding-left="0.3cm" fo:padding-right="0.3cm"/>
    </style:style>
    <style:style style:name="gr186" style:family="graphic" style:parent-style-name="objectwithoutfill">
      <style:graphic-properties svg:stroke-width="0.1cm" svg:stroke-color="#333333" draw:marker-start-width="0.35cm" draw:marker-end="Pontas_20_das_20_setas_20_92" draw:marker-end-width="0.45cm" draw:fill="none" draw:textarea-vertical-align="middle" fo:padding-top="0.175cm" fo:padding-bottom="0.175cm" fo:padding-left="0.3cm" fo:padding-right="0.3cm"/>
    </style:style>
    <style:style style:name="gr187" style:family="graphic" style:parent-style-name="objectwithoutfill">
      <style:graphic-properties svg:stroke-width="0.1cm" svg:stroke-color="#333333" draw:marker-start-width="0.35cm" draw:marker-end="Pontas_20_das_20_setas_20_93" draw:marker-end-width="0.45cm" draw:fill="none" draw:textarea-vertical-align="middle" fo:padding-top="0.175cm" fo:padding-bottom="0.175cm" fo:padding-left="0.3cm" fo:padding-right="0.3cm"/>
    </style:style>
    <style:style style:name="gr188" style:family="graphic" style:parent-style-name="objectwithoutfill">
      <style:graphic-properties svg:stroke-width="0.1cm" svg:stroke-color="#333333" draw:marker-start-width="0.35cm" draw:marker-end="Pontas_20_das_20_setas_20_94" draw:marker-end-width="0.45cm" draw:fill="none" draw:textarea-vertical-align="middle" fo:padding-top="0.175cm" fo:padding-bottom="0.175cm" fo:padding-left="0.3cm" fo:padding-right="0.3cm"/>
    </style:style>
    <style:style style:name="gr189" style:family="graphic" style:parent-style-name="objectwithoutfill">
      <style:graphic-properties svg:stroke-width="0.1cm" svg:stroke-color="#333333" draw:marker-start-width="0.35cm" draw:marker-end="Pontas_20_das_20_setas_20_95" draw:marker-end-width="0.45cm" draw:fill="none" draw:textarea-vertical-align="middle" fo:padding-top="0.175cm" fo:padding-bottom="0.175cm" fo:padding-left="0.3cm" fo:padding-right="0.3cm"/>
    </style:style>
    <style:style style:name="gr190" style:family="graphic" style:parent-style-name="objectwithoutfill">
      <style:graphic-properties svg:stroke-width="0.1cm" svg:stroke-color="#333333" draw:marker-start-width="0.35cm" draw:marker-end="Pontas_20_das_20_setas_20_96" draw:marker-end-width="0.45cm" draw:fill="none" draw:textarea-vertical-align="middle" fo:padding-top="0.175cm" fo:padding-bottom="0.175cm" fo:padding-left="0.3cm" fo:padding-right="0.3cm"/>
    </style:style>
    <style:style style:name="gr191" style:family="graphic" style:parent-style-name="objectwithoutfill">
      <style:graphic-properties svg:stroke-width="0.1cm" svg:stroke-color="#333333" draw:marker-start-width="0.35cm" draw:marker-end="Pontas_20_das_20_setas_20_97" draw:marker-end-width="0.45cm" draw:fill="none" draw:textarea-vertical-align="middle" fo:padding-top="0.175cm" fo:padding-bottom="0.175cm" fo:padding-left="0.3cm" fo:padding-right="0.3cm"/>
    </style:style>
    <style:style style:name="gr192" style:family="graphic" style:parent-style-name="objectwithoutfill">
      <style:graphic-properties svg:stroke-width="0.1cm" svg:stroke-color="#333333" draw:marker-start-width="0.35cm" draw:marker-end="Pontas_20_das_20_setas_20_98" draw:marker-end-width="0.45cm" draw:fill="none" draw:textarea-vertical-align="middle" fo:padding-top="0.175cm" fo:padding-bottom="0.175cm" fo:padding-left="0.3cm" fo:padding-right="0.3cm"/>
    </style:style>
    <style:style style:name="gr193" style:family="graphic" style:parent-style-name="objectwithoutfill">
      <style:graphic-properties svg:stroke-width="0.1cm" svg:stroke-color="#333333" draw:marker-start-width="0.35cm" draw:marker-end="Pontas_20_das_20_setas_20_99" draw:marker-end-width="0.45cm" draw:fill="none" draw:textarea-vertical-align="middle" fo:padding-top="0.175cm" fo:padding-bottom="0.175cm" fo:padding-left="0.3cm" fo:padding-right="0.3cm"/>
    </style:style>
    <style:style style:name="gr194" style:family="graphic" style:parent-style-name="objectwithoutfill">
      <style:graphic-properties svg:stroke-width="0.1cm" svg:stroke-color="#333333" draw:marker-start-width="0.35cm" draw:marker-end="Pontas_20_das_20_setas_20_100" draw:marker-end-width="0.45cm" draw:fill="none" draw:textarea-vertical-align="middle" fo:padding-top="0.175cm" fo:padding-bottom="0.175cm" fo:padding-left="0.3cm" fo:padding-right="0.3cm"/>
    </style:style>
    <style:style style:name="gr195" style:family="graphic" style:parent-style-name="objectwithoutfill">
      <style:graphic-properties svg:stroke-width="0.1cm" svg:stroke-color="#333333" draw:marker-start-width="0.35cm" draw:marker-end="Pontas_20_das_20_setas_20_101" draw:marker-end-width="0.45cm" draw:fill="none" draw:textarea-vertical-align="middle" fo:padding-top="0.175cm" fo:padding-bottom="0.175cm" fo:padding-left="0.3cm" fo:padding-right="0.3cm"/>
    </style:style>
    <style:style style:name="gr196" style:family="graphic" style:parent-style-name="standard">
      <style:graphic-properties svg:stroke-width="0.2cm" svg:stroke-color="#bf0041" draw:marker-start-width="0.5cm" draw:marker-end-width="0.5cm" draw:fill-color="#ff8000" draw:textarea-horizontal-align="justify" draw:textarea-vertical-align="middle" draw:auto-grow-height="false" fo:min-height="1.955cm" fo:min-width="3.897cm" fo:padding-top="0.225cm" fo:padding-bottom="0.225cm" fo:padding-left="0.35cm" fo:padding-right="0.35cm" fo:wrap-option="wrap"/>
      <style:paragraph-properties style:writing-mode="lr-tb"/>
    </style:style>
    <style:style style:name="gr197" style:family="graphic" style:parent-style-name="objectwithoutfill">
      <style:graphic-properties svg:stroke-width="0.1cm" svg:stroke-color="#333333" draw:marker-start-width="0.35cm" draw:marker-end="Pontas_20_das_20_setas_20_104" draw:marker-end-width="0.45cm" draw:fill="none" draw:textarea-vertical-align="middle" fo:padding-top="0.175cm" fo:padding-bottom="0.175cm" fo:padding-left="0.3cm" fo:padding-right="0.3cm"/>
    </style:style>
    <style:style style:name="gr198" style:family="graphic" style:parent-style-name="objectwithoutfill">
      <style:graphic-properties svg:stroke-width="0.1cm" svg:stroke-color="#333333" draw:marker-start-width="0.35cm" draw:marker-end="Pontas_20_das_20_setas_20_105" draw:marker-end-width="0.45cm" draw:fill="none" draw:textarea-vertical-align="middle" fo:padding-top="0.175cm" fo:padding-bottom="0.175cm" fo:padding-left="0.3cm" fo:padding-right="0.3cm"/>
    </style:style>
    <style:style style:name="gr199" style:family="graphic" style:parent-style-name="objectwithoutfill">
      <style:graphic-properties svg:stroke-width="0.1cm" svg:stroke-color="#333333" draw:marker-start-width="0.35cm" draw:marker-end="Pontas_20_das_20_setas_20_106" draw:marker-end-width="0.45cm" draw:fill="none" draw:textarea-vertical-align="middle" fo:padding-top="0.175cm" fo:padding-bottom="0.175cm" fo:padding-left="0.3cm" fo:padding-right="0.3cm"/>
    </style:style>
    <style:style style:name="gr200" style:family="graphic" style:parent-style-name="objectwithoutfill">
      <style:graphic-properties svg:stroke-width="0.1cm" svg:stroke-color="#333333" draw:marker-start-width="0.35cm" draw:marker-end="Pontas_20_das_20_setas_20_107" draw:marker-end-width="0.45cm" draw:fill="none" draw:textarea-vertical-align="middle" fo:padding-top="0.175cm" fo:padding-bottom="0.175cm" fo:padding-left="0.3cm" fo:padding-right="0.3cm"/>
    </style:style>
    <style:style style:name="gr201" style:family="graphic" style:parent-style-name="objectwithoutfill">
      <style:graphic-properties svg:stroke-width="0.1cm" svg:stroke-color="#333333" draw:marker-start-width="0.35cm" draw:marker-end="Pontas_20_das_20_setas_20_108" draw:marker-end-width="0.45cm" draw:fill="none" draw:textarea-vertical-align="middle" fo:padding-top="0.175cm" fo:padding-bottom="0.175cm" fo:padding-left="0.3cm" fo:padding-right="0.3cm"/>
    </style:style>
    <style:style style:name="gr202" style:family="graphic" style:parent-style-name="objectwithoutfill">
      <style:graphic-properties svg:stroke-width="0.1cm" svg:stroke-color="#333333" draw:marker-start-width="0.35cm" draw:marker-end="Pontas_20_das_20_setas_20_109" draw:marker-end-width="0.45cm" draw:fill="none" draw:textarea-vertical-align="middle" fo:padding-top="0.175cm" fo:padding-bottom="0.175cm" fo:padding-left="0.3cm" fo:padding-right="0.3cm"/>
    </style:style>
    <style:style style:name="gr203" style:family="graphic" style:parent-style-name="objectwithoutfill">
      <style:graphic-properties svg:stroke-width="0.1cm" svg:stroke-color="#333333" draw:marker-start-width="0.35cm" draw:marker-end="Pontas_20_das_20_setas_20_112" draw:marker-end-width="0.45cm" draw:fill="none" draw:textarea-vertical-align="middle" fo:padding-top="0.175cm" fo:padding-bottom="0.175cm" fo:padding-left="0.3cm" fo:padding-right="0.3cm"/>
    </style:style>
    <style:style style:name="gr204" style:family="graphic" style:parent-style-name="objectwithoutfill">
      <style:graphic-properties svg:stroke-width="0.1cm" svg:stroke-color="#333333" draw:marker-start-width="0.35cm" draw:marker-end="Pontas_20_das_20_setas_20_116" draw:marker-end-width="0.45cm" draw:fill="none" draw:textarea-vertical-align="middle" fo:padding-top="0.175cm" fo:padding-bottom="0.175cm" fo:padding-left="0.3cm" fo:padding-right="0.3cm"/>
    </style:style>
    <style:style style:name="gr205" style:family="graphic" style:parent-style-name="objectwithoutfill">
      <style:graphic-properties svg:stroke-width="0.1cm" svg:stroke-color="#333333" draw:marker-start-width="0.35cm" draw:marker-end="Pontas_20_das_20_setas_20_118" draw:marker-end-width="0.45cm" draw:fill="none" draw:textarea-vertical-align="middle" fo:padding-top="0.175cm" fo:padding-bottom="0.175cm" fo:padding-left="0.3cm" fo:padding-right="0.3cm"/>
    </style:style>
    <style:style style:name="gr206" style:family="graphic" style:parent-style-name="standard">
      <style:graphic-properties svg:stroke-color="#813709" draw:fill-color="#ff8000" draw:textarea-horizontal-align="justify" draw:textarea-vertical-align="middle" draw:auto-grow-height="false" fo:min-height="0.812cm" fo:min-width="1.976cm"/>
      <style:paragraph-properties style:writing-mode="lr-tb"/>
    </style:style>
    <style:style style:name="gr207" style:family="graphic" style:parent-style-name="objectwithoutfill">
      <style:graphic-properties svg:stroke-width="0.1cm" svg:stroke-color="#333333" draw:marker-start-width="0.35cm" draw:marker-end="Pontas_20_das_20_setas_20_119" draw:marker-end-width="0.45cm" draw:fill="none" draw:textarea-vertical-align="middle" fo:padding-top="0.175cm" fo:padding-bottom="0.175cm" fo:padding-left="0.3cm" fo:padding-right="0.3cm"/>
    </style:style>
    <style:style style:name="gr208" style:family="graphic" style:parent-style-name="objectwithoutfill">
      <style:graphic-properties svg:stroke-width="0.1cm" svg:stroke-color="#333333" draw:marker-start-width="0.35cm" draw:marker-end="Pontas_20_das_20_setas_20_120" draw:marker-end-width="0.45cm" draw:fill="none" draw:textarea-vertical-align="middle" fo:padding-top="0.175cm" fo:padding-bottom="0.175cm" fo:padding-left="0.3cm" fo:padding-right="0.3cm"/>
    </style:style>
    <style:style style:name="gr209" style:family="graphic" style:parent-style-name="objectwithoutfill">
      <style:graphic-properties svg:stroke-width="0.1cm" svg:stroke-color="#333333" draw:marker-start-width="0.35cm" draw:marker-end="Pontas_20_das_20_setas_20_121" draw:marker-end-width="0.45cm" draw:fill="none" draw:textarea-vertical-align="middle" fo:padding-top="0.175cm" fo:padding-bottom="0.175cm" fo:padding-left="0.3cm" fo:padding-right="0.3cm"/>
    </style:style>
    <style:style style:name="gr210" style:family="graphic" style:parent-style-name="objectwithoutfill">
      <style:graphic-properties svg:stroke-width="0.1cm" svg:stroke-color="#333333" draw:marker-start-width="0.35cm" draw:marker-end="Pontas_20_das_20_setas_20_122" draw:marker-end-width="0.45cm" draw:fill="none" draw:textarea-vertical-align="middle" fo:padding-top="0.175cm" fo:padding-bottom="0.175cm" fo:padding-left="0.3cm" fo:padding-right="0.3cm"/>
    </style:style>
    <style:style style:name="gr211" style:family="graphic" style:parent-style-name="objectwithoutfill">
      <style:graphic-properties svg:stroke-width="0.1cm" svg:stroke-color="#333333" draw:marker-start-width="0.35cm" draw:marker-end="Pontas_20_das_20_setas_20_123" draw:marker-end-width="0.45cm" draw:fill="none" draw:textarea-vertical-align="middle" fo:padding-top="0.175cm" fo:padding-bottom="0.175cm" fo:padding-left="0.3cm" fo:padding-right="0.3cm"/>
    </style:style>
    <style:style style:name="gr212" style:family="graphic" style:parent-style-name="standard">
      <style:graphic-properties svg:stroke-color="#813709" draw:fill-color="#ff8000" draw:textarea-horizontal-align="justify" draw:textarea-vertical-align="middle" draw:auto-grow-height="false" fo:min-height="0.812cm" fo:min-width="3.387cm"/>
      <style:paragraph-properties style:writing-mode="lr-tb"/>
    </style:style>
    <style:style style:name="gr213" style:family="graphic" style:parent-style-name="standard" style:list-style-name="L1">
      <style:graphic-properties svg:stroke-color="#813709" draw:fill-color="#ff8000" draw:textarea-horizontal-align="justify" draw:textarea-vertical-align="middle" draw:auto-grow-height="false" fo:min-height="0.812cm" fo:min-width="2.68cm"/>
      <style:paragraph-properties style:writing-mode="lr-tb"/>
    </style:style>
    <style:style style:name="gr214" style:family="graphic" style:parent-style-name="standard" style:list-style-name="L1">
      <style:graphic-properties svg:stroke-color="#813709" draw:fill-color="#ff8000" draw:textarea-horizontal-align="justify" draw:textarea-vertical-align="middle" draw:auto-grow-height="false" fo:min-height="0.812cm" fo:min-width="3.918cm"/>
      <style:paragraph-properties style:writing-mode="lr-tb"/>
    </style:style>
    <style:style style:name="gr215" style:family="graphic" style:parent-style-name="standard" style:list-style-name="L1">
      <style:graphic-properties svg:stroke-color="#813709" draw:fill-color="#ff8000" draw:textarea-horizontal-align="justify" draw:textarea-vertical-align="middle" draw:auto-grow-height="false" fo:min-height="0.812cm" fo:min-width="2.857cm"/>
      <style:paragraph-properties style:writing-mode="lr-tb"/>
    </style:style>
    <style:style style:name="gr216" style:family="graphic" style:parent-style-name="objectwithoutfill">
      <style:graphic-properties svg:stroke-width="0.1cm" svg:stroke-color="#333333" draw:marker-start-width="0.35cm" draw:marker-end="Pontas_20_das_20_setas_20_124" draw:marker-end-width="0.45cm" draw:fill="none" draw:textarea-vertical-align="middle" fo:padding-top="0.175cm" fo:padding-bottom="0.175cm" fo:padding-left="0.3cm" fo:padding-right="0.3cm"/>
    </style:style>
    <style:style style:name="gr217" style:family="graphic" style:parent-style-name="objectwithoutfill">
      <style:graphic-properties svg:stroke-width="0.1cm" svg:stroke-color="#333333" draw:marker-start-width="0.35cm" draw:marker-end="Pontas_20_das_20_setas_20_125" draw:marker-end-width="0.45cm" draw:fill="none" draw:textarea-vertical-align="middle" fo:padding-top="0.175cm" fo:padding-bottom="0.175cm" fo:padding-left="0.3cm" fo:padding-right="0.3cm"/>
    </style:style>
    <style:style style:name="gr218" style:family="graphic" style:parent-style-name="objectwithoutfill">
      <style:graphic-properties svg:stroke-width="0.1cm" svg:stroke-color="#333333" draw:marker-start-width="0.35cm" draw:marker-end="Pontas_20_das_20_setas_20_126" draw:marker-end-width="0.45cm" draw:fill="none" draw:textarea-vertical-align="middle" fo:padding-top="0.175cm" fo:padding-bottom="0.175cm" fo:padding-left="0.3cm" fo:padding-right="0.3cm"/>
    </style:style>
    <style:style style:name="gr219" style:family="graphic" style:parent-style-name="standard">
      <style:graphic-properties svg:stroke-color="#813709" draw:fill-color="#ff8000" draw:textarea-horizontal-align="justify" draw:textarea-vertical-align="middle" draw:auto-grow-height="false" fo:min-height="0.812cm" fo:min-width="2.256cm"/>
      <style:paragraph-properties style:writing-mode="lr-tb"/>
    </style:style>
    <style:style style:name="gr220" style:family="graphic" style:parent-style-name="standard">
      <style:graphic-properties svg:stroke-color="#813709" draw:fill-color="#ff8000" draw:textarea-horizontal-align="justify" draw:textarea-vertical-align="middle" draw:auto-grow-height="false" fo:min-height="0.812cm" fo:min-width="3.493cm"/>
      <style:paragraph-properties style:writing-mode="lr-tb"/>
    </style:style>
    <style:style style:name="gr221" style:family="graphic" style:parent-style-name="standard">
      <style:graphic-properties svg:stroke-color="#813709" draw:fill-color="#ff8000" draw:textarea-horizontal-align="justify" draw:textarea-vertical-align="middle" draw:auto-grow-height="false" fo:min-height="0.598cm" fo:min-width="2.255cm"/>
      <style:paragraph-properties style:writing-mode="lr-tb"/>
    </style:style>
    <style:style style:name="gr222" style:family="graphic" style:parent-style-name="standard">
      <style:graphic-properties svg:stroke-color="#813709" draw:fill-color="#ff8000" draw:textarea-horizontal-align="justify" draw:textarea-vertical-align="middle" draw:auto-grow-height="false" fo:min-height="0.598cm" fo:min-width="2.254cm"/>
      <style:paragraph-properties style:writing-mode="lr-tb"/>
    </style:style>
    <style:style style:name="gr223" style:family="graphic" style:parent-style-name="objectwithoutfill">
      <style:graphic-properties svg:stroke-width="0.1cm" svg:stroke-color="#333333" draw:marker-start-width="0.35cm" draw:marker-end="Pontas_20_das_20_setas_20_127" draw:marker-end-width="0.45cm" draw:fill="none" draw:textarea-vertical-align="middle" fo:padding-top="0.175cm" fo:padding-bottom="0.175cm" fo:padding-left="0.3cm" fo:padding-right="0.3cm"/>
    </style:style>
    <style:style style:name="gr224" style:family="graphic" style:parent-style-name="objectwithoutfill">
      <style:graphic-properties svg:stroke-width="0.1cm" svg:stroke-color="#333333" draw:marker-start-width="0.35cm" draw:marker-end="Pontas_20_das_20_setas_20_128" draw:marker-end-width="0.45cm" draw:fill="none" draw:textarea-vertical-align="middle" fo:padding-top="0.175cm" fo:padding-bottom="0.175cm" fo:padding-left="0.3cm" fo:padding-right="0.3cm"/>
    </style:style>
    <style:style style:name="gr225" style:family="graphic" style:parent-style-name="standard">
      <style:graphic-properties svg:stroke-color="#813709" draw:fill-color="#ff8000" draw:textarea-horizontal-align="justify" draw:textarea-vertical-align="middle" draw:auto-grow-height="false" fo:min-height="0.598cm" fo:min-width="2.432cm"/>
      <style:paragraph-properties style:writing-mode="lr-tb"/>
    </style:style>
    <style:style style:name="gr226" style:family="graphic" style:parent-style-name="standard">
      <style:graphic-properties svg:stroke-color="#813709" draw:fill-color="#ff8000" draw:textarea-horizontal-align="justify" draw:textarea-vertical-align="middle" draw:auto-grow-height="false" fo:min-height="0.598cm" fo:min-width="2.253cm"/>
      <style:paragraph-properties style:writing-mode="lr-tb"/>
    </style:style>
    <style:style style:name="gr227" style:family="graphic" style:parent-style-name="objectwithoutfill">
      <style:graphic-properties svg:stroke-width="0.1cm" svg:stroke-color="#333333" draw:marker-start-width="0.35cm" draw:marker-end="Pontas_20_das_20_setas_20_129" draw:marker-end-width="0.45cm" draw:fill="none" draw:textarea-vertical-align="middle" fo:padding-top="0.175cm" fo:padding-bottom="0.175cm" fo:padding-left="0.3cm" fo:padding-right="0.3cm"/>
    </style:style>
    <style:style style:name="gr228" style:family="graphic" style:parent-style-name="objectwithoutfill">
      <style:graphic-properties svg:stroke-width="0.1cm" svg:stroke-color="#333333" draw:marker-start-width="0.35cm" draw:marker-end="Pontas_20_das_20_setas_20_130" draw:marker-end-width="0.45cm" draw:fill="none" draw:textarea-vertical-align="middle" fo:padding-top="0.175cm" fo:padding-bottom="0.175cm" fo:padding-left="0.3cm" fo:padding-right="0.3cm"/>
    </style:style>
    <style:style style:name="gr229" style:family="graphic" style:parent-style-name="objectwithoutfill">
      <style:graphic-properties svg:stroke-width="0.1cm" svg:stroke-color="#333333" draw:marker-start-width="0.35cm" draw:marker-end="Pontas_20_das_20_setas_20_131" draw:marker-end-width="0.45cm" draw:fill="none" draw:textarea-vertical-align="middle" fo:padding-top="0.175cm" fo:padding-bottom="0.175cm" fo:padding-left="0.3cm" fo:padding-right="0.3cm"/>
    </style:style>
    <style:style style:name="gr230" style:family="graphic" style:parent-style-name="objectwithoutfill">
      <style:graphic-properties svg:stroke-width="0.1cm" svg:stroke-color="#333333" draw:marker-start-width="0.35cm" draw:marker-end="Pontas_20_das_20_setas_20_132" draw:marker-end-width="0.45cm" draw:fill="none" draw:textarea-vertical-align="middle" fo:padding-top="0.175cm" fo:padding-bottom="0.175cm" fo:padding-left="0.3cm" fo:padding-right="0.3cm"/>
    </style:style>
    <style:style style:name="gr231" style:family="graphic" style:parent-style-name="objectwithoutfill">
      <style:graphic-properties svg:stroke-width="0.1cm" svg:stroke-color="#333333" draw:marker-start-width="0.35cm" draw:marker-end="Pontas_20_das_20_setas_20_133" draw:marker-end-width="0.45cm" draw:fill="none" draw:textarea-vertical-align="middle" fo:padding-top="0.175cm" fo:padding-bottom="0.175cm" fo:padding-left="0.3cm" fo:padding-right="0.3cm"/>
    </style:style>
    <style:style style:name="gr232" style:family="graphic" style:parent-style-name="objectwithoutfill">
      <style:graphic-properties svg:stroke-width="0.1cm" svg:stroke-color="#333333" draw:marker-start-width="0.35cm" draw:marker-end="Pontas_20_das_20_setas_20_134" draw:marker-end-width="0.45cm" draw:fill="none" draw:textarea-vertical-align="middle" fo:padding-top="0.175cm" fo:padding-bottom="0.175cm" fo:padding-left="0.3cm" fo:padding-right="0.3cm"/>
    </style:style>
    <style:style style:name="gr233" style:family="graphic" style:parent-style-name="objectwithoutfill">
      <style:graphic-properties svg:stroke-width="0.1cm" svg:stroke-color="#333333" draw:marker-start-width="0.35cm" draw:marker-end="Pontas_20_das_20_setas_20_135" draw:marker-end-width="0.45cm" draw:fill="none" draw:textarea-vertical-align="middle" fo:padding-top="0.175cm" fo:padding-bottom="0.175cm" fo:padding-left="0.3cm" fo:padding-right="0.3cm"/>
    </style:style>
    <style:style style:name="gr234" style:family="graphic" style:parent-style-name="objectwithoutfill">
      <style:graphic-properties svg:stroke-width="0.1cm" svg:stroke-color="#333333" draw:marker-start-width="0.35cm" draw:marker-end="Pontas_20_das_20_setas_20_136" draw:marker-end-width="0.45cm" draw:fill="none" draw:textarea-vertical-align="middle" fo:padding-top="0.175cm" fo:padding-bottom="0.175cm" fo:padding-left="0.3cm" fo:padding-right="0.3cm"/>
    </style:style>
    <style:style style:name="gr235" style:family="graphic" style:parent-style-name="objectwithoutfill">
      <style:graphic-properties svg:stroke-width="0.1cm" svg:stroke-color="#333333" draw:marker-start-width="0.35cm" draw:marker-end="Pontas_20_das_20_setas_20_137" draw:marker-end-width="0.45cm" draw:fill="none" draw:textarea-vertical-align="middle" fo:padding-top="0.175cm" fo:padding-bottom="0.175cm" fo:padding-left="0.3cm" fo:padding-right="0.3cm"/>
    </style:style>
    <style:style style:name="gr236" style:family="graphic" style:parent-style-name="objectwithoutfill">
      <style:graphic-properties svg:stroke-width="0.1cm" svg:stroke-color="#333333" draw:marker-start-width="0.35cm" draw:marker-end="Pontas_20_das_20_setas_20_138" draw:marker-end-width="0.45cm" draw:fill="none" draw:textarea-vertical-align="middle" fo:padding-top="0.175cm" fo:padding-bottom="0.175cm" fo:padding-left="0.3cm" fo:padding-right="0.3cm"/>
    </style:style>
    <style:style style:name="gr237" style:family="graphic" style:parent-style-name="objectwithoutfill">
      <style:graphic-properties svg:stroke-width="0.1cm" svg:stroke-color="#333333" draw:marker-start-width="0.35cm" draw:marker-end="Pontas_20_das_20_setas_20_139" draw:marker-end-width="0.45cm" draw:fill="none" draw:textarea-vertical-align="middle" fo:padding-top="0.175cm" fo:padding-bottom="0.175cm" fo:padding-left="0.3cm" fo:padding-right="0.3cm"/>
    </style:style>
    <style:style style:name="gr238" style:family="graphic" style:parent-style-name="objectwithoutfill">
      <style:graphic-properties svg:stroke-width="0.1cm" svg:stroke-color="#333333" draw:marker-start-width="0.35cm" draw:marker-end="Pontas_20_das_20_setas_20_140" draw:marker-end-width="0.45cm" draw:fill="none" draw:textarea-vertical-align="middle" fo:padding-top="0.175cm" fo:padding-bottom="0.175cm" fo:padding-left="0.3cm" fo:padding-right="0.3cm"/>
    </style:style>
    <style:style style:name="gr239" style:family="graphic" style:parent-style-name="objectwithoutfill">
      <style:graphic-properties svg:stroke-width="0.1cm" svg:stroke-color="#333333" draw:marker-start-width="0.35cm" draw:marker-end="Pontas_20_das_20_setas_20_142" draw:marker-end-width="0.45cm" draw:fill="none" draw:textarea-vertical-align="middle" fo:padding-top="0.175cm" fo:padding-bottom="0.175cm" fo:padding-left="0.3cm" fo:padding-right="0.3cm"/>
    </style:style>
    <style:style style:name="gr240" style:family="graphic" style:parent-style-name="objectwithoutfill">
      <style:graphic-properties svg:stroke-width="0.1cm" svg:stroke-color="#333333" draw:marker-start-width="0.35cm" draw:marker-end="Pontas_20_das_20_setas_20_143" draw:marker-end-width="0.45cm" draw:fill="none" draw:textarea-vertical-align="middle" fo:padding-top="0.175cm" fo:padding-bottom="0.175cm" fo:padding-left="0.3cm" fo:padding-right="0.3cm"/>
    </style:style>
    <style:style style:name="gr241" style:family="graphic" style:parent-style-name="objectwithoutfill">
      <style:graphic-properties svg:stroke-width="0.1cm" svg:stroke-color="#333333" draw:marker-start-width="0.35cm" draw:marker-end="Pontas_20_das_20_setas_20_144" draw:marker-end-width="0.45cm" draw:fill="none" draw:textarea-vertical-align="middle" fo:padding-top="0.175cm" fo:padding-bottom="0.175cm" fo:padding-left="0.3cm" fo:padding-right="0.3cm"/>
    </style:style>
    <style:style style:name="gr242" style:family="graphic" style:parent-style-name="objectwithoutfill">
      <style:graphic-properties svg:stroke-width="0.1cm" svg:stroke-color="#333333" draw:marker-start-width="0.35cm" draw:marker-end="Pontas_20_das_20_setas_20_145" draw:marker-end-width="0.45cm" draw:fill="none" draw:textarea-vertical-align="middle" fo:padding-top="0.175cm" fo:padding-bottom="0.175cm" fo:padding-left="0.3cm" fo:padding-right="0.3cm"/>
    </style:style>
    <style:style style:name="gr243" style:family="graphic" style:parent-style-name="objectwithoutfill">
      <style:graphic-properties svg:stroke-width="0.1cm" svg:stroke-color="#333333" draw:marker-start-width="0.35cm" draw:marker-end="Pontas_20_das_20_setas_20_146" draw:marker-end-width="0.45cm" draw:fill="none" draw:textarea-vertical-align="middle" fo:padding-top="0.175cm" fo:padding-bottom="0.175cm" fo:padding-left="0.3cm" fo:padding-right="0.3cm"/>
    </style:style>
    <style:style style:name="gr24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246" style:family="graphic" style:parent-style-name="standard">
      <style:graphic-properties svg:stroke-color="#bf0041" draw:fill-color="#ffa6a6" draw:textarea-horizontal-align="justify" draw:textarea-vertical-align="middle" draw:auto-grow-height="false" fo:min-height="3.061cm" fo:min-width="7.501cm"/>
      <style:paragraph-properties style:writing-mode="lr-tb"/>
    </style:style>
    <style:style style:name="gr247" style:family="graphic" style:parent-style-name="standard">
      <style:graphic-properties svg:stroke-color="#bf0041" draw:fill-color="#ffb66c" draw:textarea-horizontal-align="justify" draw:textarea-vertical-align="middle" draw:auto-grow-height="false" fo:min-height="3.061cm" fo:min-width="7.501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49" style:family="graphic" style:parent-style-name="standard">
      <style:graphic-properties svg:stroke-color="#bf0041" draw:fill-color="#ffb66c" draw:textarea-horizontal-align="justify" draw:textarea-vertical-align="middle" draw:auto-grow-height="false" fo:min-height="1.518cm" fo:min-width="1.446cm" fo:wrap-option="wrap"/>
      <style:paragraph-properties style:writing-mode="lr-tb"/>
    </style:style>
    <style:style style:name="gr250" style:family="graphic" style:parent-style-name="objectwithoutfill">
      <style:graphic-properties draw:stroke="dash" draw:stroke-dash="Long_20_Dash" svg:stroke-width="0.1cm" svg:stroke-color="#808080" draw:marker-start-width="0.35cm" draw:marker-end="Pontas_20_das_20_setas_20_148" draw:marker-end-width="0.45cm" draw:fill="none" draw:textarea-vertical-align="middle" fo:padding-top="0.175cm" fo:padding-bottom="0.175cm" fo:padding-left="0.3cm" fo:padding-right="0.3cm"/>
    </style:style>
    <style:style style:name="gr251" style:family="graphic" style:parent-style-name="standard">
      <style:graphic-properties svg:stroke-color="#bf0041" draw:fill-color="#ff6d6d" draw:textarea-horizontal-align="justify" draw:textarea-vertical-align="middle" draw:auto-grow-height="false" fo:min-height="3.25cm" fo:min-width="5cm"/>
      <style:paragraph-properties style:writing-mode="lr-tb"/>
    </style:style>
    <style:style style:name="gr252" style:family="graphic" style:parent-style-name="standard">
      <style:graphic-properties svg:stroke-color="#bf0041" draw:fill-color="#ffa6a6" draw:textarea-horizontal-align="justify" draw:textarea-vertical-align="middle" draw:auto-grow-height="false" fo:min-height="2.3cm" fo:min-width="6.8cm"/>
      <style:paragraph-properties style:writing-mode="lr-tb"/>
    </style:style>
    <style:style style:name="gr253" style:family="graphic" style:parent-style-name="standard">
      <style:graphic-properties svg:stroke-color="#bf0041" draw:fill-color="#ffa6a6" draw:textarea-horizontal-align="justify" draw:textarea-vertical-align="middle" draw:auto-grow-height="false" fo:min-height="2.1cm" fo:min-width="6.8cm"/>
      <style:paragraph-properties style:writing-mode="lr-tb"/>
    </style:style>
    <style:style style:name="gr254" style:family="graphic" style:parent-style-name="objectwithoutfill">
      <style:graphic-properties svg:stroke-width="0.1cm" svg:stroke-color="#333333" draw:marker-start-width="0.35cm" draw:marker-end="Pontas_20_das_20_setas_20_149" draw:marker-end-width="0.45cm" draw:fill="none" draw:textarea-vertical-align="middle" fo:padding-top="0.175cm" fo:padding-bottom="0.175cm" fo:padding-left="0.3cm" fo:padding-right="0.3cm"/>
    </style:style>
    <style:style style:name="gr255" style:family="graphic" style:parent-style-name="objectwithoutfill">
      <style:graphic-properties svg:stroke-width="0.1cm" svg:stroke-color="#333333" draw:marker-start-width="0.35cm" draw:marker-end="Pontas_20_das_20_setas_20_150" draw:marker-end-width="0.45cm" draw:fill="none" draw:textarea-vertical-align="middle" fo:padding-top="0.175cm" fo:padding-bottom="0.175cm" fo:padding-left="0.3cm" fo:padding-right="0.3cm"/>
    </style:style>
    <style:style style:name="gr256" style:family="graphic" style:parent-style-name="objectwithoutfill">
      <style:graphic-properties svg:stroke-width="0.1cm" svg:stroke-color="#333333" draw:marker-start-width="0.35cm" draw:marker-end="Pontas_20_das_20_setas_20_151" draw:marker-end-width="0.45cm" draw:fill="none" draw:textarea-vertical-align="middle" fo:padding-top="0.175cm" fo:padding-bottom="0.175cm" fo:padding-left="0.3cm" fo:padding-right="0.3cm"/>
    </style:style>
    <style:style style:name="gr257" style:family="graphic" style:parent-style-name="standard">
      <style:graphic-properties svg:stroke-color="#bf0041" draw:fill-color="#ff6d6d" draw:textarea-horizontal-align="justify" draw:textarea-vertical-align="middle" draw:auto-grow-height="false" fo:min-height="3.25cm" fo:min-width="6.6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fo:min-height="3.4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0008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5d2b3c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55269" loext:opacity="100%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333333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text-position="33% 58%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 style:writing-mode="lr-tb"/>
      <style:text-properties fo:font-size="36pt" style:font-size-asian="36pt" style:font-size-complex="36pt"/>
    </style:style>
    <style:style style:name="P12" style:family="paragraph">
      <loext:graphic-properties draw:fill="solid" draw:fill-color="#111111"/>
      <style:paragraph-properties fo:text-align="center" style:writing-mode="lr-tb"/>
      <style:text-properties fo:font-size="36pt" style:font-size-asian="36pt" style:font-size-complex="36pt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ff8000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font-size="42pt" style:font-size-asian="42pt" style:font-size-complex="42pt"/>
    </style:style>
    <style:style style:name="P16" style:family="paragraph">
      <loext:graphic-properties draw:fill-color="#4e102d"/>
      <style:paragraph-properties fo:text-align="center" style:writing-mode="lr-tb"/>
      <style:text-properties fo:font-size="42pt" style:font-size-asian="42pt" style:font-size-complex="42pt"/>
    </style:style>
    <style:style style:name="P17" style:family="paragraph">
      <style:paragraph-properties fo:text-align="center" style:writing-mode="lr-tb"/>
      <style:text-properties fo:font-size="22pt" style:font-size-asian="22pt" style:font-size-complex="22pt"/>
    </style:style>
    <style:style style:name="P18" style:family="paragraph">
      <loext:graphic-properties draw:fill-color="#502350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text-align="center" style:writing-mode="lr-tb"/>
      <style:text-properties fo:color="#eeeeee" loext:opacity="100%" fo:font-size="22pt" style:font-size-asian="22pt" style:font-size-complex="22pt"/>
    </style:style>
    <style:style style:name="P22" style:family="paragraph">
      <loext:graphic-properties draw:fill-color="#583c58"/>
      <style:paragraph-properties fo:text-align="center" style:writing-mode="lr-tb"/>
      <style:text-properties fo:color="#eeeeee" loext:opacity="100%" fo:font-size="22pt" style:font-size-asian="22pt" style:font-size-complex="22pt"/>
    </style:style>
    <style:style style:name="P23" style:family="paragraph">
      <loext:graphic-properties draw:fill-color="#800080"/>
      <style:paragraph-properties fo:text-align="center" style:writing-mode="lr-tb"/>
      <style:text-properties fo:color="#eeeeee" loext:opacity="100%" fo:font-size="22pt" style:font-size-asian="22pt" style:font-size-complex="22pt"/>
    </style:style>
    <style:style style:name="P24" style:family="paragraph">
      <style:paragraph-properties fo:text-align="center" style:writing-mode="lr-tb"/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-color="#ff4000"/>
      <style:paragraph-properties fo:text-align="center" style:writing-mode="lr-tb"/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center" style:writing-mode="lr-tb"/>
      <style:text-properties fo:color="#ffbf00" loext:opacity="100%" fo:font-size="22pt" style:font-size-asian="22pt" style:font-size-complex="22pt"/>
    </style:style>
    <style:style style:name="P27" style:family="paragraph">
      <loext:graphic-properties draw:fill-color="#2a6099"/>
      <style:paragraph-properties fo:text-align="center" style:writing-mode="lr-tb"/>
      <style:text-properties fo:color="#ffbf00" loext:opacity="100%" fo:font-size="22pt" style:font-size-asian="22pt" style:font-size-complex="22pt"/>
    </style:style>
    <style:style style:name="P28" style:family="paragraph">
      <loext:graphic-properties draw:fill-color="#127622"/>
      <style:paragraph-properties fo:text-align="center" style:writing-mode="lr-tb"/>
      <style:text-properties fo:color="#ffbf00" loext:opacity="100%" fo:font-size="22pt" style:font-size-asian="22pt" style:font-size-complex="22pt"/>
    </style:style>
    <style:style style:name="P29" style:family="paragraph">
      <style:paragraph-properties fo:text-align="center" style:writing-mode="lr-tb"/>
      <style:text-properties fo:color="#383d3c" loext:opacity="100%" fo:font-size="22pt" style:font-size-asian="22pt" style:font-size-complex="22pt"/>
    </style:style>
    <style:style style:name="P30" style:family="paragraph">
      <loext:graphic-properties draw:fill-color="#81d41a"/>
      <style:paragraph-properties fo:text-align="center" style:writing-mode="lr-tb"/>
      <style:text-properties fo:color="#383d3c" loext:opacity="100%" fo:font-size="22pt" style:font-size-asian="22pt" style:font-size-complex="22pt"/>
    </style:style>
    <style:style style:name="P31" style:family="paragraph">
      <style:paragraph-properties fo:text-align="center" style:writing-mode="lr-tb"/>
      <style:text-properties fo:color="#611729" loext:opacity="100%" fo:font-size="26pt" style:font-size-asian="26pt" style:font-size-complex="26pt"/>
    </style:style>
    <style:style style:name="P32" style:family="paragraph">
      <loext:graphic-properties draw:fill-color="#3faf46"/>
      <style:paragraph-properties fo:text-align="center" style:writing-mode="lr-tb"/>
      <style:text-properties fo:color="#611729" loext:opacity="100%" fo:font-size="26pt" style:font-size-asian="26pt" style:font-size-complex="26pt"/>
    </style:style>
    <style:style style:name="P33" style:family="paragraph">
      <loext:graphic-properties draw:fill-color="#b47804"/>
      <style:paragraph-properties fo:text-align="center" style:writing-mode="lr-tb"/>
      <style:text-properties fo:color="#611729" loext:opacity="100%" fo:font-size="26pt" style:font-size-asian="26pt" style:font-size-complex="26pt"/>
    </style:style>
    <style:style style:name="P34" style:family="paragraph">
      <style:paragraph-properties fo:text-align="center" style:writing-mode="lr-tb"/>
      <style:text-properties fo:color="#ffffff" loext:opacity="100%" fo:font-size="22pt" style:font-size-asian="22pt" style:font-size-complex="22pt"/>
    </style:style>
    <style:style style:name="P35" style:family="paragraph">
      <loext:graphic-properties draw:fill-color="#bf0041"/>
      <style:paragraph-properties fo:text-align="center" style:writing-mode="lr-tb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55308d"/>
      <style:paragraph-properties fo:text-align="center" style:writing-mode="lr-tb"/>
      <style:text-properties fo:color="#ffffff" loext:opacity="100%" fo:font-size="22pt" style:font-size-asian="22pt" style:font-size-complex="22pt"/>
    </style:style>
    <style:style style:name="P37" style:family="paragraph">
      <loext:graphic-properties draw:fill="solid" draw:fill-color="#ffffff" draw:opacity="0%"/>
      <style:paragraph-properties fo:text-align="center"/>
    </style:style>
    <style:style style:name="P38" style:family="paragraph">
      <style:paragraph-properties fo:text-align="center" style:writing-mode="lr-tb"/>
      <style:text-properties fo:color="#ffff00" loext:opacity="100%" fo:font-size="26pt" style:font-size-asian="26pt" style:font-size-complex="26pt"/>
    </style:style>
    <style:style style:name="P39" style:family="paragraph">
      <loext:graphic-properties draw:fill-color="#ff0000"/>
      <style:paragraph-properties fo:text-align="center" style:writing-mode="lr-tb"/>
      <style:text-properties fo:color="#ffff00" loext:opacity="100%" fo:font-size="26pt" style:font-size-asian="26pt" style:font-size-complex="26pt"/>
    </style:style>
    <style:style style:name="P40" style:family="paragraph">
      <style:paragraph-properties fo:text-align="center" style:writing-mode="lr-tb"/>
      <style:text-properties fo:color="#ffff00" loext:opacity="100%" fo:font-size="22pt" style:font-size-asian="22pt" style:font-size-complex="22pt"/>
    </style:style>
    <style:style style:name="P41" style:family="paragraph">
      <loext:graphic-properties draw:fill-color="#3465a4"/>
      <style:paragraph-properties fo:text-align="center" style:writing-mode="lr-tb"/>
      <style:text-properties fo:color="#ffff00" loext:opacity="100%" fo:font-size="22pt" style:font-size-asian="22pt" style:font-size-complex="22pt"/>
    </style:style>
    <style:style style:name="P42" style:family="paragraph">
      <loext:graphic-properties draw:fill-color="#ffbf00"/>
      <style:paragraph-properties fo:text-align="center" style:writing-mode="lr-tb"/>
      <style:text-properties fo:color="#611729" loext:opacity="100%" fo:font-size="26pt" style:font-size-asian="26pt" style:font-size-complex="26pt"/>
    </style:style>
    <style:style style:name="P4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4" style:family="paragraph">
      <style:paragraph-properties fo:text-align="center" style:writing-mode="lr-tb"/>
      <style:text-properties fo:color="#ffffff" loext:opacity="100%" fo:font-size="26pt" style:font-size-asian="26pt" style:font-size-complex="26pt"/>
    </style:style>
    <style:style style:name="P45" style:family="paragraph">
      <loext:graphic-properties draw:fill-color="#666666"/>
      <style:paragraph-properties fo:text-align="center" style:writing-mode="lr-tb"/>
      <style:text-properties fo:color="#ffffff" loext:opacity="100%" fo:font-size="26pt" style:font-size-asian="26pt" style:font-size-complex="26pt"/>
    </style:style>
    <style:style style:name="P46" style:family="paragraph">
      <loext:graphic-properties draw:fill-color="#7b3d00"/>
      <style:paragraph-properties fo:text-align="center" style:writing-mode="lr-tb"/>
      <style:text-properties fo:color="#ffffff" loext:opacity="100%" fo:font-size="22pt" style:font-size-asian="22pt" style:font-size-complex="22pt"/>
    </style:style>
    <style:style style:name="P47" style:family="paragraph">
      <style:paragraph-properties fo:text-align="center" style:writing-mode="lr-tb"/>
      <style:text-properties fo:font-size="24pt" style:font-size-asian="24pt" style:font-size-complex="24pt"/>
    </style:style>
    <style:style style:name="P48" style:family="paragraph">
      <loext:graphic-properties draw:fill-color="#ffbf00"/>
      <style:paragraph-properties fo:text-align="center" style:writing-mode="lr-tb"/>
      <style:text-properties fo:font-size="24pt" style:font-size-asian="24pt" style:font-size-complex="24pt"/>
    </style:style>
    <style:style style:name="P49" style:family="paragraph">
      <style:paragraph-properties fo:text-align="center" style:writing-mode="lr-tb"/>
      <style:text-properties fo:font-size="28pt" style:font-size-asian="28pt" style:font-size-complex="28pt"/>
    </style:style>
    <style:style style:name="P50" style:family="paragraph">
      <loext:graphic-properties draw:fill-color="#1c1c1c"/>
      <style:paragraph-properties fo:text-align="center"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2" style:family="paragraph">
      <style:paragraph-properties fo:text-align="center" style:writing-mode="lr-tb"/>
      <style:text-properties fo:font-size="40pt" style:font-size-asian="40pt" style:font-size-complex="40pt"/>
    </style:style>
    <style:style style:name="P53" style:family="paragraph">
      <loext:graphic-properties draw:fill="solid" draw:fill-color="#111111"/>
      <style:paragraph-properties fo:text-align="center" style:writing-mode="lr-tb"/>
      <style:text-properties fo:font-size="40pt" style:font-size-asian="40pt" style:font-size-complex="40pt"/>
    </style:style>
    <style:style style:name="P54" style:family="paragraph">
      <loext:graphic-properties draw:fill-color="#7451a9"/>
      <style:paragraph-properties fo:text-align="center" style:writing-mode="lr-tb"/>
      <style:text-properties fo:color="#ffffff" loext:opacity="100%" fo:font-size="22pt" style:font-size-asian="22pt" style:font-size-complex="22pt"/>
    </style:style>
    <style:style style:name="P55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none"/>
      <style:paragraph-properties fo:text-align="center" style:writing-mode="lr-tb"/>
    </style:style>
    <style:style style:name="P57" style:family="paragraph">
      <loext:graphic-properties draw:fill-color="#5983b0"/>
      <style:paragraph-properties fo:text-align="center" style:writing-mode="lr-tb"/>
    </style:style>
    <style:style style:name="P58" style:family="paragraph">
      <loext:graphic-properties draw:fill-color="#ffbf00"/>
      <style:paragraph-properties fo:text-align="center" style:writing-mode="lr-tb"/>
    </style:style>
    <style:style style:name="P59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7451a9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="none" draw:fill-color="#ffffff"/>
      <style:paragraph-properties style:writing-mode="lr-tb"/>
      <style:text-properties fo:color="#355269" loext:opacity="100%" fo:font-size="26pt" fo:font-weight="normal" style:font-size-asian="26pt" style:font-weight-asian="normal" style:font-size-complex="26pt" style:font-weight-complex="normal"/>
    </style:style>
    <style:style style:name="P62" style:family="paragraph">
      <loext:graphic-properties draw:fill="none"/>
      <style:paragraph-properties style:writing-mode="lr-tb"/>
    </style:style>
    <style:style style:name="P63" style:family="paragraph">
      <loext:graphic-properties draw:fill-color="#ffbf00"/>
      <style:paragraph-properties fo:text-align="center"/>
    </style:style>
    <style:style style:name="P64" style:family="paragraph">
      <loext:graphic-properties draw:fill-color="#069a2e"/>
      <style:paragraph-properties fo:text-align="center" style:writing-mode="lr-tb"/>
      <style:text-properties fo:color="#ffffff" loext:opacity="100%" fo:font-size="22pt" style:font-size-asian="22pt" style:font-size-complex="22pt"/>
    </style:style>
    <style:style style:name="P65" style:family="paragraph">
      <loext:graphic-properties draw:fill-color="#666666"/>
      <style:paragraph-properties fo:text-align="center"/>
    </style:style>
    <style:style style:name="P66" style:family="paragraph">
      <style:paragraph-properties fo:text-align="center" style:writing-mode="lr-tb"/>
      <style:text-properties fo:color="#611729" loext:opacity="100%" fo:font-size="20pt" style:font-size-asian="20pt" style:font-size-complex="20pt"/>
    </style:style>
    <style:style style:name="P67" style:family="paragraph">
      <loext:graphic-properties draw:fill-color="#b47804"/>
      <style:paragraph-properties fo:text-align="center" style:writing-mode="lr-tb"/>
      <style:text-properties fo:color="#611729" loext:opacity="100%" fo:font-size="20pt" style:font-size-asian="20pt" style:font-size-complex="20pt"/>
    </style:style>
    <style:style style:name="P68" style:family="paragraph">
      <style:paragraph-properties fo:text-align="center" style:writing-mode="lr-tb"/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P69" style:family="paragraph">
      <loext:graphic-properties draw:fill-color="#3465a4"/>
      <style:paragraph-properties fo:text-align="center" style:writing-mode="lr-tb"/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71" style:family="paragraph">
      <style:paragraph-properties fo:text-align="center" style:writing-mode="lr-tb"/>
      <style:text-properties fo:color="#f6f9d4" loext:opacity="100%" fo:font-size="26pt" style:font-size-asian="26pt" style:font-size-complex="26pt"/>
    </style:style>
    <style:style style:name="P72" style:family="paragraph">
      <loext:graphic-properties draw:fill-color="#be480a"/>
      <style:paragraph-properties fo:text-align="center" style:writing-mode="lr-tb"/>
      <style:text-properties fo:color="#f6f9d4" loext:opacity="100%" fo:font-size="26pt" style:font-size-asian="26pt" style:font-size-complex="26pt"/>
    </style:style>
    <style:style style:name="P73" style:family="paragraph">
      <loext:graphic-properties draw:fill-color="#b65d2e"/>
      <style:paragraph-properties fo:text-align="center" style:writing-mode="lr-tb"/>
      <style:text-properties fo:color="#f6f9d4" loext:opacity="100%" fo:font-size="26pt" style:font-size-asian="26pt" style:font-size-complex="26pt"/>
    </style:style>
    <style:style style:name="P74" style:family="paragraph">
      <loext:graphic-properties draw:fill-color="#a07c69"/>
      <style:paragraph-properties fo:text-align="center" style:writing-mode="lr-tb"/>
      <style:text-properties fo:color="#611729" loext:opacity="100%" fo:font-size="26pt" style:font-size-asian="26pt" style:font-size-complex="26pt"/>
    </style:style>
    <style:style style:name="P75" style:family="paragraph">
      <style:paragraph-properties fo:text-align="center" style:writing-mode="lr-tb"/>
      <style:text-properties fo:color="#780373" loext:opacity="100%" fo:font-size="28pt" style:font-size-asian="28pt" style:font-size-complex="28pt"/>
    </style:style>
    <style:style style:name="P76" style:family="paragraph">
      <loext:graphic-properties draw:fill-color="#ff8000"/>
      <style:paragraph-properties fo:text-align="center" style:writing-mode="lr-tb"/>
      <style:text-properties fo:color="#780373" loext:opacity="100%" fo:font-size="28pt" style:font-size-asian="28pt" style:font-size-complex="28pt"/>
    </style:style>
    <style:style style:name="P77" style:family="paragraph">
      <style:paragraph-properties fo:text-align="center" style:writing-mode="lr-tb"/>
      <style:text-properties fo:color="#ffff00" loext:opacity="100%" fo:font-size="28pt" style:font-size-asian="28pt" style:font-size-complex="28pt"/>
    </style:style>
    <style:style style:name="P78" style:family="paragraph">
      <loext:graphic-properties draw:fill-color="#bf0041"/>
      <style:paragraph-properties fo:text-align="center" style:writing-mode="lr-tb"/>
      <style:text-properties fo:color="#ffff00" loext:opacity="100%" fo:font-size="28pt" style:font-size-asian="28pt" style:font-size-complex="28pt"/>
    </style:style>
    <style:style style:name="P7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0" style:family="paragraph">
      <loext:graphic-properties draw:fill="none" draw:fill-color="#ffffff"/>
      <style:paragraph-properties style:writing-mode="lr-tb"/>
      <style:text-properties fo:color="#355269" loext:opacity="100%" fo:font-size="28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solid" draw:fill-color="#999999"/>
      <style:paragraph-properties fo:text-align="center" style:writing-mode="lr-tb"/>
      <style:text-properties fo:font-size="40pt" style:font-size-asian="40pt" style:font-size-complex="40pt"/>
    </style:style>
    <style:style style:name="P82" style:family="paragraph">
      <loext:graphic-properties draw:fill="none" draw:fill-color="#ffffff"/>
      <style:paragraph-properties style:writing-mode="lr-tb"/>
      <style:text-properties fo:color="#355269" loext:opacity="100%" fo:font-size="22pt" fo:font-weight="normal" style:font-size-asian="22pt" style:font-weight-asian="normal" style:font-size-complex="22pt" style:font-weight-complex="normal"/>
    </style:style>
    <style:style style:name="P83" style:family="paragraph">
      <style:paragraph-properties fo:text-align="center" style:writing-mode="lr-tb"/>
      <style:text-properties fo:color="#ffffff" loext:opacity="100%"/>
    </style:style>
    <style:style style:name="P84" style:family="paragraph">
      <loext:graphic-properties draw:fill-color="#b47804"/>
      <style:paragraph-properties fo:text-align="center" style:writing-mode="lr-tb"/>
      <style:text-properties fo:color="#ffffff" loext:opacity="100%"/>
    </style:style>
    <style:style style:name="P85" style:family="paragraph">
      <loext:graphic-properties draw:fill-color="#813709"/>
      <style:paragraph-properties fo:text-align="center" style:writing-mode="lr-tb"/>
      <style:text-properties fo:color="#ffffff" loext:opacity="100%"/>
    </style:style>
    <style:style style:name="P86" style:family="paragraph"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87" style:family="paragraph">
      <loext:graphic-properties draw:fill-color="#b47804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88" style:family="paragraph">
      <style:paragraph-properties fo:margin-left="0cm" fo:margin-right="0cm" fo:text-align="center" fo:text-indent="0cm" style:writing-mode="lr-tb"/>
      <style:text-properties fo:color="#ffffff" loext:opacity="100%" fo:font-size="18pt" style:font-size-asian="18pt" style:font-size-complex="18pt"/>
    </style:style>
    <style:style style:name="P89" style:family="paragraph">
      <loext:graphic-properties draw:fill-color="#813709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0" style:family="paragraph">
      <loext:graphic-properties draw:fill-color="#acb20c"/>
      <style:paragraph-properties fo:text-align="center"/>
    </style:style>
    <style:style style:name="P91" style:family="paragraph">
      <style:paragraph-properties fo:text-align="center" style:writing-mode="lr-tb"/>
      <style:text-properties fo:color="#650953" loext:opacity="100%" fo:font-size="24pt" fo:font-weight="bold" style:font-size-asian="24pt" style:font-weight-asian="bold" style:font-size-complex="24pt" style:font-weight-complex="bold"/>
    </style:style>
    <style:style style:name="P92" style:family="paragraph">
      <loext:graphic-properties draw:fill-color="#ff8000"/>
      <style:paragraph-properties fo:text-align="center" style:writing-mode="lr-tb"/>
      <style:text-properties fo:color="#650953" loext:opacity="100%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c1c1c" loext:opacity="100%" fo:font-size="21pt" style:font-size-asian="21pt" style:font-size-complex="21pt"/>
    </style:style>
    <style:style style:name="P94" style:family="paragraph">
      <loext:graphic-properties draw:fill-color="#ff8000"/>
      <style:paragraph-properties fo:text-align="center" style:writing-mode="lr-tb"/>
      <style:text-properties fo:color="#1c1c1c" loext:opacity="100%" fo:font-size="21pt" style:font-size-asian="21pt" style:font-size-complex="21pt"/>
    </style:style>
    <style:style style:name="P95" style:family="paragraph">
      <style:paragraph-properties fo:text-align="center" style:writing-mode="lr-tb"/>
      <style:text-properties fo:font-size="21pt" style:font-size-asian="21pt" style:font-size-complex="21pt"/>
    </style:style>
    <style:style style:name="P96" style:family="paragraph">
      <loext:graphic-properties draw:fill-color="#ff8000"/>
      <style:paragraph-properties fo:text-align="center" style:writing-mode="lr-tb"/>
      <style:text-properties fo:font-size="21pt" style:font-size-asian="21pt" style:font-size-complex="21pt"/>
    </style:style>
    <style:style style:name="P97" style:family="paragraph">
      <loext:graphic-properties draw:fill-color="#ff8000"/>
      <style:paragraph-properties fo:text-align="center" style:writing-mode="lr-tb"/>
      <style:text-properties fo:font-size="28pt" style:font-size-asian="28pt" style:font-size-complex="28pt"/>
    </style:style>
    <style:style style:name="P9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99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100" style:family="paragraph">
      <loext:graphic-properties draw:fill="none" draw:fill-color="#ffffff"/>
      <style:paragraph-properties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01" style:family="paragraph">
      <style:paragraph-properties fo:margin-left="0cm" fo:margin-right="0cm" fo:margin-top="0cm" fo:margin-bottom="0cm" fo:line-height="100%" fo:text-align="center" fo:text-indent="0cm"/>
    </style:style>
    <style:style style:name="P102" style:family="paragraph">
      <loext:graphic-properties draw:fill="none" draw:fill-color="#ffffff"/>
      <style:paragraph-properties style:writing-mode="lr-tb"/>
    </style:style>
    <style:style style:name="P103" style:family="paragraph">
      <loext:graphic-properties draw:fill-color="#ffa6a6"/>
      <style:paragraph-properties fo:text-align="center"/>
      <style:text-properties fo:color="#55308d" loext:opacity="100%" fo:font-size="42pt" style:font-size-asian="42pt" style:font-size-complex="42pt"/>
    </style:style>
    <style:style style:name="P104" style:family="paragraph">
      <loext:graphic-properties draw:fill-color="#ffb66c"/>
      <style:paragraph-properties fo:text-align="center"/>
      <style:text-properties fo:color="#55308d" loext:opacity="100%" fo:font-size="42pt" style:font-size-asian="42pt" style:font-size-complex="42pt"/>
    </style:style>
    <style:style style:name="P105" style:family="paragraph"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P106" style:family="paragraph">
      <loext:graphic-properties draw:fill="none" draw:fill-color="#ffffff"/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P107" style:family="paragraph">
      <loext:graphic-properties draw:fill-color="#ffb66c"/>
      <style:paragraph-properties fo:text-align="center"/>
    </style:style>
    <style:style style:name="P108" style:family="paragraph">
      <loext:graphic-properties draw:fill-color="#ff6d6d"/>
      <style:paragraph-properties fo:text-align="center"/>
      <style:text-properties fo:color="#ffffff" loext:opacity="100%" fo:font-size="28pt" style:font-size-asian="28pt" style:font-size-complex="28pt"/>
    </style:style>
    <style:style style:name="P109" style:family="paragraph">
      <style:paragraph-properties fo:text-align="center"/>
      <style:text-properties fo:color="#333333" loext:opacity="100%"/>
    </style:style>
    <style:style style:name="P110" style:family="paragraph">
      <loext:graphic-properties draw:fill-color="#ffa6a6"/>
      <style:paragraph-properties fo:text-align="center"/>
      <style:text-properties fo:color="#333333" loext:opacity="100%" fo:font-size="28pt" style:font-size-asian="28pt" style:font-size-complex="28pt"/>
    </style:style>
    <style:style style:name="P111" style:family="paragraph">
      <loext:graphic-properties draw:fill="none"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355269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55269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55269" loext:opacity="100%" style:font-name="Liberation Sans" fo:font-size="20pt" fo:font-weight="bold" style:letter-kerning="true" style:font-name-asian="Microsoft YaHei" style:font-size-asian="20pt" style:font-weight-asian="bold" style:font-name-complex="Arial" style:font-size-complex="20pt" style:font-weight-complex="bold"/>
    </style:style>
    <style:style style:name="T8" style:family="text">
      <style:text-properties fo:color="#355269" loext:opacity="100%" style:font-name="Liberation Sans" fo:font-size="20pt" style:letter-kerning="true" style:font-name-asian="Microsoft YaHei" style:font-size-asian="20pt" style:font-name-complex="Arial" style:font-size-complex="20pt"/>
    </style:style>
    <style:style style:name="T9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355269" loext:opacity="100%" fo:font-size="20pt" style:font-size-asian="20pt" style:font-size-complex="20pt"/>
    </style:style>
    <style:style style:name="T13" style:family="text">
      <style:text-properties fo:font-size="42pt" style:font-size-asian="42pt" style:font-size-complex="4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eeeeee" loext:opacity="100%" fo:font-size="22pt" style:font-size-asian="22pt" style:font-size-complex="22pt"/>
    </style:style>
    <style:style style:name="T17" style:family="text"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bf00" loext:opacity="100%" fo:font-size="22pt" style:font-size-asian="22pt" style:font-size-complex="22pt"/>
    </style:style>
    <style:style style:name="T19" style:family="text">
      <style:text-properties fo:color="#383d3c" loext:opacity="100%" fo:font-size="22pt" style:font-size-asian="22pt" style:font-size-complex="22pt"/>
    </style:style>
    <style:style style:name="T20" style:family="text">
      <style:text-properties fo:color="#611729" loext:opacity="100%" fo:font-size="26pt" style:font-size-asian="26pt" style:font-size-complex="26pt"/>
    </style:style>
    <style:style style:name="T21" style:family="text">
      <style:text-properties fo:color="#ffffff" loext:opacity="100%" fo:font-size="22pt" style:font-size-asian="22pt" style:font-size-complex="22pt"/>
    </style:style>
    <style:style style:name="T22" style:family="text">
      <style:text-properties fo:color="#ffff00" loext:opacity="100%" fo:font-size="26pt" style:font-size-asian="26pt" style:font-size-complex="26pt"/>
    </style:style>
    <style:style style:name="T23" style:family="text">
      <style:text-properties fo:color="#ffff00" loext:opacity="100%" fo:font-size="22pt" style:font-size-asian="22pt" style:font-size-complex="2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ffff" loext:opacity="100%"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style:text-position="33% 58%" fo:font-size="24pt" style:font-size-asian="24pt" style:font-size-complex="24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611729" loext:opacity="100%" fo:font-size="20pt" style:font-size-asian="20pt" style:font-size-complex="20pt"/>
    </style:style>
    <style:style style:name="T33" style:family="text">
      <style:text-properties fo:color="#611729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1pt" style:font-size-asian="21pt" style:font-size-complex="21pt"/>
    </style:style>
    <style:style style:name="T36" style:family="text">
      <style:text-properties fo:color="#f6f9d4" loext:opacity="100%" fo:font-size="26pt" style:font-size-asian="26pt" style:font-size-complex="26pt"/>
    </style:style>
    <style:style style:name="T37" style:family="text">
      <style:text-properties fo:color="#780373" loext:opacity="100%" fo:font-size="28pt" style:font-size-asian="28pt" style:font-size-complex="28pt"/>
    </style:style>
    <style:style style:name="T38" style:family="text">
      <style:text-properties fo:color="#ffff00" loext:opacity="100%" fo:font-size="28pt" style:font-size-asian="28pt" style:font-size-complex="28pt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355269" loext:opacity="100%" fo:font-size="28pt" fo:font-weight="normal" style:font-size-asian="28pt" style:font-weight-asian="normal" style:font-size-complex="28pt" style:font-weight-complex="normal"/>
    </style:style>
    <style:style style:name="T43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355269" loext:opacity="100%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355269" loext:opacity="100%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00080" loext:opacity="100%" fo:font-size="26pt" style:font-size-asian="26pt" style:font-size-complex="26pt"/>
    </style:style>
    <style:style style:name="T51" style:family="text">
      <style:text-properties fo:color="#ffffff" loext:opacity="100%"/>
    </style:style>
    <style:style style:name="T52" style:family="text">
      <style:text-properties fo:color="#ffffff" loext:opacity="100%" fo:font-size="24pt" style:font-size-asian="24pt" style:font-size-complex="24pt"/>
    </style:style>
    <style:style style:name="T53" style:family="text">
      <style:text-properties fo:color="#ffffff" loext:opacity="100%" style:font-name="Liberation Sans" fo:font-size="18pt" style:letter-kerning="true" style:font-name-asian="Microsoft YaHei" style:font-size-asian="18pt" style:font-name-complex="Arial" style:font-size-complex="18pt"/>
    </style:style>
    <style:style style:name="T54" style:family="text">
      <style:text-properties fo:color="#650953" loext:opacity="100%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1c1c1c" loext:opacity="100%" fo:font-size="21pt" style:font-size-asian="21pt" style:font-size-complex="21pt"/>
    </style:style>
    <style:style style:name="T56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c9211e" loext:opacity="100%" fo:font-size="28pt" style:font-size-asian="28pt" style:font-size-complex="28pt"/>
    </style:style>
    <style:style style:name="T58" style:family="text">
      <style:text-properties fo:color="#55308d" loext:opacity="100%" fo:font-size="42pt" style:font-size-asian="42pt" style:font-size-complex="42pt"/>
    </style:style>
    <style:style style:name="T59" style:family="text">
      <style:text-properties fo:color="#ffffff" loext:opacity="100%" fo:font-size="28pt" style:font-size-asian="28pt" style:font-size-complex="28pt"/>
    </style:style>
    <style:style style:name="T60" style:family="text">
      <style:text-properties fo:color="#333333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25cm" svg:height="1.25cm" svg:x="10.5cm" svg:y="5.15cm">
          <text:p text:style-name="P1">VENDA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1.038cm" svg:x="11.25cm" svg:y="6.4cm">
          <draw:text-box>
            <text:p><text:span text:style-name="T1">Id</text:span></text:p>
          </draw:text-box>
        </draw:frame>
        <draw:frame draw:style-name="gr3" draw:text-style-name="P4" xml:id="id6" draw:id="id6" draw:layer="layout" svg:width="4.5cm" svg:height="1.3cm" svg:x="11.25cm" svg:y="7.2cm">
          <draw:text-box>
            <text:p><text:span text:style-name="T2">NoNota</text:span></text:p>
          </draw:text-box>
        </draw:frame>
        <draw:frame draw:style-name="gr3" draw:text-style-name="P3" xml:id="id1" draw:id="id1" draw:layer="layout" svg:width="4.5cm" svg:height="1.3cm" svg:x="11.25cm" svg:y="8cm">
          <draw:text-box>
            <text:p><text:span text:style-name="T1">IdCliente</text:span></text:p>
          </draw:text-box>
        </draw:frame>
        <draw:custom-shape draw:style-name="gr4" draw:text-style-name="P5" draw:layer="layout" svg:width="4.25cm" svg:height="1.25cm" svg:x="2.7cm" svg:y="6.25cm">
          <text:p text:style-name="P1">CLIENTES</text:p>
          <draw:enhanced-geometry svg:viewBox="0 0 21600 21600" draw:type="rectangle" draw:enhanced-path="M 0 0 L 21600 0 21600 21600 0 21600 0 0 Z N"/>
        </draw:custom-shape>
        <draw:frame draw:style-name="gr2" draw:text-style-name="P3" xml:id="id2" draw:id="id2" draw:layer="layout" svg:width="1.6cm" svg:height="1.038cm" svg:x="3.65cm" svg:y="7.7cm">
          <draw:text-box>
            <text:p><text:span text:style-name="T1">Id</text:span></text:p>
          </draw:text-box>
        </draw:frame>
        <draw:frame draw:style-name="gr5" draw:text-style-name="P4" draw:layer="layout" svg:width="5.35cm" svg:height="1.15cm" svg:x="3.55cm" svg:y="10cm">
          <draw:text-box>
            <text:p><text:span text:style-name="T2">NomeFantasia</text:span></text:p>
          </draw:text-box>
        </draw:frame>
        <draw:frame draw:style-name="gr5" draw:text-style-name="P4" draw:layer="layout" svg:width="5.35cm" svg:height="1.15cm" svg:x="3.55cm" svg:y="10.9cm">
          <draw:text-box>
            <text:p><text:span text:style-name="T2">RazaoSocial</text:span></text:p>
          </draw:text-box>
        </draw:frame>
        <draw:frame draw:style-name="gr5" draw:text-style-name="P4" draw:layer="layout" svg:width="3.1cm" svg:height="1.15cm" svg:x="3.55cm" svg:y="8.5cm">
          <draw:text-box>
            <text:p><text:span text:style-name="T2">CNPJ</text:span></text:p>
          </draw:text-box>
        </draw:frame>
        <draw:frame draw:style-name="gr5" draw:text-style-name="P4" draw:layer="layout" svg:width="5.35cm" svg:height="1.15cm" svg:x="3.55cm" svg:y="11.8cm">
          <draw:text-box>
            <text:p><text:span text:style-name="T2">Municipio</text:span></text:p>
          </draw:text-box>
        </draw:frame>
        <draw:frame draw:style-name="gr5" draw:text-style-name="P4" draw:layer="layout" svg:width="3.45cm" svg:height="1.15cm" svg:x="3.55cm" svg:y="12.8cm">
          <draw:text-box>
            <text:p><text:span text:style-name="T2">UF</text:span></text:p>
          </draw:text-box>
        </draw:frame>
        <draw:frame draw:style-name="gr6" draw:text-style-name="P4" draw:layer="layout" svg:width="3.25cm" svg:height="1.2cm" svg:x="11.25cm" svg:y="8.9cm">
          <draw:text-box>
            <text:p><text:span text:style-name="T2">DtNota</text:span></text:p>
          </draw:text-box>
        </draw:frame>
        <draw:connector draw:style-name="gr7" draw:text-style-name="P6" draw:layer="layout" svg:x1="11.25cm" svg:y1="8.65cm" svg:x2="5.25cm" svg:y2="8.219cm" draw:start-shape="id1" draw:start-glue-point="3" draw:end-shape="id2" draw:end-glue-point="1" svg:d="M11250 8650h-3000v-431h-3000" svg:viewBox="0 0 6001 432">
          <text:p/>
        </draw:connector>
        <draw:frame draw:style-name="gr8" draw:text-style-name="P4" draw:layer="layout" svg:width="3.75cm" svg:height="1.825cm" svg:x="11.25cm" svg:y="9.7cm">
          <draw:text-box>
            <text:p><text:span text:style-name="T2">HrNota</text:span><text:span text:style-name="T3">(1)</text:span></text:p>
          </draw:text-box>
        </draw:frame>
        <draw:frame draw:style-name="gr9" draw:text-style-name="P7" draw:layer="layout" svg:width="27.35cm" svg:height="2.612cm" svg:x="1.05cm" svg:y="23cm">
          <draw:text-box>
            <text:p><text:span text:style-name="T4">(1)</text:span><text:span text:style-name="T5"> Importa mais para as lojas de varejo poderem ter a noção dos horários de maior venda e manter mais vendedores nestes horários, esquematizando as refeições e aumentando o percentual de comissões, nestes horários.</text:span></text:p>
          </draw:text-box>
        </draw:frame>
        <draw:frame draw:style-name="gr5" draw:text-style-name="P4" draw:layer="layout" svg:width="3.1cm" svg:height="1.15cm" svg:x="3.55cm" svg:y="9.3cm">
          <draw:text-box>
            <text:p><text:span text:style-name="T2">CPF</text:span></text:p>
          </draw:text-box>
        </draw:frame>
        <draw:frame draw:style-name="gr5" draw:text-style-name="P4" draw:layer="layout" svg:width="4.45cm" svg:height="1.15cm" svg:x="3.55cm" svg:y="13.6cm">
          <draw:text-box>
            <text:p><text:span text:style-name="T2">Endereco</text:span></text:p>
          </draw:text-box>
        </draw:frame>
        <draw:frame draw:style-name="gr5" draw:text-style-name="P4" draw:layer="layout" svg:width="4.45cm" svg:height="1.15cm" svg:x="3.55cm" svg:y="14.5cm">
          <draw:text-box>
            <text:p><text:span text:style-name="T2">Bairro</text:span></text:p>
          </draw:text-box>
        </draw:frame>
        <draw:frame draw:style-name="gr5" draw:text-style-name="P4" draw:layer="layout" svg:width="4.45cm" svg:height="1.15cm" svg:x="3.55cm" svg:y="15.3cm">
          <draw:text-box>
            <text:p><text:span text:style-name="T2">Telefone</text:span></text:p>
          </draw:text-box>
        </draw:frame>
        <draw:frame draw:style-name="gr5" draw:text-style-name="P4" draw:layer="layout" svg:width="4.45cm" svg:height="1.15cm" svg:x="3.55cm" svg:y="16.1cm">
          <draw:text-box>
            <text:p><text:span text:style-name="T2">Email</text:span></text:p>
          </draw:text-box>
        </draw:frame>
        <draw:frame draw:style-name="gr6" draw:text-style-name="P4" draw:layer="layout" svg:width="6.2cm" svg:height="1.2cm" svg:x="3.55cm" svg:y="16.9cm">
          <draw:text-box>
            <text:p text:style-name="P8"><text:span text:style-name="T6">NomeContato</text:span><text:span text:style-name="T3">(2)</text:span></text:p>
          </draw:text-box>
        </draw:frame>
        <draw:frame draw:style-name="gr6" draw:text-style-name="P4" draw:layer="layout" svg:width="6.2cm" svg:height="1.2cm" svg:x="3.55cm" svg:y="17.7cm">
          <draw:text-box>
            <text:p><text:span text:style-name="T2">EmailContato</text:span></text:p>
          </draw:text-box>
        </draw:frame>
        <draw:frame draw:style-name="gr10" draw:text-style-name="P7" draw:layer="layout" svg:width="27.35cm" svg:height="2.362cm" svg:x="1.35cm" svg:y="26.2cm">
          <draw:text-box>
            <text:p><text:span text:style-name="T7">(2) </text:span><text:span text:style-name="T8">O contato, para pessoas jurídicas, pode ser o escritório de advocacia que responde pela empresa ou o escritório de contabilidade responsável pelas contas desta mesma empresa.</text:span></text:p>
          </draw:text-box>
        </draw:frame>
        <draw:frame draw:style-name="gr6" draw:text-style-name="P4" draw:layer="layout" svg:width="5.25cm" svg:height="1.2cm" svg:x="11.25cm" svg:y="10.5cm">
          <draw:text-box>
            <text:p><text:span text:style-name="T2">FormaPagto</text:span></text:p>
          </draw:text-box>
        </draw:frame>
        <draw:frame draw:style-name="gr3" draw:text-style-name="P3" xml:id="id3" draw:id="id3" draw:layer="layout" svg:width="4.5cm" svg:height="1.3cm" svg:x="11.25cm" svg:y="11.4cm">
          <draw:text-box>
            <text:p><text:span text:style-name="T1">IdVendedor</text:span></text:p>
          </draw:text-box>
        </draw:frame>
        <draw:custom-shape draw:style-name="gr11" draw:text-style-name="P9" draw:layer="layout" svg:width="6.05cm" svg:height="1.25cm" svg:x="19.2cm" svg:y="6.55cm">
          <text:p text:style-name="P1">VENDEDORES</text:p>
          <draw:enhanced-geometry svg:viewBox="0 0 21600 21600" draw:type="rectangle" draw:enhanced-path="M 0 0 L 21600 0 21600 21600 0 21600 0 0 Z N"/>
        </draw:custom-shape>
        <draw:frame draw:style-name="gr2" draw:text-style-name="P3" xml:id="id4" draw:id="id4" draw:layer="layout" svg:width="2.75cm" svg:height="1.038cm" svg:x="20.25cm" svg:y="7.9cm">
          <draw:text-box>
            <text:p><text:span text:style-name="T1">Id</text:span></text:p>
          </draw:text-box>
        </draw:frame>
        <draw:frame draw:style-name="gr5" draw:text-style-name="P4" draw:layer="layout" svg:width="5.35cm" svg:height="1.15cm" svg:x="20.25cm" svg:y="8.7cm">
          <draw:text-box>
            <text:p><text:span text:style-name="T2">Nome</text:span></text:p>
          </draw:text-box>
        </draw:frame>
        <draw:frame draw:style-name="gr6" draw:text-style-name="P4" draw:layer="layout" svg:width="6cm" svg:height="1.2cm" svg:x="20.25cm" svg:y="10.3cm">
          <draw:text-box>
            <text:p><text:span text:style-name="T2">HrInicioJornada</text:span></text:p>
          </draw:text-box>
        </draw:frame>
        <draw:frame draw:style-name="gr6" draw:text-style-name="P4" draw:layer="layout" svg:width="6cm" svg:height="1.2cm" svg:x="20.25cm" svg:y="11.1cm">
          <draw:text-box>
            <text:p><text:span text:style-name="T2">HrFimJornada</text:span></text:p>
          </draw:text-box>
        </draw:frame>
        <draw:line draw:style-name="gr12" draw:text-style-name="P6" draw:layer="layout" svg:x1="26.15cm" svg:y1="10.35cm" svg:x2="26.15cm" svg:y2="12.1cm">
          <text:p/>
        </draw:line>
        <draw:line draw:style-name="gr12" draw:text-style-name="P6" draw:layer="layout" svg:x1="26.15cm" svg:y1="10.35cm" svg:x2="25.65cm" svg:y2="10.35cm">
          <text:p/>
        </draw:line>
        <draw:line draw:style-name="gr12" draw:text-style-name="P6" draw:layer="layout" svg:x1="26.15cm" svg:y1="12.05cm" svg:x2="25.65cm" svg:y2="12.05cm">
          <text:p/>
        </draw:line>
        <draw:frame draw:style-name="gr13" draw:text-style-name="P10" draw:layer="layout" svg:width="1.25cm" svg:height="1.195cm" svg:x="26.25cm" svg:y="10.7cm">
          <draw:text-box>
            <text:p><text:span text:style-name="T9">(3)</text:span></text:p>
          </draw:text-box>
        </draw:frame>
        <draw:frame draw:style-name="gr14" draw:text-style-name="P7" draw:layer="layout" svg:width="12.25cm" svg:height="5.75cm" svg:x="28.75cm" svg:y="6.55cm">
          <draw:text-box>
            <text:p><text:span text:style-name="T4">(3)</text:span><text:span text:style-name="T5"> Para não ter que registrar as jornadas horárias de todos os dias, o horário habitual fica marcado. Quaisquer horários excepcionais serão registrados em um arquivo separado (versões posteriores)..</text:span></text:p>
          </draw:text-box>
        </draw:frame>
        <draw:frame draw:style-name="gr6" draw:text-style-name="P4" draw:layer="layout" svg:width="6cm" svg:height="1.2cm" svg:x="20.25cm" svg:y="12cm">
          <draw:text-box>
            <text:p><text:span text:style-name="T2">NivelSalarial</text:span></text:p>
          </draw:text-box>
        </draw:frame>
        <draw:frame draw:style-name="gr13" draw:text-style-name="P10" draw:layer="layout" svg:width="1.25cm" svg:height="1.195cm" svg:x="26.25cm" svg:y="12.201cm">
          <draw:text-box>
            <text:p><text:span text:style-name="T9">(4)</text:span></text:p>
          </draw:text-box>
        </draw:frame>
        <draw:frame draw:style-name="gr15" draw:text-style-name="P7" draw:layer="layout" svg:width="6.85cm" svg:height="4.4cm" svg:x="29cm" svg:y="12.65cm">
          <draw:text-box>
            <text:p><text:span text:style-name="T4">(4)</text:span><text:span text:style-name="T5"> Para facilitar o reajuste de salários dos vendedores, coloca-se um nível, e não o valor.</text:span></text:p>
          </draw:text-box>
        </draw:frame>
        <draw:frame draw:style-name="gr5" draw:text-style-name="P4" draw:layer="layout" svg:width="5.35cm" svg:height="1.15cm" svg:x="20.25cm" svg:y="9.5cm">
          <draw:text-box>
            <text:p><text:span text:style-name="T2">DtAdmissao</text:span></text:p>
          </draw:text-box>
        </draw:frame>
        <draw:connector draw:style-name="gr7" draw:text-style-name="P6" draw:layer="layout" svg:x1="15.75cm" svg:y1="12.05cm" svg:x2="20.25cm" svg:y2="8.419cm" draw:start-shape="id3" draw:start-glue-point="1" draw:end-shape="id4" draw:end-glue-point="3" svg:d="M15750 12050h2250v-3631h2250" svg:viewBox="0 0 4501 3632">
          <text:p/>
        </draw:connector>
        <draw:custom-shape draw:style-name="gr16" draw:text-style-name="P2" draw:layer="layout" svg:width="5.25cm" svg:height="1.25cm" svg:x="11.25cm" svg:y="13.85cm">
          <text:p text:style-name="P1">VENDA_ITEN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1.038cm" svg:x="12.55cm" svg:y="15.1cm">
          <draw:text-box>
            <text:p><text:span text:style-name="T1">Id</text:span></text:p>
          </draw:text-box>
        </draw:frame>
        <draw:frame draw:style-name="gr3" draw:text-style-name="P3" xml:id="id5" draw:id="id5" draw:layer="layout" svg:width="4.5cm" svg:height="1.3cm" svg:x="12.55cm" svg:y="15.9cm">
          <draw:text-box>
            <text:p><text:span text:style-name="T1">NoNota</text:span></text:p>
          </draw:text-box>
        </draw:frame>
        <draw:connector draw:style-name="gr7" draw:text-style-name="P6" draw:layer="layout" draw:line-skew="-1.25cm" svg:x1="12.55cm" svg:y1="16.55cm" svg:x2="11.25cm" svg:y2="7.85cm" draw:start-shape="id5" draw:end-shape="id6" draw:end-glue-point="3" svg:d="M12550 16550h-3050v-8700h1750" svg:viewBox="0 0 3051 8701">
          <text:p/>
        </draw:connector>
        <draw:custom-shape draw:style-name="gr17" draw:text-style-name="P5" draw:layer="layout" svg:width="6.75cm" svg:height="1.25cm" svg:x="19.25cm" svg:y="13.85cm">
          <text:p text:style-name="P1">ITENS_ESTOQUE</text:p>
          <draw:enhanced-geometry svg:viewBox="0 0 21600 21600" draw:type="rectangle" draw:enhanced-path="M 0 0 L 21600 0 21600 21600 0 21600 0 0 Z N"/>
        </draw:custom-shape>
        <draw:frame draw:style-name="gr2" draw:text-style-name="P3" xml:id="id7" draw:id="id7" draw:layer="layout" svg:width="2.75cm" svg:height="1.038cm" svg:x="12.55cm" svg:y="16.9cm">
          <draw:text-box>
            <text:p><text:span text:style-name="T1">IdItem</text:span></text:p>
          </draw:text-box>
        </draw:frame>
        <draw:frame draw:style-name="gr2" draw:text-style-name="P3" xml:id="id8" draw:id="id8" draw:layer="layout" svg:width="2.75cm" svg:height="1.038cm" svg:x="20.95cm" svg:y="15.1cm">
          <draw:text-box>
            <text:p><text:span text:style-name="T1">Id</text:span></text:p>
          </draw:text-box>
        </draw:frame>
        <draw:connector draw:style-name="gr7" draw:text-style-name="P6" draw:layer="layout" svg:x1="15.3cm" svg:y1="17.419cm" svg:x2="20.95cm" svg:y2="15.619cm" draw:start-shape="id7" draw:start-glue-point="1" draw:end-shape="id8" draw:end-glue-point="3" svg:d="M15300 17419h2825v-1800h2825" svg:viewBox="0 0 5651 1801">
          <text:p/>
        </draw:connector>
        <draw:frame draw:style-name="gr6" draw:text-style-name="P4" draw:layer="layout" svg:width="5.25cm" svg:height="1.2cm" svg:x="12.45cm" svg:y="17.8cm">
          <draw:text-box>
            <text:p><text:span text:style-name="T2">Quantidade</text:span></text:p>
          </draw:text-box>
        </draw:frame>
        <draw:frame draw:style-name="gr6" draw:text-style-name="P4" draw:layer="layout" svg:width="5.25cm" svg:height="1.2cm" svg:x="20.95cm" svg:y="17.5cm">
          <draw:text-box>
            <text:p><text:span text:style-name="T2">PrecoUnit</text:span></text:p>
          </draw:text-box>
        </draw:frame>
        <draw:frame draw:style-name="gr6" draw:text-style-name="P4" draw:layer="layout" svg:width="5.25cm" svg:height="1.2cm" svg:x="20.95cm" svg:y="15.9cm">
          <draw:text-box>
            <text:p><text:span text:style-name="T2">Descricao</text:span></text:p>
          </draw:text-box>
        </draw:frame>
        <draw:frame draw:style-name="gr6" draw:text-style-name="P4" draw:layer="layout" svg:width="5.25cm" svg:height="1.2cm" svg:x="12.55cm" svg:y="18.7cm">
          <draw:text-box>
            <text:p><text:span text:style-name="T2">PrecoUnit</text:span></text:p>
          </draw:text-box>
        </draw:frame>
        <draw:frame draw:style-name="gr6" draw:text-style-name="P4" draw:layer="layout" svg:width="7.45cm" svg:height="1.2cm" svg:x="12.55cm" svg:y="19.6cm">
          <draw:text-box>
            <text:p><text:span text:style-name="T2">DescontoPromocao</text:span></text:p>
          </draw:text-box>
        </draw:frame>
        <draw:frame draw:style-name="gr6" draw:text-style-name="P4" draw:layer="layout" svg:width="5.25cm" svg:height="1.2cm" svg:x="20.95cm" svg:y="16.7cm">
          <draw:text-box>
            <text:p><text:span text:style-name="T2">Unidade</text:span></text:p>
          </draw:text-box>
        </draw:frame>
        <draw:custom-shape draw:style-name="gr18" draw:text-style-name="P12" draw:layer="layout" svg:width="39.998cm" svg:height="2.749cm" svg:x="1.002cm" svg:y="1.001cm">
          <text:p text:style-name="P11"><text:span text:style-name="T10">PDV – Ponto de Venda – Entidades e Rel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3cm" svg:height="1.038cm" svg:x="20.95cm" svg:y="18.4cm">
          <draw:text-box>
            <text:p><text:span text:style-name="T1">IdFornecedor</text:span></text:p>
          </draw:text-box>
        </draw:frame>
        <draw:frame draw:style-name="gr13" draw:text-style-name="P10" draw:layer="layout" svg:width="1.25cm" svg:height="1.195cm" svg:x="25.85cm" svg:y="18.502cm">
          <draw:text-box>
            <text:p><text:span text:style-name="T9">(5)</text:span></text:p>
          </draw:text-box>
        </draw:frame>
        <draw:frame draw:style-name="gr19" draw:text-style-name="P7" draw:layer="layout" svg:width="9.6cm" svg:height="5.05cm" svg:x="29.1cm" svg:y="17.95cm">
          <draw:text-box>
            <text:p><text:span text:style-name="T4">(5)</text:span><text:span text:style-name="T5"> Para pequenos negócios, onde este empresário faz as próprias compras, não levaremos este campo em conta.</text:span></text:p>
          </draw:text-box>
        </draw:frame>
      </draw:page>
      <draw:page draw:name="page2" draw:style-name="dp1" draw:master-page-name="Padrão">
        <draw:custom-shape draw:style-name="gr1" draw:text-style-name="P2" draw:layer="layout" svg:width="4.25cm" svg:height="1.25cm" svg:x="10.5cm" svg:y="5.15cm">
          <text:p text:style-name="P1">VENDA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1.038cm" svg:x="11.25cm" svg:y="6.4cm">
          <draw:text-box>
            <text:p><text:span text:style-name="T1">Id</text:span></text:p>
          </draw:text-box>
        </draw:frame>
        <draw:frame draw:style-name="gr3" draw:text-style-name="P4" xml:id="id14" draw:id="id14" draw:layer="layout" svg:width="4.5cm" svg:height="1.3cm" svg:x="11.25cm" svg:y="7.2cm">
          <draw:text-box>
            <text:p><text:span text:style-name="T2">NoNota</text:span></text:p>
          </draw:text-box>
        </draw:frame>
        <draw:frame draw:style-name="gr3" draw:text-style-name="P3" xml:id="id9" draw:id="id9" draw:layer="layout" svg:width="4.5cm" svg:height="1.3cm" svg:x="11.25cm" svg:y="8cm">
          <draw:text-box>
            <text:p><text:span text:style-name="T1">IdCliente</text:span></text:p>
          </draw:text-box>
        </draw:frame>
        <draw:custom-shape draw:style-name="gr4" draw:text-style-name="P5" draw:layer="layout" svg:width="4.25cm" svg:height="1.25cm" svg:x="2.7cm" svg:y="6.25cm">
          <text:p text:style-name="P1">CLIENTES</text:p>
          <draw:enhanced-geometry svg:viewBox="0 0 21600 21600" draw:type="rectangle" draw:enhanced-path="M 0 0 L 21600 0 21600 21600 0 21600 0 0 Z N"/>
        </draw:custom-shape>
        <draw:frame draw:style-name="gr2" draw:text-style-name="P3" xml:id="id10" draw:id="id10" draw:layer="layout" svg:width="1.6cm" svg:height="1.038cm" svg:x="3.65cm" svg:y="7.7cm">
          <draw:text-box>
            <text:p><text:span text:style-name="T1">Id</text:span></text:p>
          </draw:text-box>
        </draw:frame>
        <draw:frame draw:style-name="gr5" draw:text-style-name="P4" draw:layer="layout" svg:width="5.35cm" svg:height="1.15cm" svg:x="3.55cm" svg:y="10cm">
          <draw:text-box>
            <text:p><text:span text:style-name="T2">NomeFantasia</text:span></text:p>
          </draw:text-box>
        </draw:frame>
        <draw:frame draw:style-name="gr5" draw:text-style-name="P4" draw:layer="layout" svg:width="5.35cm" svg:height="1.15cm" svg:x="3.55cm" svg:y="10.9cm">
          <draw:text-box>
            <text:p><text:span text:style-name="T2">RazaoSocial</text:span></text:p>
          </draw:text-box>
        </draw:frame>
        <draw:frame draw:style-name="gr5" draw:text-style-name="P4" draw:layer="layout" svg:width="3.1cm" svg:height="1.15cm" svg:x="3.55cm" svg:y="8.5cm">
          <draw:text-box>
            <text:p><text:span text:style-name="T2">CNPJ</text:span></text:p>
          </draw:text-box>
        </draw:frame>
        <draw:frame draw:style-name="gr5" draw:text-style-name="P4" draw:layer="layout" svg:width="5.35cm" svg:height="1.15cm" svg:x="3.55cm" svg:y="11.8cm">
          <draw:text-box>
            <text:p><text:span text:style-name="T2">Municipio</text:span></text:p>
          </draw:text-box>
        </draw:frame>
        <draw:frame draw:style-name="gr5" draw:text-style-name="P4" draw:layer="layout" svg:width="3.45cm" svg:height="1.15cm" svg:x="3.55cm" svg:y="12.8cm">
          <draw:text-box>
            <text:p><text:span text:style-name="T2">UF</text:span></text:p>
          </draw:text-box>
        </draw:frame>
        <draw:frame draw:style-name="gr6" draw:text-style-name="P4" xml:id="id21" draw:id="id21" draw:layer="layout" svg:width="3.25cm" svg:height="1.2cm" svg:x="11.25cm" svg:y="8.9cm">
          <draw:text-box>
            <text:p><text:span text:style-name="T2">DtNota</text:span></text:p>
          </draw:text-box>
        </draw:frame>
        <draw:connector draw:style-name="gr7" draw:text-style-name="P6" draw:layer="layout" svg:x1="11.25cm" svg:y1="8.65cm" svg:x2="5.25cm" svg:y2="8.219cm" draw:start-shape="id9" draw:start-glue-point="3" draw:end-shape="id10" draw:end-glue-point="1" svg:d="M11250 8650h-3000v-431h-3000" svg:viewBox="0 0 6001 432">
          <text:p/>
        </draw:connector>
        <draw:frame draw:style-name="gr8" draw:text-style-name="P4" draw:layer="layout" svg:width="3.75cm" svg:height="1.825cm" svg:x="11.25cm" svg:y="9.7cm">
          <draw:text-box>
            <text:p><text:span text:style-name="T2">HrNota</text:span><text:span text:style-name="T3">(1)</text:span></text:p>
          </draw:text-box>
        </draw:frame>
        <draw:frame draw:style-name="gr5" draw:text-style-name="P4" draw:layer="layout" svg:width="3.1cm" svg:height="1.15cm" svg:x="3.55cm" svg:y="9.3cm">
          <draw:text-box>
            <text:p><text:span text:style-name="T2">CPF</text:span></text:p>
          </draw:text-box>
        </draw:frame>
        <draw:frame draw:style-name="gr5" draw:text-style-name="P4" draw:layer="layout" svg:width="4.45cm" svg:height="1.15cm" svg:x="3.55cm" svg:y="13.6cm">
          <draw:text-box>
            <text:p><text:span text:style-name="T2">Endereco</text:span></text:p>
          </draw:text-box>
        </draw:frame>
        <draw:frame draw:style-name="gr5" draw:text-style-name="P4" draw:layer="layout" svg:width="4.45cm" svg:height="1.15cm" svg:x="3.55cm" svg:y="14.5cm">
          <draw:text-box>
            <text:p><text:span text:style-name="T2">Bairro</text:span></text:p>
          </draw:text-box>
        </draw:frame>
        <draw:frame draw:style-name="gr5" draw:text-style-name="P4" draw:layer="layout" svg:width="4.45cm" svg:height="1.15cm" svg:x="3.55cm" svg:y="15.3cm">
          <draw:text-box>
            <text:p><text:span text:style-name="T2">Telefone</text:span></text:p>
          </draw:text-box>
        </draw:frame>
        <draw:frame draw:style-name="gr5" draw:text-style-name="P4" draw:layer="layout" svg:width="4.45cm" svg:height="1.15cm" svg:x="3.55cm" svg:y="16.1cm">
          <draw:text-box>
            <text:p><text:span text:style-name="T2">Email</text:span></text:p>
          </draw:text-box>
        </draw:frame>
        <draw:frame draw:style-name="gr6" draw:text-style-name="P4" draw:layer="layout" svg:width="6.2cm" svg:height="1.2cm" svg:x="3.55cm" svg:y="16.9cm">
          <draw:text-box>
            <text:p text:style-name="P8"><text:span text:style-name="T6">NomeContato</text:span></text:p>
          </draw:text-box>
        </draw:frame>
        <draw:frame draw:style-name="gr6" draw:text-style-name="P4" draw:layer="layout" svg:width="6.2cm" svg:height="1.2cm" svg:x="3.55cm" svg:y="17.7cm">
          <draw:text-box>
            <text:p><text:span text:style-name="T2">EmailContato</text:span></text:p>
          </draw:text-box>
        </draw:frame>
        <draw:frame draw:style-name="gr6" draw:text-style-name="P4" draw:layer="layout" svg:width="5.25cm" svg:height="1.2cm" svg:x="11.25cm" svg:y="10.5cm">
          <draw:text-box>
            <text:p><text:span text:style-name="T2">FormaPagto</text:span></text:p>
          </draw:text-box>
        </draw:frame>
        <draw:frame draw:style-name="gr3" draw:text-style-name="P3" xml:id="id11" draw:id="id11" draw:layer="layout" svg:width="4.5cm" svg:height="1.3cm" svg:x="11.25cm" svg:y="11.4cm">
          <draw:text-box>
            <text:p><text:span text:style-name="T1">IdVendedor</text:span></text:p>
          </draw:text-box>
        </draw:frame>
        <draw:custom-shape draw:style-name="gr11" draw:text-style-name="P9" draw:layer="layout" svg:width="6.05cm" svg:height="1.25cm" svg:x="19.2cm" svg:y="6.55cm">
          <text:p text:style-name="P1">VENDEDORES</text:p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2.75cm" svg:height="1.038cm" svg:x="20.25cm" svg:y="7.9cm">
          <draw:text-box>
            <text:p><text:span text:style-name="T1">Id</text:span></text:p>
          </draw:text-box>
        </draw:frame>
        <draw:frame draw:style-name="gr5" draw:text-style-name="P4" draw:layer="layout" svg:width="5.35cm" svg:height="1.15cm" svg:x="20.25cm" svg:y="8.7cm">
          <draw:text-box>
            <text:p><text:span text:style-name="T2">Nome</text:span></text:p>
          </draw:text-box>
        </draw:frame>
        <draw:frame draw:style-name="gr6" draw:text-style-name="P4" draw:layer="layout" svg:width="6cm" svg:height="1.2cm" svg:x="20.25cm" svg:y="10.3cm">
          <draw:text-box>
            <text:p><text:span text:style-name="T2">HrInicioJornada</text:span></text:p>
          </draw:text-box>
        </draw:frame>
        <draw:frame draw:style-name="gr6" draw:text-style-name="P4" draw:layer="layout" svg:width="6cm" svg:height="1.2cm" svg:x="20.25cm" svg:y="11.1cm">
          <draw:text-box>
            <text:p><text:span text:style-name="T2">HrFimJornada</text:span></text:p>
          </draw:text-box>
        </draw:frame>
        <draw:line draw:style-name="gr12" draw:text-style-name="P6" draw:layer="layout" svg:x1="26.15cm" svg:y1="10.35cm" svg:x2="26.15cm" svg:y2="12.1cm">
          <text:p/>
        </draw:line>
        <draw:line draw:style-name="gr12" draw:text-style-name="P6" draw:layer="layout" svg:x1="26.15cm" svg:y1="10.35cm" svg:x2="25.65cm" svg:y2="10.35cm">
          <text:p/>
        </draw:line>
        <draw:line draw:style-name="gr12" draw:text-style-name="P6" draw:layer="layout" svg:x1="26.15cm" svg:y1="12.05cm" svg:x2="25.65cm" svg:y2="12.05cm">
          <text:p/>
        </draw:line>
        <draw:frame draw:style-name="gr6" draw:text-style-name="P4" draw:layer="layout" svg:width="6cm" svg:height="1.2cm" svg:x="20.25cm" svg:y="12cm">
          <draw:text-box>
            <text:p><text:span text:style-name="T2">NivelSalarial</text:span></text:p>
          </draw:text-box>
        </draw:frame>
        <draw:frame draw:style-name="gr13" draw:text-style-name="P10" draw:layer="layout" svg:width="1.25cm" svg:height="1.195cm" svg:x="35.15cm" svg:y="8.201cm">
          <draw:text-box>
            <text:p><text:span text:style-name="T9">(6)</text:span></text:p>
          </draw:text-box>
        </draw:frame>
        <draw:frame draw:style-name="gr5" draw:text-style-name="P4" draw:layer="layout" svg:width="5.35cm" svg:height="1.15cm" svg:x="20.25cm" svg:y="9.5cm">
          <draw:text-box>
            <text:p><text:span text:style-name="T2">DtAdmissao</text:span></text:p>
          </draw:text-box>
        </draw:frame>
        <draw:connector draw:style-name="gr7" draw:text-style-name="P6" draw:layer="layout" svg:x1="15.75cm" svg:y1="12.05cm" svg:x2="20.25cm" svg:y2="8.419cm" draw:start-shape="id11" draw:start-glue-point="1" draw:end-shape="id12" draw:end-glue-point="3" svg:d="M15750 12050h2250v-3631h2250" svg:viewBox="0 0 4501 3632">
          <text:p/>
        </draw:connector>
        <draw:custom-shape draw:style-name="gr16" draw:text-style-name="P2" draw:layer="layout" svg:width="5.25cm" svg:height="1.25cm" svg:x="11.25cm" svg:y="13.85cm">
          <text:p text:style-name="P1">VENDA_ITEN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5cm" svg:height="1.038cm" svg:x="12.55cm" svg:y="15.1cm">
          <draw:text-box>
            <text:p><text:span text:style-name="T1">Id</text:span></text:p>
          </draw:text-box>
        </draw:frame>
        <draw:frame draw:style-name="gr3" draw:text-style-name="P3" xml:id="id13" draw:id="id13" draw:layer="layout" svg:width="4.5cm" svg:height="1.3cm" svg:x="12.55cm" svg:y="15.9cm">
          <draw:text-box>
            <text:p><text:span text:style-name="T1">NoNota</text:span></text:p>
          </draw:text-box>
        </draw:frame>
        <draw:connector draw:style-name="gr7" draw:text-style-name="P6" draw:layer="layout" draw:line-skew="-1.25cm" svg:x1="12.55cm" svg:y1="16.55cm" svg:x2="11.25cm" svg:y2="7.85cm" draw:start-shape="id13" draw:end-shape="id14" draw:end-glue-point="3" svg:d="M12550 16550h-3050v-8700h1750" svg:viewBox="0 0 3051 8701">
          <text:p/>
        </draw:connector>
        <draw:custom-shape draw:style-name="gr17" draw:text-style-name="P5" draw:layer="layout" svg:width="6.75cm" svg:height="1.25cm" svg:x="19.25cm" svg:y="13.85cm">
          <text:p text:style-name="P1">ITENS_ESTOQUE</text:p>
          <draw:enhanced-geometry svg:viewBox="0 0 21600 21600" draw:type="rectangle" draw:enhanced-path="M 0 0 L 21600 0 21600 21600 0 21600 0 0 Z N"/>
        </draw:custom-shape>
        <draw:frame draw:style-name="gr2" draw:text-style-name="P3" xml:id="id15" draw:id="id15" draw:layer="layout" svg:width="2.75cm" svg:height="1.038cm" svg:x="12.55cm" svg:y="16.9cm">
          <draw:text-box>
            <text:p><text:span text:style-name="T1">IdItem</text:span></text:p>
          </draw:text-box>
        </draw:frame>
        <draw:frame draw:style-name="gr2" draw:text-style-name="P3" xml:id="id16" draw:id="id16" draw:layer="layout" svg:width="2.75cm" svg:height="1.038cm" svg:x="20.95cm" svg:y="15.1cm">
          <draw:text-box>
            <text:p><text:span text:style-name="T1">Id</text:span></text:p>
          </draw:text-box>
        </draw:frame>
        <draw:connector draw:style-name="gr7" draw:text-style-name="P6" draw:layer="layout" svg:x1="15.3cm" svg:y1="17.419cm" svg:x2="20.95cm" svg:y2="15.619cm" draw:start-shape="id15" draw:start-glue-point="1" draw:end-shape="id16" draw:end-glue-point="3" svg:d="M15300 17419h2825v-1800h2825" svg:viewBox="0 0 5651 1801">
          <text:p/>
        </draw:connector>
        <draw:frame draw:style-name="gr6" draw:text-style-name="P4" draw:layer="layout" svg:width="5.25cm" svg:height="1.2cm" svg:x="12.45cm" svg:y="17.8cm">
          <draw:text-box>
            <text:p><text:span text:style-name="T2">Quantidade</text:span></text:p>
          </draw:text-box>
        </draw:frame>
        <draw:frame draw:style-name="gr6" draw:text-style-name="P4" draw:layer="layout" svg:width="5.25cm" svg:height="1.2cm" svg:x="31.3cm" svg:y="10cm">
          <draw:text-box>
            <text:p><text:span text:style-name="T2">PrecoUnit</text:span></text:p>
          </draw:text-box>
        </draw:frame>
        <draw:frame draw:style-name="gr6" draw:text-style-name="P4" draw:layer="layout" svg:width="5.25cm" svg:height="1.2cm" svg:x="20.95cm" svg:y="15.9cm">
          <draw:text-box>
            <text:p><text:span text:style-name="T2">Descricao</text:span></text:p>
          </draw:text-box>
        </draw:frame>
        <draw:frame draw:style-name="gr6" draw:text-style-name="P4" draw:layer="layout" svg:width="5.25cm" svg:height="1.2cm" svg:x="12.55cm" svg:y="18.7cm">
          <draw:text-box>
            <text:p><text:span text:style-name="T2">PrecoUnit</text:span></text:p>
          </draw:text-box>
        </draw:frame>
        <draw:frame draw:style-name="gr6" draw:text-style-name="P4" draw:layer="layout" svg:width="7.45cm" svg:height="1.2cm" svg:x="12.55cm" svg:y="19.6cm">
          <draw:text-box>
            <text:p><text:span text:style-name="T2">DescontoPromocao</text:span></text:p>
          </draw:text-box>
        </draw:frame>
        <draw:frame draw:style-name="gr6" draw:text-style-name="P4" draw:layer="layout" svg:width="5.25cm" svg:height="1.2cm" svg:x="20.95cm" svg:y="16.7cm">
          <draw:text-box>
            <text:p><text:span text:style-name="T2">Unidade</text:span></text:p>
          </draw:text-box>
        </draw:frame>
        <draw:custom-shape draw:style-name="gr18" draw:text-style-name="P12" draw:layer="layout" svg:width="39.998cm" svg:height="2.749cm" svg:x="1.002cm" svg:y="1.001cm">
          <text:p text:style-name="P11"><text:span text:style-name="T10">PDV – Ponto de Venda – Modelo mais prec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7" draw:id="id17" draw:layer="layout" svg:width="4.55cm" svg:height="1.038cm" svg:x="20.95cm" svg:y="18.4cm">
          <draw:text-box>
            <text:p><text:span text:style-name="T1">IdTabPreco</text:span></text:p>
          </draw:text-box>
        </draw:frame>
        <draw:custom-shape draw:style-name="gr20" draw:text-style-name="P14" draw:layer="layout" svg:width="6.05cm" svg:height="2.05cm" svg:x="30.5cm" svg:y="4.95cm">
          <text:p text:style-name="P13"><text:span text:style-name="T11">TABELA DE</text:span></text:p>
          <text:p text:style-name="P13"><text:span text:style-name="T11">PREÇOS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8" draw:id="id18" draw:layer="layout" svg:width="2.75cm" svg:height="1.038cm" svg:x="31.25cm" svg:y="7.2cm">
          <draw:text-box>
            <text:p><text:span text:style-name="T1">Id</text:span></text:p>
          </draw:text-box>
        </draw:frame>
        <draw:connector draw:style-name="gr21" draw:text-style-name="P6" draw:layer="layout" svg:x1="25.5cm" svg:y1="18.919cm" svg:x2="31.25cm" svg:y2="7.719cm" draw:start-shape="id17" draw:start-glue-point="1" draw:end-shape="id18" draw:end-glue-point="3" svg:d="M25500 18919h2875v-11200h2875" svg:viewBox="0 0 5751 11201">
          <text:p/>
        </draw:connector>
        <draw:frame draw:style-name="gr5" draw:text-style-name="P4" xml:id="id22" draw:id="id22" draw:layer="layout" svg:width="4.5cm" svg:height="1.15cm" svg:x="31.25cm" svg:y="8.1cm">
          <draw:text-box>
            <text:p><text:span text:style-name="T2">DtReajuste</text:span></text:p>
          </draw:text-box>
        </draw:frame>
        <draw:frame draw:style-name="gr9" draw:text-style-name="P7" draw:layer="layout" svg:width="27.35cm" svg:height="2.612cm" svg:x="3.25cm" svg:y="26.2cm">
          <draw:text-box>
            <text:p><text:span text:style-name="T4">(6)</text:span><text:span text:style-name="T5">Em uma perspectiva mais precisa, o Preço Unitário vem de uma tabela com preços localizados no tempo, e não unicamente um ÚLTIMO preço praticado.</text:span></text:p>
          </draw:text-box>
        </draw:frame>
        <draw:frame draw:style-name="gr2" draw:text-style-name="P3" xml:id="id19" draw:id="id19" draw:layer="layout" svg:width="6.3cm" svg:height="1.038cm" svg:x="31.25cm" svg:y="9.1cm">
          <draw:text-box>
            <text:p><text:span text:style-name="T1">IdFornecedor</text:span></text:p>
          </draw:text-box>
        </draw:frame>
        <draw:frame draw:style-name="gr6" draw:text-style-name="P4" draw:layer="layout" svg:width="5.25cm" svg:height="1.2cm" svg:x="20.95cm" svg:y="17.5cm">
          <draw:text-box>
            <text:p><text:span text:style-name="T2">Marca</text:span></text:p>
          </draw:text-box>
        </draw:frame>
        <draw:custom-shape draw:style-name="gr22" draw:text-style-name="P5" draw:layer="layout" svg:width="6.25cm" svg:height="1.25cm" svg:x="30.8cm" svg:y="13.15cm">
          <text:p text:style-name="P1">FORNECEDORES</text:p>
          <draw:enhanced-geometry svg:viewBox="0 0 21600 21600" draw:type="rectangle" draw:enhanced-path="M 0 0 L 21600 0 21600 21600 0 21600 0 0 Z N"/>
        </draw:custom-shape>
        <draw:frame draw:style-name="gr2" draw:text-style-name="P3" xml:id="id20" draw:id="id20" draw:layer="layout" svg:width="1.6cm" svg:height="1.038cm" svg:x="31.95cm" svg:y="14.6cm">
          <draw:text-box>
            <text:p><text:span text:style-name="T1">Id</text:span></text:p>
          </draw:text-box>
        </draw:frame>
        <draw:frame draw:style-name="gr5" draw:text-style-name="P4" draw:layer="layout" svg:width="5.35cm" svg:height="1.15cm" svg:x="31.85cm" svg:y="16.1cm">
          <draw:text-box>
            <text:p><text:span text:style-name="T2">NomeFantasia</text:span></text:p>
          </draw:text-box>
        </draw:frame>
        <draw:frame draw:style-name="gr5" draw:text-style-name="P4" draw:layer="layout" svg:width="5.35cm" svg:height="1.15cm" svg:x="31.85cm" svg:y="17cm">
          <draw:text-box>
            <text:p><text:span text:style-name="T2">RazaoSocial</text:span></text:p>
          </draw:text-box>
        </draw:frame>
        <draw:frame draw:style-name="gr5" draw:text-style-name="P4" draw:layer="layout" svg:width="3.1cm" svg:height="1.15cm" svg:x="31.85cm" svg:y="15.4cm">
          <draw:text-box>
            <text:p><text:span text:style-name="T2">CNPJ</text:span></text:p>
          </draw:text-box>
        </draw:frame>
        <draw:frame draw:style-name="gr5" draw:text-style-name="P4" draw:layer="layout" svg:width="5.35cm" svg:height="1.15cm" svg:x="31.85cm" svg:y="17.9cm">
          <draw:text-box>
            <text:p><text:span text:style-name="T2">Municipio</text:span></text:p>
          </draw:text-box>
        </draw:frame>
        <draw:frame draw:style-name="gr5" draw:text-style-name="P4" draw:layer="layout" svg:width="3.45cm" svg:height="1.15cm" svg:x="31.85cm" svg:y="18.9cm">
          <draw:text-box>
            <text:p><text:span text:style-name="T2">UF</text:span></text:p>
          </draw:text-box>
        </draw:frame>
        <draw:frame draw:style-name="gr5" draw:text-style-name="P4" draw:layer="layout" svg:width="4.45cm" svg:height="1.15cm" svg:x="31.85cm" svg:y="19.7cm">
          <draw:text-box>
            <text:p><text:span text:style-name="T2">Endereco</text:span></text:p>
          </draw:text-box>
        </draw:frame>
        <draw:frame draw:style-name="gr5" draw:text-style-name="P4" draw:layer="layout" svg:width="4.45cm" svg:height="1.15cm" svg:x="31.85cm" svg:y="20.6cm">
          <draw:text-box>
            <text:p><text:span text:style-name="T2">Bairro</text:span></text:p>
          </draw:text-box>
        </draw:frame>
        <draw:frame draw:style-name="gr5" draw:text-style-name="P4" draw:layer="layout" svg:width="4.45cm" svg:height="1.15cm" svg:x="31.85cm" svg:y="21.4cm">
          <draw:text-box>
            <text:p><text:span text:style-name="T2">Telefone</text:span></text:p>
          </draw:text-box>
        </draw:frame>
        <draw:frame draw:style-name="gr5" draw:text-style-name="P4" draw:layer="layout" svg:width="4.45cm" svg:height="1.15cm" svg:x="31.85cm" svg:y="22.2cm">
          <draw:text-box>
            <text:p><text:span text:style-name="T2">Email</text:span></text:p>
          </draw:text-box>
        </draw:frame>
        <draw:frame draw:style-name="gr6" draw:text-style-name="P4" draw:layer="layout" svg:width="6.2cm" svg:height="1.2cm" svg:x="31.85cm" svg:y="23cm">
          <draw:text-box>
            <text:p text:style-name="P8"><text:span text:style-name="T6">NomeContato</text:span></text:p>
          </draw:text-box>
        </draw:frame>
        <draw:frame draw:style-name="gr6" draw:text-style-name="P4" draw:layer="layout" svg:width="6.2cm" svg:height="1.2cm" svg:x="31.85cm" svg:y="23.8cm">
          <draw:text-box>
            <text:p><text:span text:style-name="T2">EmailContato</text:span></text:p>
          </draw:text-box>
        </draw:frame>
        <draw:connector draw:style-name="gr23" draw:text-style-name="P6" draw:layer="layout" draw:line-skew="-0.75cm" svg:x1="31.25cm" svg:y1="9.619cm" svg:x2="31.95cm" svg:y2="15.119cm" draw:start-shape="id19" draw:start-glue-point="3" draw:end-shape="id20" draw:end-glue-point="3" svg:d="M31250 9619h-1250v5500h1950" svg:viewBox="0 0 1951 5501">
          <text:p/>
        </draw:connector>
        <draw:connector draw:style-name="gr24" draw:text-style-name="P6" draw:layer="layout" draw:line-skew="1.625cm" svg:x1="14.5cm" svg:y1="9.5cm" svg:x2="31.25cm" svg:y2="8.675cm" draw:start-shape="id21" draw:start-glue-point="1" draw:end-shape="id22" svg:d="M14500 9500h10000v-825h6750" svg:viewBox="0 0 16751 826">
          <text:p/>
        </draw:connector>
        <draw:frame draw:style-name="gr25" draw:text-style-name="P7" draw:layer="layout" svg:width="27.35cm" svg:height="5.76cm" svg:x="3.25cm" svg:y="20.8cm">
          <draw:text-box>
            <text:p><text:span text:style-name="T12">a) Criada tabela de fornecedores para empresas que recebem cotas de produtos de marcas diferentes de fornecedores diferentes.</text:span></text:p>
            <text:p><text:span text:style-name="T12">b) IdFornecedor saiu de ITENS_ESTOQUE.</text:span></text:p>
            <text:p><text:span text:style-name="T12">c) Criada tabela de reajuste para o caso de auditoria ou reemissão de nota.</text:span></text:p>
            <text:p><text:span text:style-name="T12">d) Ver a explicação sobre “ Temporalidade na Modelagem de Dados”, playlist de Análise de Sistemas, aula 18. </text:span></text:p>
            <text:p><text:span text:style-name="T12"/></text:p>
          </draw:text-box>
        </draw:frame>
        <draw:frame draw:style-name="gr6" draw:text-style-name="P4" draw:layer="layout" svg:width="5.25cm" svg:height="1.2cm" svg:x="31.3cm" svg:y="10.9cm">
          <draw:text-box>
            <text:p><text:span text:style-name="T2">Marca</text:span></text:p>
          </draw:text-box>
        </draw:frame>
      </draw:page>
      <draw:page draw:name="page3" draw:style-name="dp1" draw:master-page-name="Padrão">
        <draw:custom-shape draw:style-name="gr26" draw:text-style-name="P16" xml:id="id23" draw:id="id23" draw:layer="layout" svg:width="2cm" svg:height="2cm" svg:x="3cm" svg:y="3.4cm">
          <text:p text:style-name="P15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25" draw:id="id25" draw:layer="layout" svg:width="2cm" svg:height="2cm" svg:x="3.001cm" svg:y="5.901cm">
          <text:p text:style-name="P15"><text:span text:style-name="T1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26" draw:id="id26" draw:layer="layout" svg:width="2cm" svg:height="2cm" svg:x="3.002cm" svg:y="8.402cm">
          <text:p text:style-name="P15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xml:id="id27" draw:id="id27" draw:layer="layout" svg:width="2cm" svg:height="2cm" svg:x="3cm" svg:y="11.15cm">
          <text:p text:style-name="P15"><text:span text:style-name="T1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24" draw:id="id24" draw:layer="layout" svg:width="6.25cm" svg:height="2.5cm" svg:x="7.75cm" svg:y="6.8cm">
          <text:p text:style-name="P17"><text:span text:style-name="T14">Benefici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6" draw:layer="layout" svg:x1="5cm" svg:y1="4.4cm" svg:x2="7.75cm" svg:y2="8.05cm" draw:start-shape="id23" draw:start-glue-point="10" draw:end-shape="id24" draw:end-glue-point="3" svg:d="M5000 4400h1376v3650h1374" svg:viewBox="0 0 2751 3651">
          <text:p/>
        </draw:connector>
        <draw:connector draw:style-name="gr29" draw:text-style-name="P6" draw:layer="layout" svg:x1="5.001cm" svg:y1="6.901cm" svg:x2="7.75cm" svg:y2="8.05cm" draw:start-shape="id25" draw:start-glue-point="10" draw:end-shape="id24" draw:end-glue-point="3" svg:d="M5001 6901h1375v1149h1374" svg:viewBox="0 0 2750 1150">
          <text:p/>
        </draw:connector>
        <draw:connector draw:style-name="gr30" draw:text-style-name="P6" draw:layer="layout" svg:x1="5.002cm" svg:y1="9.402cm" svg:x2="7.75cm" svg:y2="8.05cm" draw:start-shape="id26" draw:start-glue-point="10" draw:end-shape="id24" draw:end-glue-point="3" svg:d="M5002 9402h1375v-1352h1373" svg:viewBox="0 0 2749 1353">
          <text:p/>
        </draw:connector>
        <draw:connector draw:style-name="gr31" draw:text-style-name="P6" draw:layer="layout" svg:x1="5cm" svg:y1="12.15cm" svg:x2="7.75cm" svg:y2="8.05cm" draw:start-shape="id27" draw:start-glue-point="10" draw:end-shape="id24" draw:end-glue-point="3" svg:d="M5000 12150h1376v-4100h1374" svg:viewBox="0 0 2751 4101">
          <text:p/>
        </draw:connector>
        <draw:frame draw:style-name="gr32" draw:text-style-name="P20" draw:layer="layout" svg:width="4.75cm" svg:height="2.301cm" svg:x="2.3cm" svg:y="0.9cm">
          <draw:text-box>
            <text:p text:style-name="P19"><text:span text:style-name="T15">Matérias</text:span></text:p>
            <text:p text:style-name="P19"><text:span text:style-name="T15">Primas</text:span></text:p>
          </draw:text-box>
        </draw:frame>
        <draw:custom-shape draw:style-name="gr33" draw:text-style-name="P22" xml:id="id28" draw:id="id28" draw:layer="layout" svg:width="6.25cm" svg:height="2.5cm" svg:x="15.551cm" svg:y="6.801cm">
          <text:p text:style-name="P21"><text:span text:style-name="T16">Produto</text:span><text:span text:style-name="T16"><text:line-break/></text:span><text:span text:style-name="T16">prim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4cm" svg:y1="8.05cm" svg:x2="15.551cm" svg:y2="8.051cm" draw:start-shape="id24" draw:start-glue-point="1" draw:end-shape="id28" draw:end-glue-point="3" svg:d="M14000 8050h776v1h775" svg:viewBox="0 0 1552 2">
          <text:p/>
        </draw:connector>
        <draw:custom-shape draw:style-name="gr35" draw:text-style-name="P23" xml:id="id29" draw:id="id29" draw:layer="layout" svg:width="6.25cm" svg:height="2.5cm" svg:x="23.552cm" svg:y="6.802cm">
          <text:p text:style-name="P21"><text:span text:style-name="T16">Produto</text:span><text:span text:style-name="T16"><text:line-break/></text:span><text:span text:style-name="T16">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21.801cm" svg:y1="8.051cm" svg:x2="23.552cm" svg:y2="8.052cm" draw:start-shape="id28" draw:start-glue-point="1" draw:end-shape="id29" draw:end-glue-point="3" svg:d="M21801 8051h876v1h875" svg:viewBox="0 0 1752 2">
          <text:p/>
        </draw:connector>
        <draw:custom-shape draw:style-name="gr36" draw:text-style-name="P25" xml:id="id30" draw:id="id30" draw:layer="layout" svg:width="6.25cm" svg:height="2.5cm" svg:x="31.453cm" svg:y="6.803cm">
          <text:p text:style-name="P24"><text:span text:style-name="T17">Produto</text:span><text:span text:style-name="T17"><text:line-break/></text:span><text:span text:style-name="T17">Embal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29.802cm" svg:y1="8.052cm" svg:x2="31.453cm" svg:y2="8.053cm" draw:start-shape="id29" draw:end-shape="id30" svg:d="M29802 8052h826v1h825" svg:viewBox="0 0 1652 2">
          <text:p/>
        </draw:connector>
        <draw:custom-shape draw:style-name="gr37" draw:text-style-name="P27" xml:id="id31" draw:id="id31" draw:layer="layout" svg:width="6.25cm" svg:height="2.5cm" svg:x="12.251cm" svg:y="12.801cm">
          <text:p text:style-name="P26"><text:span text:style-name="T18">Transporte</text:span></text:p>
          <text:p text:style-name="P26"><text:span text:style-name="T18">p/distribui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6" draw:layer="layout" svg:x1="34.578cm" svg:y1="9.303cm" svg:x2="15.376cm" svg:y2="12.801cm" draw:start-shape="id30" draw:start-glue-point="2" draw:end-shape="id31" draw:end-glue-point="0" svg:d="M34578 9303v1750h-19202v1748" svg:viewBox="0 0 19203 3499">
          <text:p/>
        </draw:connector>
        <draw:custom-shape draw:style-name="gr39" draw:text-style-name="P28" xml:id="id32" draw:id="id32" draw:layer="layout" svg:width="6.25cm" svg:height="2.5cm" svg:x="20.152cm" svg:y="12.802cm">
          <text:p text:style-name="P26"><text:span text:style-name="T18">Distribuição</text:span></text:p>
          <text:p text:style-name="P26"><text:span text:style-name="T18">para as Loj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8.501cm" svg:y1="14.051cm" svg:x2="20.152cm" svg:y2="14.052cm" draw:start-shape="id31" draw:start-glue-point="1" draw:end-shape="id32" draw:end-glue-point="3" svg:d="M18501 14051h826v1h825" svg:viewBox="0 0 1652 2">
          <text:p/>
        </draw:connector>
        <draw:custom-shape draw:style-name="gr40" draw:text-style-name="P30" xml:id="id33" draw:id="id33" draw:layer="layout" svg:width="6.25cm" svg:height="2.5cm" svg:x="28.353cm" svg:y="12.803cm">
          <text:p text:style-name="P29"><text:span text:style-name="T19">Venda ao</text:span></text:p>
          <text:p text:style-name="P29"><text:span text:style-name="T19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26.402cm" svg:y1="14.052cm" svg:x2="28.353cm" svg:y2="14.053cm" draw:start-shape="id32" draw:end-shape="id33" svg:d="M26402 14052h976v1h975" svg:viewBox="0 0 1952 2">
          <text:p/>
        </draw:connector>
        <draw:custom-shape draw:style-name="gr41" draw:text-style-name="P32" xml:id="id34" draw:id="id34" draw:layer="layout" svg:width="5.25cm" svg:height="3cm" svg:x="12.2cm" svg:y="21.1cm">
          <text:p text:style-name="P31"><text:span text:style-name="T20">VEN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36" draw:id="id36" draw:layer="layout" svg:width="5.25cm" svg:height="3cm" svg:x="25.401cm" svg:y="21.101cm">
          <text:p text:style-name="P31"><text:span text:style-name="T20">D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xml:id="id35" draw:id="id35" draw:layer="layout" svg:width="4.75cm" svg:height="1.5cm" svg:x="18.95cm" svg:y="21.85cm"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7.45cm" svg:y1="22.6cm" svg:x2="18.95cm" svg:y2="22.6cm" draw:start-shape="id34" draw:end-shape="id35" svg:d="M17450 22600h1500" svg:viewBox="0 0 1501 1">
          <text:p/>
        </draw:connector>
        <draw:connector draw:style-name="gr34" draw:text-style-name="P6" draw:layer="layout" svg:x1="23.7cm" svg:y1="22.6cm" svg:x2="25.401cm" svg:y2="22.601cm" draw:start-shape="id35" draw:start-glue-point="1" draw:end-shape="id36" draw:end-glue-point="6" svg:d="M23700 22600h851v1h850" svg:viewBox="0 0 1702 2">
          <text:p/>
        </draw:connector>
        <draw:custom-shape draw:style-name="gr44" draw:text-style-name="P35" xml:id="id37" draw:id="id37" draw:layer="layout" svg:width="4.75cm" svg:height="1.5cm" svg:x="18.951cm" svg:y="25.551cm">
          <text:p text:style-name="P34"><text:span text:style-name="T21">CRÉD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6" draw:layer="layout" svg:x1="21.325cm" svg:y1="23.35cm" svg:x2="21.326cm" svg:y2="25.551cm" draw:start-shape="id35" draw:start-glue-point="2" draw:end-shape="id37" draw:end-glue-point="0" svg:d="M21325 23350v1101h1v1100" svg:viewBox="0 0 2 2202">
          <text:p/>
        </draw:connector>
        <draw:custom-shape draw:style-name="gr46" draw:text-style-name="P36" xml:id="id38" draw:id="id38" draw:layer="layout" svg:width="5.75cm" svg:height="1.5cm" svg:x="18.5cm" svg:y="17.852cm">
          <text:p text:style-name="P34"><text:span text:style-name="T21">DEVOL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6" draw:layer="layout" svg:x1="28.026cm" svg:y1="21.101cm" svg:x2="24.25cm" svg:y2="18.602cm" draw:start-shape="id36" draw:start-glue-point="4" draw:end-shape="id38" draw:end-glue-point="1" svg:d="M28026 21101v-2499h-3776" svg:viewBox="0 0 3777 2500">
          <text:p/>
        </draw:connector>
        <draw:connector draw:style-name="gr48" draw:text-style-name="P6" draw:layer="layout" svg:x1="18.5cm" svg:y1="18.602cm" svg:x2="14.825cm" svg:y2="21.1cm" draw:start-shape="id38" draw:start-glue-point="3" draw:end-shape="id34" draw:end-glue-point="4" svg:d="M18500 18602h-3675v2498" svg:viewBox="0 0 3676 2499">
          <text:p/>
        </draw:connector>
      </draw:page>
      <draw:page draw:name="page4" draw:style-name="dp1" draw:master-page-name="Padrão">
        <draw:custom-shape draw:style-name="gr49" draw:text-style-name="P37" draw:layer="layout" svg:width="13.75cm" svg:height="9.25cm" svg:x="10.75cm" svg:y="14.7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xml:id="id39" draw:id="id39" draw:layer="layout" svg:width="5.75cm" svg:height="3cm" svg:x="11.75cm" svg:y="16cm">
          <text:p text:style-name="P38"><text:span text:style-name="T22">VEN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41" draw:id="id41" draw:layer="layout" svg:width="5.25cm" svg:height="3cm" svg:x="25.402cm" svg:y="16.102cm">
          <text:p text:style-name="P31"><text:span text:style-name="T20">D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40" draw:id="id40" draw:layer="layout" svg:width="5.049cm" svg:height="1.5cm" svg:x="18.951cm" svg:y="16.851cm">
          <text:p text:style-name="P29"><text:span text:style-name="T19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7.5cm" svg:y1="17.5cm" svg:x2="18.951cm" svg:y2="17.601cm" draw:start-shape="id39" draw:end-shape="id40" svg:d="M17500 17500h775v101h676" svg:viewBox="0 0 1452 102">
          <text:p/>
        </draw:connector>
        <draw:connector draw:style-name="gr34" draw:text-style-name="P6" draw:layer="layout" svg:x1="24cm" svg:y1="17.601cm" svg:x2="25.402cm" svg:y2="17.602cm" draw:start-shape="id40" draw:start-glue-point="1" draw:end-shape="id41" draw:end-glue-point="6" svg:d="M24000 17601h701v1h701" svg:viewBox="0 0 1403 2">
          <text:p/>
        </draw:connector>
        <draw:custom-shape draw:style-name="gr52" draw:text-style-name="P35" xml:id="id42" draw:id="id42" draw:layer="layout" svg:width="5.198cm" svg:height="1.5cm" svg:x="18.852cm" svg:y="25.052cm">
          <text:p text:style-name="P34"><text:span text:style-name="T21">CRÉD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svg:x1="21.475cm" svg:y1="23.351cm" svg:x2="21.451cm" svg:y2="25.052cm" draw:end-shape="id42" draw:end-glue-point="0" svg:d="M21475 23351v600h-24v1101" svg:viewBox="0 0 25 1702">
          <text:p/>
        </draw:connector>
        <draw:custom-shape draw:style-name="gr46" draw:text-style-name="P36" xml:id="id43" draw:id="id43" draw:layer="layout" svg:width="5.75cm" svg:height="1.5cm" svg:x="18.501cm" svg:y="12.853cm">
          <text:p text:style-name="P34"><text:span text:style-name="T21">DEVOL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6" draw:layer="layout" svg:x1="28.027cm" svg:y1="16.102cm" svg:x2="24.251cm" svg:y2="13.603cm" draw:start-shape="id41" draw:start-glue-point="4" draw:end-shape="id43" draw:end-glue-point="1" svg:d="M28027 16102v-2499h-3776" svg:viewBox="0 0 3777 2500">
          <text:p/>
        </draw:connector>
        <draw:connector draw:style-name="gr48" draw:text-style-name="P6" draw:layer="layout" svg:x1="18.501cm" svg:y1="13.603cm" svg:x2="14.625cm" svg:y2="16cm" draw:start-shape="id43" draw:start-glue-point="3" draw:end-shape="id39" draw:end-glue-point="4" svg:d="M18501 13603h-3876v2397" svg:viewBox="0 0 3877 2398">
          <text:p/>
        </draw:connector>
        <draw:custom-shape draw:style-name="gr54" draw:text-style-name="P41" xml:id="id45" draw:id="id45" draw:layer="layout" svg:width="6.398cm" svg:height="3.002cm" svg:x="17.852cm" svg:y="2.75cm">
          <text:p text:style-name="P40"><text:span text:style-name="T23">ASSISTÊNCIA</text:span><text:span text:style-name="T23"><text:line-break/></text:span><text:span text:style-name="T23">TÉCN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6" xml:id="id44" draw:id="id44" draw:layer="layout" svg:width="5.75cm" svg:height="1.5cm" svg:x="18.502cm" svg:y="9.954cm">
          <text:p text:style-name="P34"><text:span text:style-name="T21">DEFE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6" draw:layer="layout" svg:x1="28.027cm" svg:y1="16.102cm" svg:x2="24.252cm" svg:y2="10.704cm" draw:start-shape="id41" draw:start-glue-point="4" draw:end-shape="id44" draw:end-glue-point="1" svg:d="M28027 16102v-5398h-3775" svg:viewBox="0 0 3776 5399">
          <text:p/>
        </draw:connector>
        <draw:connector draw:style-name="gr56" draw:text-style-name="P6" draw:layer="layout" draw:line-skew="0cm 3.998cm" svg:x1="21.377cm" svg:y1="9.954cm" svg:x2="24.25cm" svg:y2="4.251cm" draw:start-shape="id44" draw:start-glue-point="0" draw:end-shape="id45" draw:end-glue-point="1" svg:d="M21377 9954v-2100h7373v-3603h-4500" svg:viewBox="0 0 7374 5704">
          <text:p/>
        </draw:connector>
        <draw:custom-shape draw:style-name="gr57" draw:text-style-name="P36" xml:id="id46" draw:id="id46" draw:layer="layout" svg:width="7.253cm" svg:height="2.695cm" svg:x="4.1cm" svg:y="6.555cm">
          <text:p text:style-name="P34"><text:span text:style-name="T21">DEFEITO de</text:span></text:p>
          <text:p text:style-name="P34"><text:span text:style-name="T21">FABR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6" draw:layer="layout" svg:x1="17.852cm" svg:y1="4.251cm" svg:x2="7.726cm" svg:y2="6.555cm" draw:start-shape="id45" draw:end-shape="id46" draw:end-glue-point="0" svg:d="M17852 4251h-10126v2304" svg:viewBox="0 0 10127 2305">
          <text:p/>
        </draw:connector>
        <draw:connector draw:style-name="gr59" draw:text-style-name="P6" draw:layer="layout" draw:line-skew="-1.426cm" svg:x1="7.726cm" svg:y1="9.25cm" svg:x2="14.625cm" svg:y2="16cm" draw:start-shape="id46" draw:start-glue-point="2" draw:end-shape="id39" draw:end-glue-point="4" svg:d="M7726 9250v1900h6899v4850" svg:viewBox="0 0 6900 6751">
          <text:p/>
        </draw:connector>
        <draw:custom-shape draw:style-name="gr60" draw:text-style-name="P42" xml:id="id47" draw:id="id47" draw:layer="layout" svg:width="7.047cm" svg:height="3cm" svg:x="33.703cm" svg:y="16.103cm">
          <text:p text:style-name="P31"><text:span text:style-name="T20">CLIEN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svg:x1="30.652cm" svg:y1="17.602cm" svg:x2="33.703cm" svg:y2="17.603cm" draw:start-shape="id41" draw:start-glue-point="10" draw:end-shape="id47" draw:end-glue-point="6" svg:d="M30652 17602h1476v1h1575" svg:viewBox="0 0 3052 2">
          <text:p/>
        </draw:connector>
        <draw:custom-shape draw:style-name="gr51" draw:text-style-name="P30" xml:id="id48" draw:id="id48" draw:layer="layout" svg:width="5.049cm" svg:height="1.5cm" svg:x="18.951cm" svg:y="21.952cm"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6" draw:layer="layout" svg:x1="18.951cm" svg:y1="22.702cm" svg:x2="14.625cm" svg:y2="19cm" draw:start-shape="id48" draw:start-glue-point="3" draw:end-shape="id39" draw:end-glue-point="8" svg:d="M18951 22702h-4326v-3702" svg:viewBox="0 0 4327 3703">
          <text:p/>
        </draw:connector>
        <draw:connector draw:style-name="gr63" draw:text-style-name="P6" draw:layer="layout" svg:x1="37.227cm" svg:y1="19.103cm" svg:x2="24.05cm" svg:y2="25.802cm" draw:start-shape="id47" draw:start-glue-point="8" draw:end-shape="id42" draw:end-glue-point="1" svg:d="M37227 19103v6699h-13177" svg:viewBox="0 0 13178 6700">
          <text:p/>
        </draw:connector>
        <draw:frame draw:style-name="gr64" draw:text-style-name="P43" draw:layer="layout" svg:width="5cm" svg:height="2.139cm" svg:x="19.15cm" svg:y="18.3cm">
          <draw:text-box>
            <text:p><text:span text:style-name="T24">Relação de</text:span><text:span text:style-name="T24"><text:line-break/></text:span><text:span text:style-name="T24">Consumo</text:span></text:p>
          </draw:text-box>
        </draw:frame>
        <draw:connector draw:style-name="gr65" draw:text-style-name="P6" draw:layer="layout" svg:x1="34.735cm" svg:y1="18.664cm" svg:x2="24cm" svg:y2="22.702cm" draw:start-shape="id47" draw:start-glue-point="7" draw:end-shape="id48" draw:end-glue-point="1" svg:d="M34735 18664v4038h-10735" svg:viewBox="0 0 10736 4039">
          <text:p/>
        </draw:connector>
        <draw:custom-shape draw:style-name="gr66" draw:text-style-name="P45" xml:id="id49" draw:id="id49" draw:layer="layout" svg:width="7.75cm" svg:height="5cm" svg:x="1.7cm" svg:y="18.4cm">
          <text:p text:style-name="P44"><text:span text:style-name="T25">CONTEXTO</text:span></text:p>
          <text:p text:style-name="P44"><text:span text:style-name="T25">ECONÔMICO</text:span></text:p>
          <text:p text:style-name="P44"><text:span text:style-name="T25">E SOCI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6" draw:layer="layout" svg:x1="9.45cm" svg:y1="20.9cm" svg:x2="21.475cm" svg:y2="21.952cm" draw:start-shape="id49" draw:start-glue-point="7" draw:end-shape="id48" draw:end-glue-point="0" svg:d="M9450 20900h12025v1052" svg:viewBox="0 0 12026 1053">
          <text:p/>
        </draw:connector>
        <draw:custom-shape draw:style-name="gr68" draw:text-style-name="P46" draw:layer="layout" svg:width="7.897cm" svg:height="1.5cm" svg:x="17.553cm" svg:y="26.553cm">
          <text:p text:style-name="P34"><text:span text:style-name="T21">PARCE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custom-shape draw:style-name="gr69" draw:text-style-name="P37" draw:layer="layout" svg:width="13.75cm" svg:height="9.25cm" svg:x="10.75cm" svg:y="14.7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xml:id="id50" draw:id="id50" draw:layer="layout" svg:width="5.75cm" svg:height="3cm" svg:x="11.75cm" svg:y="16cm">
          <text:p text:style-name="P38"><text:span text:style-name="T22">VEN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52" draw:id="id52" draw:layer="layout" svg:width="5.25cm" svg:height="3cm" svg:x="25.402cm" svg:y="16.102cm">
          <text:p text:style-name="P31"><text:span text:style-name="T20">D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51" draw:id="id51" draw:layer="layout" svg:width="5.049cm" svg:height="1.5cm" svg:x="18.951cm" svg:y="16.851cm">
          <text:p text:style-name="P29"><text:span text:style-name="T19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7.5cm" svg:y1="17.5cm" svg:x2="18.951cm" svg:y2="17.601cm" draw:start-shape="id50" draw:end-shape="id51" svg:d="M17500 17500h775v101h676" svg:viewBox="0 0 1452 102">
          <text:p/>
        </draw:connector>
        <draw:connector draw:style-name="gr34" draw:text-style-name="P6" draw:layer="layout" svg:x1="24cm" svg:y1="17.601cm" svg:x2="25.402cm" svg:y2="17.602cm" draw:start-shape="id51" draw:start-glue-point="1" draw:end-shape="id52" draw:end-glue-point="6" svg:d="M24000 17601h701v1h701" svg:viewBox="0 0 1403 2">
          <text:p/>
        </draw:connector>
        <draw:custom-shape draw:style-name="gr52" draw:text-style-name="P35" xml:id="id53" draw:id="id53" draw:layer="layout" svg:width="5.198cm" svg:height="1.5cm" svg:x="18.852cm" svg:y="25.052cm">
          <text:p text:style-name="P34"><text:span text:style-name="T21">CRÉD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svg:x1="21.475cm" svg:y1="23.351cm" svg:x2="21.451cm" svg:y2="25.052cm" draw:end-shape="id53" draw:end-glue-point="0" svg:d="M21475 23351v600h-24v1101" svg:viewBox="0 0 25 1702">
          <text:p/>
        </draw:connector>
        <draw:custom-shape draw:style-name="gr46" draw:text-style-name="P36" xml:id="id54" draw:id="id54" draw:layer="layout" svg:width="5.75cm" svg:height="1.5cm" svg:x="18.501cm" svg:y="12.853cm">
          <text:p text:style-name="P34"><text:span text:style-name="T21">DEVOL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" draw:layer="layout" svg:x1="18.501cm" svg:y1="13.603cm" svg:x2="14.625cm" svg:y2="16cm" draw:start-shape="id54" draw:start-glue-point="3" draw:end-shape="id50" draw:end-glue-point="4" svg:d="M18501 13603h-3876v2397" svg:viewBox="0 0 3877 2398">
          <text:p/>
        </draw:connector>
        <draw:custom-shape draw:style-name="gr54" draw:text-style-name="P41" xml:id="id57" draw:id="id57" draw:layer="layout" svg:width="6.398cm" svg:height="3.002cm" svg:x="17.852cm" svg:y="2.75cm">
          <text:p text:style-name="P40"><text:span text:style-name="T23">ASSISTÊNCIA</text:span><text:span text:style-name="T23"><text:line-break/></text:span><text:span text:style-name="T23">TÉCN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6" xml:id="id56" draw:id="id56" draw:layer="layout" svg:width="5.75cm" svg:height="1.5cm" svg:x="18.502cm" svg:y="9.954cm">
          <text:p text:style-name="P34"><text:span text:style-name="T21">DEFE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6" draw:layer="layout" svg:x1="54.952cm" svg:y1="8.052cm" svg:x2="24.251cm" svg:y2="13.603cm" draw:start-shape="id55" draw:start-glue-point="6" draw:end-shape="id54" draw:end-glue-point="1" svg:d="M54952 8052h-15350v5551h-15351" svg:viewBox="0 0 30702 5552">
          <text:p/>
        </draw:connector>
        <draw:connector draw:style-name="gr56" draw:text-style-name="P6" draw:layer="layout" draw:line-skew="0cm 3.998cm" svg:x1="21.377cm" svg:y1="9.954cm" svg:x2="24.25cm" svg:y2="4.251cm" draw:start-shape="id56" draw:start-glue-point="0" draw:end-shape="id57" draw:end-glue-point="1" svg:d="M21377 9954v-2100h7373v-3603h-4500" svg:viewBox="0 0 7374 5704">
          <text:p/>
        </draw:connector>
        <draw:custom-shape draw:style-name="gr57" draw:text-style-name="P36" xml:id="id58" draw:id="id58" draw:layer="layout" svg:width="7.253cm" svg:height="2.695cm" svg:x="4.1cm" svg:y="6.555cm">
          <text:p text:style-name="P34"><text:span text:style-name="T21">DEFEITO de</text:span></text:p>
          <text:p text:style-name="P34"><text:span text:style-name="T21">FABR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6" draw:layer="layout" svg:x1="17.852cm" svg:y1="4.251cm" svg:x2="7.726cm" svg:y2="6.555cm" draw:start-shape="id57" draw:end-shape="id58" draw:end-glue-point="0" svg:d="M17852 4251h-10126v2304" svg:viewBox="0 0 10127 2305">
          <text:p/>
        </draw:connector>
        <draw:connector draw:style-name="gr59" draw:text-style-name="P6" draw:layer="layout" draw:line-skew="-1.426cm" svg:x1="7.726cm" svg:y1="9.25cm" svg:x2="14.625cm" svg:y2="16cm" draw:start-shape="id58" draw:start-glue-point="2" draw:end-shape="id50" draw:end-glue-point="4" svg:d="M7726 9250v1900h6899v4850" svg:viewBox="0 0 6900 6751">
          <text:p/>
        </draw:connector>
        <draw:custom-shape draw:style-name="gr71" draw:text-style-name="P42" xml:id="id59" draw:id="id59" draw:layer="layout" svg:width="7.047cm" svg:height="3cm" svg:x="33.703cm" svg:y="16.103cm">
          <text:p text:style-name="P31"><text:span text:style-name="T20">CLIEN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svg:x1="30.652cm" svg:y1="17.602cm" svg:x2="33.703cm" svg:y2="17.603cm" draw:start-shape="id52" draw:start-glue-point="10" draw:end-shape="id59" draw:end-glue-point="6" svg:d="M30652 17602h1476v1h1575" svg:viewBox="0 0 3052 2">
          <text:p/>
        </draw:connector>
        <draw:custom-shape draw:style-name="gr51" draw:text-style-name="P30" xml:id="id60" draw:id="id60" draw:layer="layout" svg:width="5.049cm" svg:height="1.5cm" svg:x="18.951cm" svg:y="21.952cm"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6" draw:layer="layout" svg:x1="18.951cm" svg:y1="22.702cm" svg:x2="14.625cm" svg:y2="19cm" draw:start-shape="id60" draw:start-glue-point="3" draw:end-shape="id50" draw:end-glue-point="8" svg:d="M18951 22702h-4326v-3702" svg:viewBox="0 0 4327 3703">
          <text:p/>
        </draw:connector>
        <draw:connector draw:style-name="gr72" draw:text-style-name="P6" draw:layer="layout" svg:x1="37.227cm" svg:y1="19.103cm" svg:x2="24.05cm" svg:y2="25.802cm" draw:start-shape="id59" draw:start-glue-point="8" draw:end-shape="id53" draw:end-glue-point="1" svg:d="M37227 19103v6699h-13177" svg:viewBox="0 0 13178 6700">
          <text:p/>
        </draw:connector>
        <draw:frame draw:style-name="gr64" draw:text-style-name="P43" draw:layer="layout" svg:width="5cm" svg:height="2.139cm" svg:x="19.15cm" svg:y="18.3cm">
          <draw:text-box>
            <text:p><text:span text:style-name="T24">Relação de</text:span><text:span text:style-name="T24"><text:line-break/></text:span><text:span text:style-name="T24">Consumo</text:span></text:p>
          </draw:text-box>
        </draw:frame>
        <draw:connector draw:style-name="gr65" draw:text-style-name="P6" draw:layer="layout" svg:x1="34.735cm" svg:y1="18.664cm" svg:x2="24cm" svg:y2="22.702cm" draw:start-shape="id59" draw:start-glue-point="7" draw:end-shape="id60" draw:end-glue-point="1" svg:d="M34735 18664v4038h-10735" svg:viewBox="0 0 10736 4039">
          <text:p/>
        </draw:connector>
        <draw:custom-shape draw:style-name="gr66" draw:text-style-name="P45" xml:id="id61" draw:id="id61" draw:layer="layout" svg:width="7.75cm" svg:height="5cm" svg:x="1.7cm" svg:y="18.4cm">
          <text:p text:style-name="P44"><text:span text:style-name="T25">CONTEXTO</text:span></text:p>
          <text:p text:style-name="P44"><text:span text:style-name="T25">ECONÔMICO</text:span></text:p>
          <text:p text:style-name="P44"><text:span text:style-name="T25">E SOCI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6" draw:layer="layout" svg:x1="9.45cm" svg:y1="20.9cm" svg:x2="21.475cm" svg:y2="21.952cm" draw:start-shape="id61" draw:start-glue-point="7" draw:end-shape="id60" draw:end-glue-point="0" svg:d="M9450 20900h12025v1052" svg:viewBox="0 0 12026 1053">
          <text:p/>
        </draw:connector>
        <draw:custom-shape draw:style-name="gr68" draw:text-style-name="P46" draw:layer="layout" svg:width="7.897cm" svg:height="1.5cm" svg:x="17.553cm" svg:y="26.553cm">
          <text:p text:style-name="P34"><text:span text:style-name="T21">PARCE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8" xml:id="id68" draw:id="id68" draw:layer="layout" svg:width="8.75cm" svg:height="2.25cm" svg:x="43.35cm" svg:y="23.7cm">
          <text:p text:style-name="P47"><text:span text:style-name="T24">LEGAL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62" draw:id="id62" draw:layer="layout" svg:width="8.75cm" svg:height="2.25cm" svg:x="60.7cm" svg:y="14.2cm">
          <text:p text:style-name="P47"><text:span text:style-name="T24">CONFORM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4" draw:text-style-name="P48" xml:id="id64" draw:id="id64" draw:layer="layout" svg:width="8.75cm" svg:height="2.699cm" svg:x="60.751cm" svg:y="17.801cm">
          <text:p text:style-name="P47"><text:span text:style-name="T24">ECONOMICAMENTE</text:span><text:span text:style-name="T24"><text:line-break/></text:span><text:span text:style-name="T24">CORRE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65" draw:id="id65" draw:layer="layout" svg:width="8.75cm" svg:height="2.25cm" svg:x="43.351cm" svg:y="26.601cm">
          <text:p text:style-name="P47"><text:span text:style-name="T24">EXIBICION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66" draw:id="id66" draw:layer="layout" svg:width="8.75cm" svg:height="2.25cm" svg:x="43.351cm" svg:y="20.701cm">
          <text:p text:style-name="P47"><text:span text:style-name="T24">PERFECCION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50" xml:id="id63" draw:id="id63" draw:layer="layout" svg:width="1.5cm" svg:height="1.5cm" svg:x="36.25cm" svg:y="8.95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draw:layer="layout" svg:width="1.5cm" svg:height="1.5cm" svg:x="40.351cm" svg:y="1.801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2cm">
          <draw:text-box>
            <text:p><text:span text:style-name="T27">MAIOR PROBABILIDADE</text:span></text:p>
          </draw:text-box>
        </draw:frame>
        <draw:custom-shape draw:style-name="gr75" draw:text-style-name="P50" draw:layer="layout" svg:width="1.5cm" svg:height="1.5cm" svg:x="40.352cm" svg:y="3.602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3.8cm">
          <draw:text-box>
            <text:p><text:span text:style-name="T27">MENOR PROBABILIDADE</text:span></text:p>
          </draw:text-box>
        </draw:frame>
        <draw:custom-shape draw:style-name="gr75" draw:text-style-name="P50" xml:id="id55" draw:id="id55" draw:layer="layout" svg:width="1.5cm" svg:height="1.5cm" svg:x="54.952cm" svg:y="7.302cm">
          <text:p text:style-name="P49"><text:span text:style-name="T26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draw:layer="layout" svg:width="1.5cm" svg:height="1.5cm" svg:x="40.353cm" svg:y="5.203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5.4cm">
          <draw:text-box>
            <text:p><text:span text:style-name="T27">PROBABILIDADE MÉDIA</text:span></text:p>
          </draw:text-box>
        </draw:frame>
        <draw:connector draw:style-name="gr77" draw:text-style-name="P6" draw:layer="layout" svg:x1="65.075cm" svg:y1="14.2cm" svg:x2="37.75cm" svg:y2="9.7cm" draw:start-shape="id62" draw:start-glue-point="4" draw:end-shape="id63" draw:end-glue-point="10" svg:d="M65075 14200v-4500h-27325" svg:viewBox="0 0 27326 4501">
          <text:p/>
        </draw:connector>
        <draw:connector draw:style-name="gr78" draw:text-style-name="P6" draw:layer="layout" draw:line-skew="4.999cm" svg:x1="36.25cm" svg:y1="9.7cm" svg:x2="24.251cm" svg:y2="13.603cm" draw:start-shape="id63" draw:start-glue-point="6" draw:end-shape="id54" draw:end-glue-point="1" svg:d="M36250 9700h-1000v3903h-10999" svg:viewBox="0 0 12000 3904">
          <text:p/>
        </draw:connector>
        <draw:custom-shape draw:style-name="gr75" draw:text-style-name="P50" xml:id="id67" draw:id="id67" draw:layer="layout" svg:width="1.5cm" svg:height="1.5cm" svg:x="36.252cm" svg:y="10.802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6" draw:layer="layout" draw:line-skew="4.897cm" svg:x1="69.501cm" svg:y1="19.151cm" svg:x2="56.452cm" svg:y2="8.052cm" draw:start-shape="id64" draw:start-glue-point="7" draw:end-shape="id55" draw:end-glue-point="10" svg:d="M69501 19151h5399v-11099h-18448" svg:viewBox="0 0 18449 11100">
          <text:p/>
        </draw:connector>
        <draw:connector draw:style-name="gr80" draw:text-style-name="P6" draw:layer="layout" svg:x1="52.101cm" svg:y1="27.726cm" svg:x2="55.702cm" svg:y2="8.802cm" draw:start-shape="id65" draw:start-glue-point="7" draw:end-shape="id55" draw:end-glue-point="8" svg:d="M52101 27726h3601v-18924" svg:viewBox="0 0 3602 18925">
          <text:p/>
        </draw:connector>
        <draw:connector draw:style-name="gr81" draw:text-style-name="P6" draw:layer="layout" svg:x1="47.726cm" svg:y1="20.701cm" svg:x2="37.752cm" svg:y2="11.552cm" draw:start-shape="id66" draw:start-glue-point="4" draw:end-shape="id67" draw:end-glue-point="10" svg:d="M47726 20701v-9149h-9974" svg:viewBox="0 0 9975 9150">
          <text:p/>
        </draw:connector>
        <draw:connector draw:style-name="gr82" draw:text-style-name="P6" draw:layer="layout" svg:x1="52.1cm" svg:y1="24.825cm" svg:x2="37.752cm" svg:y2="11.552cm" draw:start-shape="id68" draw:start-glue-point="7" draw:end-shape="id67" draw:end-glue-point="10" svg:d="M52100 24825h502v-13273h-14850" svg:viewBox="0 0 14851 13274">
          <text:p/>
        </draw:connector>
        <draw:connector draw:style-name="gr83" draw:text-style-name="P6" draw:layer="layout" draw:line-skew="-0.775cm" svg:x1="40.75cm" svg:y1="17.603cm" svg:x2="60.7cm" svg:y2="15.325cm" draw:start-shape="id59" draw:start-glue-point="10" draw:end-shape="id62" draw:end-glue-point="5" svg:d="M40750 17603h9250v-2278h10700" svg:viewBox="0 0 19951 2279">
          <text:p/>
        </draw:connector>
        <draw:connector draw:style-name="gr84" draw:text-style-name="P6" draw:layer="layout" draw:line-skew="-0.8cm" svg:x1="40.75cm" svg:y1="17.603cm" svg:x2="60.751cm" svg:y2="19.151cm" draw:start-shape="id59" draw:start-glue-point="10" draw:end-shape="id64" draw:end-glue-point="5" svg:d="M40750 17603h9250v1548h10751" svg:viewBox="0 0 20002 1549">
          <text:p/>
        </draw:connector>
        <draw:connector draw:style-name="gr85" draw:text-style-name="P6" draw:layer="layout" svg:x1="39.718cm" svg:y1="18.664cm" svg:x2="43.351cm" svg:y2="21.826cm" draw:start-shape="id59" draw:start-glue-point="9" draw:end-shape="id66" draw:end-glue-point="5" svg:d="M39718 18664v3162h3633" svg:viewBox="0 0 3634 3163">
          <text:p/>
        </draw:connector>
        <draw:connector draw:style-name="gr86" draw:text-style-name="P6" draw:layer="layout" svg:x1="39.718cm" svg:y1="18.664cm" svg:x2="43.35cm" svg:y2="24.825cm" draw:start-shape="id59" draw:start-glue-point="9" draw:end-shape="id68" draw:end-glue-point="5" svg:d="M39718 18664v6161h3632" svg:viewBox="0 0 3633 6162">
          <text:p/>
        </draw:connector>
        <draw:connector draw:style-name="gr87" draw:text-style-name="P6" draw:layer="layout" svg:x1="39.718cm" svg:y1="18.664cm" svg:x2="43.351cm" svg:y2="27.726cm" draw:start-shape="id59" draw:start-glue-point="9" draw:end-shape="id65" draw:end-glue-point="5" svg:d="M39718 18664v9062h3633" svg:viewBox="0 0 3634 9063">
          <text:p/>
        </draw:connector>
        <draw:custom-shape draw:style-name="gr75" draw:text-style-name="P50" xml:id="id69" draw:id="id69" draw:layer="layout" svg:width="1.5cm" svg:height="1.5cm" svg:x="27.25cm" svg:y="9.95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6" draw:layer="layout" svg:x1="34.735cm" svg:y1="16.542cm" svg:x2="28.75cm" svg:y2="10.7cm" draw:start-shape="id59" draw:start-glue-point="5" draw:end-shape="id69" draw:end-glue-point="10" svg:d="M34735 16542v-5842h-5985" svg:viewBox="0 0 5986 5843">
          <text:p/>
        </draw:connector>
        <draw:connector draw:style-name="gr89" draw:text-style-name="P6" draw:layer="layout" svg:x1="27.25cm" svg:y1="10.7cm" svg:x2="24.252cm" svg:y2="10.704cm" draw:start-shape="id69" draw:start-glue-point="6" draw:end-shape="id56" draw:end-glue-point="1" svg:d="M27250 10700h-1498v4h-1500" svg:viewBox="0 0 2999 5">
          <text:p/>
        </draw:connector>
        <draw:connector draw:style-name="gr90" draw:text-style-name="P6" draw:layer="layout" svg:x1="36.252cm" svg:y1="11.552cm" svg:x2="24.251cm" svg:y2="13.603cm" draw:start-shape="id67" draw:start-glue-point="6" draw:end-shape="id54" draw:end-glue-point="1" svg:d="M36252 11552h-6000v2051h-6001" svg:viewBox="0 0 12002 2052">
          <text:p/>
        </draw:connector>
      </draw:page>
      <draw:page draw:name="page6" draw:style-name="dp1" draw:master-page-name="Padrão">
        <draw:custom-shape draw:style-name="gr69" draw:text-style-name="P37" draw:layer="layout" svg:width="13.75cm" svg:height="9.25cm" svg:x="10.75cm" svg:y="14.7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xml:id="id70" draw:id="id70" draw:layer="layout" svg:width="5.75cm" svg:height="3cm" svg:x="11.75cm" svg:y="16cm">
          <text:p text:style-name="P38"><text:span text:style-name="T22">VEND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3" xml:id="id72" draw:id="id72" draw:layer="layout" svg:width="5.25cm" svg:height="3cm" svg:x="25.402cm" svg:y="16.102cm">
          <text:p text:style-name="P31"><text:span text:style-name="T20">D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71" draw:id="id71" draw:layer="layout" svg:width="5.049cm" svg:height="1.5cm" svg:x="18.951cm" svg:y="16.851cm">
          <text:p text:style-name="P29"><text:span text:style-name="T19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7.5cm" svg:y1="17.5cm" svg:x2="18.951cm" svg:y2="17.601cm" draw:start-shape="id70" draw:end-shape="id71" svg:d="M17500 17500h775v101h676" svg:viewBox="0 0 1452 102">
          <text:p/>
        </draw:connector>
        <draw:connector draw:style-name="gr34" draw:text-style-name="P6" draw:layer="layout" svg:x1="24cm" svg:y1="17.601cm" svg:x2="25.402cm" svg:y2="17.602cm" draw:start-shape="id71" draw:start-glue-point="1" draw:end-shape="id72" draw:end-glue-point="6" svg:d="M24000 17601h701v1h701" svg:viewBox="0 0 1403 2">
          <text:p/>
        </draw:connector>
        <draw:custom-shape draw:style-name="gr52" draw:text-style-name="P35" xml:id="id73" draw:id="id73" draw:layer="layout" svg:width="5.198cm" svg:height="1.5cm" svg:x="18.852cm" svg:y="25.052cm">
          <text:p text:style-name="P34"><text:span text:style-name="T21">CRÉD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svg:x1="21.475cm" svg:y1="23.351cm" svg:x2="21.451cm" svg:y2="25.052cm" draw:end-shape="id73" draw:end-glue-point="0" svg:d="M21475 23351v600h-24v1101" svg:viewBox="0 0 25 1702">
          <text:p/>
        </draw:connector>
        <draw:custom-shape draw:style-name="gr46" draw:text-style-name="P36" xml:id="id74" draw:id="id74" draw:layer="layout" svg:width="5.75cm" svg:height="1.5cm" svg:x="18.501cm" svg:y="12.853cm">
          <text:p text:style-name="P34"><text:span text:style-name="T21">DEVOL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" draw:layer="layout" svg:x1="18.501cm" svg:y1="13.603cm" svg:x2="14.625cm" svg:y2="16cm" draw:start-shape="id74" draw:start-glue-point="3" draw:end-shape="id70" draw:end-glue-point="4" svg:d="M18501 13603h-3876v2397" svg:viewBox="0 0 3877 2398">
          <text:p/>
        </draw:connector>
        <draw:custom-shape draw:style-name="gr54" draw:text-style-name="P41" xml:id="id77" draw:id="id77" draw:layer="layout" svg:width="6.398cm" svg:height="3.002cm" svg:x="17.852cm" svg:y="2.75cm">
          <text:p text:style-name="P40"><text:span text:style-name="T23">ASSISTÊNCIA</text:span><text:span text:style-name="T23"><text:line-break/></text:span><text:span text:style-name="T23">TÉCN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6" xml:id="id76" draw:id="id76" draw:layer="layout" svg:width="5.75cm" svg:height="1.5cm" svg:x="18.502cm" svg:y="9.954cm">
          <text:p text:style-name="P34"><text:span text:style-name="T21">DEFE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6" draw:layer="layout" svg:x1="54.952cm" svg:y1="8.052cm" svg:x2="24.251cm" svg:y2="13.603cm" draw:start-shape="id75" draw:start-glue-point="6" draw:end-shape="id74" draw:end-glue-point="1" svg:d="M54952 8052h-15350v5551h-15351" svg:viewBox="0 0 30702 5552">
          <text:p/>
        </draw:connector>
        <draw:connector draw:style-name="gr56" draw:text-style-name="P6" draw:layer="layout" draw:line-skew="0cm 3.998cm" svg:x1="21.377cm" svg:y1="9.954cm" svg:x2="24.25cm" svg:y2="4.251cm" draw:start-shape="id76" draw:start-glue-point="0" draw:end-shape="id77" draw:end-glue-point="1" svg:d="M21377 9954v-2100h7373v-3603h-4500" svg:viewBox="0 0 7374 5704">
          <text:p/>
        </draw:connector>
        <draw:custom-shape draw:style-name="gr57" draw:text-style-name="P36" xml:id="id78" draw:id="id78" draw:layer="layout" svg:width="7.253cm" svg:height="2.695cm" svg:x="4.1cm" svg:y="6.555cm">
          <text:p text:style-name="P34"><text:span text:style-name="T21">DEFEITO de</text:span></text:p>
          <text:p text:style-name="P34"><text:span text:style-name="T21">FABR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6" draw:layer="layout" svg:x1="17.852cm" svg:y1="4.251cm" svg:x2="7.726cm" svg:y2="6.555cm" draw:start-shape="id77" draw:end-shape="id78" draw:end-glue-point="0" svg:d="M17852 4251h-10126v2304" svg:viewBox="0 0 10127 2305">
          <text:p/>
        </draw:connector>
        <draw:connector draw:style-name="gr59" draw:text-style-name="P6" draw:layer="layout" draw:line-skew="-1.426cm" svg:x1="7.726cm" svg:y1="9.25cm" svg:x2="14.625cm" svg:y2="16cm" draw:start-shape="id78" draw:start-glue-point="2" draw:end-shape="id70" draw:end-glue-point="4" svg:d="M7726 9250v1900h6899v4850" svg:viewBox="0 0 6900 6751">
          <text:p/>
        </draw:connector>
        <draw:custom-shape draw:style-name="gr71" draw:text-style-name="P42" xml:id="id79" draw:id="id79" draw:layer="layout" svg:width="7.047cm" svg:height="3cm" svg:x="33.703cm" svg:y="16.103cm">
          <text:p text:style-name="P31"><text:span text:style-name="T20">CLIEN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svg:x1="30.652cm" svg:y1="17.602cm" svg:x2="33.703cm" svg:y2="17.603cm" draw:start-shape="id72" draw:start-glue-point="10" draw:end-shape="id79" draw:end-glue-point="6" svg:d="M30652 17602h1476v1h1575" svg:viewBox="0 0 3052 2">
          <text:p/>
        </draw:connector>
        <draw:custom-shape draw:style-name="gr51" draw:text-style-name="P30" xml:id="id80" draw:id="id80" draw:layer="layout" svg:width="5.049cm" svg:height="1.5cm" svg:x="18.951cm" svg:y="21.952cm"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6" draw:layer="layout" svg:x1="18.951cm" svg:y1="22.702cm" svg:x2="14.625cm" svg:y2="19cm" draw:start-shape="id80" draw:start-glue-point="3" draw:end-shape="id70" draw:end-glue-point="8" svg:d="M18951 22702h-4326v-3702" svg:viewBox="0 0 4327 3703">
          <text:p/>
        </draw:connector>
        <draw:connector draw:style-name="gr72" draw:text-style-name="P6" draw:layer="layout" svg:x1="37.227cm" svg:y1="19.103cm" svg:x2="24.05cm" svg:y2="25.802cm" draw:start-shape="id79" draw:start-glue-point="8" draw:end-shape="id73" draw:end-glue-point="1" svg:d="M37227 19103v6699h-13177" svg:viewBox="0 0 13178 6700">
          <text:p/>
        </draw:connector>
        <draw:frame draw:style-name="gr64" draw:text-style-name="P43" draw:layer="layout" svg:width="5cm" svg:height="2.139cm" svg:x="19.15cm" svg:y="18.3cm">
          <draw:text-box>
            <text:p><text:span text:style-name="T24">Relação de</text:span><text:span text:style-name="T24"><text:line-break/></text:span><text:span text:style-name="T24">Consumo</text:span></text:p>
          </draw:text-box>
        </draw:frame>
        <draw:custom-shape draw:style-name="gr66" draw:text-style-name="P45" xml:id="id81" draw:id="id81" draw:layer="layout" svg:width="7.75cm" svg:height="5cm" svg:x="1.7cm" svg:y="18.4cm">
          <text:p text:style-name="P44"><text:span text:style-name="T25">CONTEXTO</text:span></text:p>
          <text:p text:style-name="P44"><text:span text:style-name="T25">ECONÔMICO</text:span></text:p>
          <text:p text:style-name="P44"><text:span text:style-name="T25">E SOCI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6" draw:layer="layout" svg:x1="9.45cm" svg:y1="20.9cm" svg:x2="21.475cm" svg:y2="21.952cm" draw:start-shape="id81" draw:start-glue-point="7" draw:end-shape="id80" draw:end-glue-point="0" svg:d="M9450 20900h12025v1052" svg:viewBox="0 0 12026 1053">
          <text:p/>
        </draw:connector>
        <draw:custom-shape draw:style-name="gr68" draw:text-style-name="P46" draw:layer="layout" svg:width="7.897cm" svg:height="1.5cm" svg:x="17.553cm" svg:y="26.553cm">
          <text:p text:style-name="P34"><text:span text:style-name="T21">PARCE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8" xml:id="id88" draw:id="id88" draw:layer="layout" svg:width="8.75cm" svg:height="2.25cm" svg:x="43.35cm" svg:y="23.7cm">
          <text:p text:style-name="P47"><text:span text:style-name="T24">LEGAL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82" draw:id="id82" draw:layer="layout" svg:width="8.75cm" svg:height="2.25cm" svg:x="60.7cm" svg:y="14.2cm">
          <text:p text:style-name="P47"><text:span text:style-name="T24">CONFORM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4" draw:text-style-name="P48" xml:id="id84" draw:id="id84" draw:layer="layout" svg:width="8.75cm" svg:height="2.699cm" svg:x="60.751cm" svg:y="17.801cm">
          <text:p text:style-name="P47"><text:span text:style-name="T24">ECONOMICAMENTE</text:span><text:span text:style-name="T24"><text:line-break/></text:span><text:span text:style-name="T24">CORRE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85" draw:id="id85" draw:layer="layout" svg:width="8.75cm" svg:height="2.25cm" svg:x="43.351cm" svg:y="26.601cm">
          <text:p text:style-name="P47"><text:span text:style-name="T24">EXIBICIONISTA</text:span><text:span text:style-name="T28">(*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86" draw:id="id86" draw:layer="layout" svg:width="8.75cm" svg:height="2.25cm" svg:x="43.351cm" svg:y="20.701cm">
          <text:p text:style-name="P47"><text:span text:style-name="T24">PERFECCION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50" xml:id="id83" draw:id="id83" draw:layer="layout" svg:width="1.5cm" svg:height="1.5cm" svg:x="36.25cm" svg:y="8.95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draw:layer="layout" svg:width="1.5cm" svg:height="1.5cm" svg:x="40.351cm" svg:y="1.801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2cm">
          <draw:text-box>
            <text:p><text:span text:style-name="T27">MAIOR PROBABILIDADE</text:span></text:p>
          </draw:text-box>
        </draw:frame>
        <draw:custom-shape draw:style-name="gr75" draw:text-style-name="P50" draw:layer="layout" svg:width="1.5cm" svg:height="1.5cm" svg:x="40.352cm" svg:y="3.602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3.8cm">
          <draw:text-box>
            <text:p><text:span text:style-name="T27">MENOR PROBABILIDADE</text:span></text:p>
          </draw:text-box>
        </draw:frame>
        <draw:custom-shape draw:style-name="gr75" draw:text-style-name="P50" xml:id="id75" draw:id="id75" draw:layer="layout" svg:width="1.5cm" svg:height="1.5cm" svg:x="54.952cm" svg:y="7.302cm">
          <text:p text:style-name="P49"><text:span text:style-name="T26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draw:layer="layout" svg:width="1.5cm" svg:height="1.5cm" svg:x="40.353cm" svg:y="5.203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5.4cm">
          <draw:text-box>
            <text:p><text:span text:style-name="T27">PROBABILIDADE MÉDIA</text:span></text:p>
          </draw:text-box>
        </draw:frame>
        <draw:connector draw:style-name="gr77" draw:text-style-name="P6" draw:layer="layout" svg:x1="65.075cm" svg:y1="14.2cm" svg:x2="37.75cm" svg:y2="9.7cm" draw:start-shape="id82" draw:start-glue-point="4" draw:end-shape="id83" draw:end-glue-point="10" svg:d="M65075 14200v-4500h-27325" svg:viewBox="0 0 27326 4501">
          <text:p/>
        </draw:connector>
        <draw:connector draw:style-name="gr78" draw:text-style-name="P6" draw:layer="layout" draw:line-skew="4.999cm" svg:x1="36.25cm" svg:y1="9.7cm" svg:x2="24.251cm" svg:y2="13.603cm" draw:start-shape="id83" draw:start-glue-point="6" draw:end-shape="id74" draw:end-glue-point="1" svg:d="M36250 9700h-1000v3903h-10999" svg:viewBox="0 0 12000 3904">
          <text:p/>
        </draw:connector>
        <draw:custom-shape draw:style-name="gr75" draw:text-style-name="P50" xml:id="id87" draw:id="id87" draw:layer="layout" svg:width="1.5cm" svg:height="1.5cm" svg:x="36.252cm" svg:y="10.802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6" draw:layer="layout" draw:line-skew="4.897cm" svg:x1="69.501cm" svg:y1="19.151cm" svg:x2="56.452cm" svg:y2="8.052cm" draw:start-shape="id84" draw:start-glue-point="7" draw:end-shape="id75" draw:end-glue-point="10" svg:d="M69501 19151h5399v-11099h-18448" svg:viewBox="0 0 18449 11100">
          <text:p/>
        </draw:connector>
        <draw:connector draw:style-name="gr80" draw:text-style-name="P6" draw:layer="layout" svg:x1="52.101cm" svg:y1="27.726cm" svg:x2="55.702cm" svg:y2="8.802cm" draw:start-shape="id85" draw:start-glue-point="7" draw:end-shape="id75" draw:end-glue-point="8" svg:d="M52101 27726h3601v-18924" svg:viewBox="0 0 3602 18925">
          <text:p/>
        </draw:connector>
        <draw:connector draw:style-name="gr81" draw:text-style-name="P6" draw:layer="layout" svg:x1="47.726cm" svg:y1="20.701cm" svg:x2="37.752cm" svg:y2="11.552cm" draw:start-shape="id86" draw:start-glue-point="4" draw:end-shape="id87" draw:end-glue-point="10" svg:d="M47726 20701v-9149h-9974" svg:viewBox="0 0 9975 9150">
          <text:p/>
        </draw:connector>
        <draw:connector draw:style-name="gr82" draw:text-style-name="P6" draw:layer="layout" svg:x1="52.1cm" svg:y1="24.825cm" svg:x2="37.752cm" svg:y2="11.552cm" draw:start-shape="id88" draw:start-glue-point="7" draw:end-shape="id87" draw:end-glue-point="10" svg:d="M52100 24825h502v-13273h-14850" svg:viewBox="0 0 14851 13274">
          <text:p/>
        </draw:connector>
        <draw:connector draw:style-name="gr83" draw:text-style-name="P6" draw:layer="layout" draw:line-skew="-0.775cm" svg:x1="40.75cm" svg:y1="17.603cm" svg:x2="60.7cm" svg:y2="15.325cm" draw:start-shape="id79" draw:start-glue-point="10" draw:end-shape="id82" draw:end-glue-point="5" svg:d="M40750 17603h9250v-2278h10700" svg:viewBox="0 0 19951 2279">
          <text:p/>
        </draw:connector>
        <draw:connector draw:style-name="gr84" draw:text-style-name="P6" draw:layer="layout" draw:line-skew="-0.8cm" svg:x1="40.75cm" svg:y1="17.603cm" svg:x2="60.751cm" svg:y2="19.151cm" draw:start-shape="id79" draw:start-glue-point="10" draw:end-shape="id84" draw:end-glue-point="5" svg:d="M40750 17603h9250v1548h10751" svg:viewBox="0 0 20002 1549">
          <text:p/>
        </draw:connector>
        <draw:connector draw:style-name="gr85" draw:text-style-name="P6" draw:layer="layout" svg:x1="39.718cm" svg:y1="18.664cm" svg:x2="43.351cm" svg:y2="21.826cm" draw:start-shape="id79" draw:start-glue-point="9" draw:end-shape="id86" draw:end-glue-point="5" svg:d="M39718 18664v3162h3633" svg:viewBox="0 0 3634 3163">
          <text:p/>
        </draw:connector>
        <draw:connector draw:style-name="gr86" draw:text-style-name="P6" draw:layer="layout" svg:x1="39.718cm" svg:y1="18.664cm" svg:x2="43.35cm" svg:y2="24.825cm" draw:start-shape="id79" draw:start-glue-point="9" draw:end-shape="id88" draw:end-glue-point="5" svg:d="M39718 18664v6161h3632" svg:viewBox="0 0 3633 6162">
          <text:p/>
        </draw:connector>
        <draw:connector draw:style-name="gr87" draw:text-style-name="P6" draw:layer="layout" svg:x1="39.718cm" svg:y1="18.664cm" svg:x2="43.351cm" svg:y2="27.726cm" draw:start-shape="id79" draw:start-glue-point="9" draw:end-shape="id85" draw:end-glue-point="5" svg:d="M39718 18664v9062h3633" svg:viewBox="0 0 3634 9063">
          <text:p/>
        </draw:connector>
        <draw:custom-shape draw:style-name="gr75" draw:text-style-name="P50" xml:id="id89" draw:id="id89" draw:layer="layout" svg:width="1.5cm" svg:height="1.5cm" svg:x="27.25cm" svg:y="9.95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6" draw:layer="layout" svg:x1="34.735cm" svg:y1="16.542cm" svg:x2="28.75cm" svg:y2="10.7cm" draw:start-shape="id79" draw:start-glue-point="5" draw:end-shape="id89" draw:end-glue-point="10" svg:d="M34735 16542v-5842h-5985" svg:viewBox="0 0 5986 5843">
          <text:p/>
        </draw:connector>
        <draw:connector draw:style-name="gr89" draw:text-style-name="P6" draw:layer="layout" svg:x1="27.25cm" svg:y1="10.7cm" svg:x2="24.252cm" svg:y2="10.704cm" draw:start-shape="id89" draw:start-glue-point="6" draw:end-shape="id76" draw:end-glue-point="1" svg:d="M27250 10700h-1498v4h-1500" svg:viewBox="0 0 2999 5">
          <text:p/>
        </draw:connector>
        <draw:connector draw:style-name="gr90" draw:text-style-name="P6" draw:layer="layout" svg:x1="36.252cm" svg:y1="11.552cm" svg:x2="24.251cm" svg:y2="13.603cm" draw:start-shape="id87" draw:start-glue-point="6" draw:end-shape="id74" draw:end-glue-point="1" svg:d="M36252 11552h-6000v2051h-6001" svg:viewBox="0 0 12002 2052">
          <text:p/>
        </draw:connector>
        <draw:custom-shape draw:style-name="gr75" draw:text-style-name="P50" xml:id="id90" draw:id="id90" draw:layer="layout" svg:width="1.5cm" svg:height="1.5cm" svg:x="33.352cm" svg:y="29.002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xml:id="id92" draw:id="id92" draw:layer="layout" svg:width="1.5cm" svg:height="1.5cm" svg:x="33.353cm" svg:y="30.803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xml:id="id91" draw:id="id91" draw:layer="layout" svg:width="1.5cm" svg:height="1.5cm" svg:x="33.354cm" svg:y="32.504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6" draw:layer="layout" draw:line-skew="6.648cm" svg:x1="52.1cm" svg:y1="24.825cm" svg:x2="34.852cm" svg:y2="29.752cm" draw:start-shape="id88" draw:start-glue-point="7" draw:end-shape="id90" draw:end-glue-point="10" svg:d="M52100 24825h7150v4927h-24398" svg:viewBox="0 0 24399 4928">
          <text:p/>
        </draw:connector>
        <draw:connector draw:style-name="gr92" draw:text-style-name="P6" draw:layer="layout" svg:x1="65.126cm" svg:y1="20.5cm" svg:x2="34.852cm" svg:y2="29.752cm" draw:start-shape="id84" draw:start-glue-point="6" draw:end-shape="id90" draw:end-glue-point="10" svg:d="M65126 20500v9252h-30274" svg:viewBox="0 0 30275 9253">
          <text:p/>
        </draw:connector>
        <draw:connector draw:style-name="gr93" draw:text-style-name="P6" draw:layer="layout" draw:line-skew="2.548cm" svg:x1="69.45cm" svg:y1="15.325cm" svg:x2="34.854cm" svg:y2="33.254cm" draw:start-shape="id82" draw:start-glue-point="7" draw:end-shape="id91" draw:end-glue-point="10" svg:d="M69450 15325h3050v17929h-37646" svg:viewBox="0 0 37647 17930">
          <text:p/>
        </draw:connector>
        <draw:connector draw:style-name="gr94" draw:text-style-name="P6" draw:layer="layout" draw:line-skew="8.897cm" svg:x1="52.101cm" svg:y1="21.826cm" svg:x2="34.854cm" svg:y2="33.254cm" draw:start-shape="id86" draw:start-glue-point="7" draw:end-shape="id91" draw:end-glue-point="10" svg:d="M52101 21826h9399v11428h-26646" svg:viewBox="0 0 26647 11429">
          <text:p/>
        </draw:connector>
        <draw:connector draw:style-name="gr95" draw:text-style-name="P6" draw:layer="layout" draw:line-skew="3.147cm" svg:x1="52.101cm" svg:y1="27.726cm" svg:x2="34.853cm" svg:y2="31.553cm" draw:start-shape="id85" draw:start-glue-point="7" draw:end-shape="id92" draw:end-glue-point="10" svg:d="M52101 27726h3649v3827h-20897" svg:viewBox="0 0 20898 3828">
          <text:p/>
        </draw:connector>
        <draw:connector draw:style-name="gr96" draw:text-style-name="P6" draw:layer="layout" svg:x1="33.352cm" svg:y1="29.752cm" svg:x2="24cm" svg:y2="22.702cm" draw:start-shape="id90" draw:start-glue-point="6" draw:end-shape="id80" draw:end-glue-point="1" svg:d="M33352 29752h-4676v-7050h-4676" svg:viewBox="0 0 9353 7051">
          <text:p/>
        </draw:connector>
        <draw:connector draw:style-name="gr97" draw:text-style-name="P6" draw:layer="layout" svg:x1="33.353cm" svg:y1="31.553cm" svg:x2="24cm" svg:y2="22.702cm" draw:start-shape="id92" draw:start-glue-point="6" draw:end-shape="id80" draw:end-glue-point="1" svg:d="M33353 31553h-4676v-8851h-4677" svg:viewBox="0 0 9354 8852">
          <text:p/>
        </draw:connector>
        <draw:connector draw:style-name="gr98" draw:text-style-name="P6" draw:layer="layout" svg:x1="33.354cm" svg:y1="33.254cm" svg:x2="24cm" svg:y2="22.702cm" draw:start-shape="id91" draw:start-glue-point="6" draw:end-shape="id80" draw:end-glue-point="1" svg:d="M33354 33254h-4677v-10552h-4677" svg:viewBox="0 0 9355 10553">
          <text:p/>
        </draw:connector>
        <draw:frame draw:style-name="gr9" draw:text-style-name="P7" draw:layer="layout" svg:width="27.35cm" svg:height="2.612cm" svg:x="3.25cm" svg:y="35.9cm">
          <draw:text-box>
            <text:p><text:span text:style-name="T4">(*) </text:span><text:span text:style-name="T5">Inclui o cliente da hora do almoço, que vai ao comércio apenas para passar o tempo.</text:span></text:p>
          </draw:text-box>
        </draw:frame>
      </draw:page>
      <draw:page draw:name="page7" draw:style-name="dp1" draw:master-page-name="Padrão">
        <draw:custom-shape draw:style-name="gr46" draw:text-style-name="P36" xml:id="id98" draw:id="id98" draw:layer="layout" svg:width="5.75cm" svg:height="1.5cm" svg:x="8.85cm" svg:y="25.35cm">
          <text:p text:style-name="P34"><text:span text:style-name="T21">DEFE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7.746cm" svg:height="2.749cm" svg:x="1.004cm" svg:y="1.001cm">
          <text:p text:style-name="P52"><text:span text:style-name="T29">Ideias Primitivas – Levantamento para Chat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6" xml:id="id99" draw:id="id99" draw:layer="layout" svg:width="7.253cm" svg:height="2.695cm" svg:x="15.097cm" svg:y="27.155cm">
          <text:p text:style-name="P34"><text:span text:style-name="T21">DEFEITO de</text:span></text:p>
          <text:p text:style-name="P34"><text:span text:style-name="T21">FABR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1" xml:id="id94" draw:id="id94" draw:layer="layout" svg:width="6.398cm" svg:height="3.002cm" svg:x="8.85cm" svg:y="9.798cm">
          <text:p text:style-name="P40"><text:span text:style-name="T23">ASSISTÊNCIA</text:span><text:span text:style-name="T23"><text:line-break/></text:span><text:span text:style-name="T23">TÉCN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0" xml:id="id95" draw:id="id95" draw:layer="layout" svg:width="5.049cm" svg:height="1.5cm" svg:x="8.951cm" svg:y="13.452cm">
          <text:p text:style-name="P29"><text:span text:style-name="T19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5" xml:id="id97" draw:id="id97" draw:layer="layout" svg:width="5.198cm" svg:height="1.5cm" svg:x="8.85cm" svg:y="22.75cm">
          <text:p text:style-name="P34"><text:span text:style-name="T21">CRÉD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6" xml:id="id100" draw:id="id100" draw:layer="layout" svg:width="5.75cm" svg:height="1.5cm" svg:x="8.85cm" svg:y="30.75cm">
          <text:p text:style-name="P34"><text:span text:style-name="T21">DEVOL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5" xml:id="id96" draw:id="id96" draw:layer="layout" svg:width="7.75cm" svg:height="5cm" svg:x="8.85cm" svg:y="16.05cm">
          <text:p text:style-name="P44"><text:span text:style-name="T25">CONTEXTO</text:span></text:p>
          <text:p text:style-name="P44"><text:span text:style-name="T25">ECONÔMICO</text:span></text:p>
          <text:p text:style-name="P44"><text:span text:style-name="T25">E SOCI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1" draw:text-style-name="P30" xml:id="id102" draw:id="id102" draw:layer="layout" svg:width="5.049cm" svg:height="1.5cm" svg:x="8.851cm" svg:y="33.453cm"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0" xml:id="id106" draw:id="id106" draw:layer="layout" svg:width="5.049cm" svg:height="2.696cm" svg:x="14.551cm" svg:y="38.75cm">
          <text:p text:style-name="P29"><text:span text:style-name="T19">Vai atrasar</text:span></text:p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0" xml:id="id105" draw:id="id105" draw:layer="layout" svg:width="5.049cm" svg:height="2.696cm" svg:x="14.451cm" svg:y="35.655cm">
          <text:p text:style-name="P29"><text:span text:style-name="T19">Pagamento</text:span></text:p>
          <text:p text:style-name="P29"><text:span text:style-name="T19">Atras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0" xml:id="id103" draw:id="id103" draw:layer="layout" svg:width="5.049cm" svg:height="2.196cm" svg:x="9.051cm" svg:y="41.854cm">
          <text:p text:style-name="P29"><text:span text:style-name="T19">Data de</text:span><text:span text:style-name="T19"><text:line-break/></text:span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0" xml:id="id107" draw:id="id107" draw:layer="layout" svg:width="5.049cm" svg:height="2.194cm" svg:x="14.451cm" svg:y="44.356cm">
          <text:p text:style-name="P29"><text:span text:style-name="T19">Alteração,</text:span></text:p>
          <text:p text:style-name="P29"><text:span text:style-name="T19">mudanç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6" xml:id="id104" draw:id="id104" draw:layer="layout" svg:width="7.897cm" svg:height="1.5cm" svg:x="8.984cm" svg:y="47.934cm">
          <text:p text:style-name="P34"><text:span text:style-name="T21">PARCE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4" xml:id="id101" draw:id="id101" draw:layer="layout" svg:width="5.75cm" svg:height="1.5cm" svg:x="15.85cm" svg:y="32.05cm">
          <text:p text:style-name="P34"><text:span text:style-name="T21">TRO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5" xml:id="id93" draw:id="id93" draw:layer="layout" svg:width="9.25cm" svg:height="1.25cm" svg:x="1.75cm" svg:y="7.45cm">
          <text:p text:style-name="P55"><text:span text:style-name="T30">PRIMITIVAS</text:span></text:p>
          <draw:enhanced-geometry svg:viewBox="0 0 21600 21600" draw:type="rectangle" draw:enhanced-path="M 0 0 L 21600 0 21600 21600 0 21600 0 0 Z N"/>
        </draw:custom-shape>
        <draw:connector draw:style-name="gr107" draw:text-style-name="P6" draw:layer="layout" svg:x1="6.375cm" svg:y1="8.7cm" svg:x2="8.85cm" svg:y2="11.299cm" draw:start-shape="id93" draw:start-glue-point="2" draw:end-shape="id94" draw:end-glue-point="3" svg:d="M6375 8700v2599h2475" svg:viewBox="0 0 2476 2600">
          <text:p/>
        </draw:connector>
        <draw:connector draw:style-name="gr108" draw:text-style-name="P6" draw:layer="layout" svg:x1="6.375cm" svg:y1="8.7cm" svg:x2="8.951cm" svg:y2="14.202cm" draw:start-shape="id93" draw:start-glue-point="2" draw:end-shape="id95" draw:end-glue-point="3" svg:d="M6375 8700v5502h2576" svg:viewBox="0 0 2577 5503">
          <text:p/>
        </draw:connector>
        <draw:connector draw:style-name="gr109" draw:text-style-name="P6" draw:layer="layout" svg:x1="6.375cm" svg:y1="8.7cm" svg:x2="8.85cm" svg:y2="18.55cm" draw:start-shape="id93" draw:start-glue-point="2" draw:end-shape="id96" draw:end-glue-point="5" svg:d="M6375 8700v9850h2475" svg:viewBox="0 0 2476 9851">
          <text:p/>
        </draw:connector>
        <draw:connector draw:style-name="gr110" draw:text-style-name="P6" draw:layer="layout" svg:x1="6.375cm" svg:y1="8.7cm" svg:x2="8.85cm" svg:y2="23.5cm" draw:start-shape="id93" draw:start-glue-point="2" draw:end-shape="id97" draw:end-glue-point="3" svg:d="M6375 8700v14800h2475" svg:viewBox="0 0 2476 14801">
          <text:p/>
        </draw:connector>
        <draw:connector draw:style-name="gr111" draw:text-style-name="P6" draw:layer="layout" svg:x1="11.725cm" svg:y1="26.85cm" svg:x2="15.097cm" svg:y2="28.502cm" draw:start-shape="id98" draw:start-glue-point="2" draw:end-shape="id99" draw:end-glue-point="3" svg:d="M11725 26850v1652h3372" svg:viewBox="0 0 3373 1653">
          <text:p/>
        </draw:connector>
        <draw:connector draw:style-name="gr112" draw:text-style-name="P6" draw:layer="layout" svg:x1="11.725cm" svg:y1="32.25cm" svg:x2="15.85cm" svg:y2="32.8cm" draw:start-shape="id100" draw:start-glue-point="2" draw:end-shape="id101" draw:end-glue-point="3" svg:d="M11725 32250v550h4125" svg:viewBox="0 0 4126 551">
          <text:p/>
        </draw:connector>
        <draw:connector draw:style-name="gr113" draw:text-style-name="P6" draw:layer="layout" svg:x1="6.375cm" svg:y1="8.7cm" svg:x2="8.85cm" svg:y2="26.1cm" draw:start-shape="id93" draw:start-glue-point="2" draw:end-shape="id98" draw:end-glue-point="3" svg:d="M6375 8700v17400h2475" svg:viewBox="0 0 2476 17401">
          <text:p/>
        </draw:connector>
        <draw:connector draw:style-name="gr114" draw:text-style-name="P6" draw:layer="layout" svg:x1="6.375cm" svg:y1="8.7cm" svg:x2="8.85cm" svg:y2="31.5cm" draw:start-shape="id93" draw:start-glue-point="2" draw:end-shape="id100" draw:end-glue-point="3" svg:d="M6375 8700v22800h2475" svg:viewBox="0 0 2476 22801">
          <text:p/>
        </draw:connector>
        <draw:connector draw:style-name="gr115" draw:text-style-name="P6" draw:layer="layout" svg:x1="6.375cm" svg:y1="8.7cm" svg:x2="8.851cm" svg:y2="34.203cm" draw:start-shape="id93" draw:start-glue-point="2" draw:end-shape="id102" draw:end-glue-point="3" svg:d="M6375 8700v25503h2476" svg:viewBox="0 0 2477 25504">
          <text:p/>
        </draw:connector>
        <draw:connector draw:style-name="gr116" draw:text-style-name="P6" draw:layer="layout" svg:x1="6.375cm" svg:y1="8.7cm" svg:x2="9.051cm" svg:y2="42.952cm" draw:start-shape="id93" draw:start-glue-point="2" draw:end-shape="id103" draw:end-glue-point="3" svg:d="M6375 8700v34252h2676" svg:viewBox="0 0 2677 34253">
          <text:p/>
        </draw:connector>
        <draw:connector draw:style-name="gr117" draw:text-style-name="P6" draw:layer="layout" svg:x1="6.375cm" svg:y1="8.7cm" svg:x2="8.984cm" svg:y2="48.684cm" draw:start-shape="id93" draw:start-glue-point="2" draw:end-shape="id104" draw:end-glue-point="3" svg:d="M6375 8700v39984h2609" svg:viewBox="0 0 2610 39985">
          <text:p/>
        </draw:connector>
        <draw:connector draw:style-name="gr118" draw:text-style-name="P6" draw:layer="layout" svg:x1="11.375cm" svg:y1="34.953cm" svg:x2="14.451cm" svg:y2="37.003cm" draw:start-shape="id102" draw:start-glue-point="2" draw:end-shape="id105" draw:end-glue-point="3" svg:d="M11375 34953v2050h3076" svg:viewBox="0 0 3077 2051">
          <text:p/>
        </draw:connector>
        <draw:connector draw:style-name="gr119" draw:text-style-name="P6" draw:layer="layout" svg:x1="11.375cm" svg:y1="34.953cm" svg:x2="14.551cm" svg:y2="40.098cm" draw:start-shape="id102" draw:start-glue-point="2" draw:end-shape="id106" draw:end-glue-point="3" svg:d="M11375 34953v5145h3176" svg:viewBox="0 0 3177 5146">
          <text:p/>
        </draw:connector>
        <draw:connector draw:style-name="gr120" draw:text-style-name="P6" draw:layer="layout" svg:x1="11.575cm" svg:y1="44.05cm" svg:x2="14.451cm" svg:y2="45.453cm" draw:start-shape="id103" draw:start-glue-point="2" draw:end-shape="id107" svg:d="M11575 44050v1403h2876" svg:viewBox="0 0 2877 1404">
          <text:p/>
        </draw:connector>
        <draw:custom-shape draw:style-name="gr121" draw:text-style-name="P6" xml:id="id115" draw:id="id115" draw:layer="layout" svg:width="20.5cm" svg:height="30.75cm" svg:x="40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56" draw:layer="layout" svg:width="16.65cm" svg:height="2cm" svg:x="41.5cm" svg:y="37.1cm">
          <text:p text:style-name="P1">XXXX YYY ZZZZ WWWWW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7" draw:layer="layout" svg:width="10.75cm" svg:height="2cm" svg:x="42.25cm" svg:y="13.5cm">
          <text:p text:style-name="P1">Seu CPF:</text:p>
          <draw:enhanced-geometry svg:viewBox="0 0 21600 21600" draw:type="rectangle" draw:enhanced-path="M 0 0 L 21600 0 21600 21600 0 21600 0 0 Z N"/>
        </draw:custom-shape>
        <draw:custom-shape draw:style-name="gr124" draw:text-style-name="P58" draw:layer="layout" svg:width="10.75cm" svg:height="2cm" svg:x="49.15cm" svg:y="16cm">
          <text:p text:style-name="P1">99999999999</text:p>
          <draw:enhanced-geometry svg:viewBox="0 0 21600 21600" draw:type="rectangle" draw:enhanced-path="M 0 0 L 21600 0 21600 21600 0 21600 0 0 Z N"/>
        </draw:custom-shape>
        <draw:custom-shape draw:style-name="gr123" draw:text-style-name="P57" draw:layer="layout" svg:width="10.75cm" svg:height="2cm" svg:x="42.25cm" svg:y="18.5cm">
          <text:p text:style-name="P1">O que você comprou</text:p>
          <draw:enhanced-geometry svg:viewBox="0 0 21600 21600" draw:type="rectangle" draw:enhanced-path="M 0 0 L 21600 0 21600 21600 0 21600 0 0 Z N"/>
        </draw:custom-shape>
        <draw:custom-shape draw:style-name="gr125" draw:text-style-name="P60" draw:layer="layout" svg:width="1.75cm" svg:height="1.75cm" svg:x="58.75cm" svg:y="37.3cm">
          <text:p text:style-name="P59"><text:span text:style-name="T31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61" draw:layer="layout" svg:width="31.05cm" svg:height="3.326cm" svg:x="19.45cm" svg:y="4.9cm">
          <draw:text-box>
            <text:p><text:span text:style-name="T15">O primeiro tipo de aplicação derivado do levantamento de primitivas é o Chatbot. Ele pode ser ASSISTIDO ou SEM ASSISTÊNCIA</text:span></text:p>
          </draw:text-box>
        </draw:frame>
        <draw:frame draw:style-name="gr127" draw:text-style-name="P62" draw:layer="layout" svg:width="13.893cm" svg:height="4.186cm" svg:x="21.857cm" svg:y="34.961cm">
          <draw:text-box>
            <text:p><text:span text:style-name="T5">Não estou conseguindo pagar</text:span></text:p>
            <text:p text:style-name="P8"><text:span text:style-name="T5">Não estou podendo pagar</text:span></text:p>
            <text:p text:style-name="P8"><text:span text:style-name="T5">Não vou pagar (n)este mês</text:span></text:p>
            <text:p text:style-name="P8"><text:span text:style-name="T5">To sem dinheiro pra pagar</text:span></text:p>
            <text:p text:style-name="P8"><text:span text:style-name="T5">Meu salário atrasou</text:span></text:p>
          </draw:text-box>
        </draw:frame>
        <draw:frame draw:style-name="gr126" draw:text-style-name="P61" draw:layer="layout" svg:width="14.15cm" svg:height="3.326cm" svg:x="19.35cm" svg:y="8cm">
          <draw:text-box>
            <text:p><text:span text:style-name="T15">Fáceis de fazer quanto mais restrito for o campo semântico.</text:span></text:p>
          </draw:text-box>
        </draw:frame>
        <draw:custom-shape draw:style-name="gr124" draw:text-style-name="P58" draw:layer="layout" svg:width="10.75cm" svg:height="2cm" svg:x="49.15cm" svg:y="21.1cm">
          <text:p text:style-name="P1">xxxxxxxx</text:p>
          <draw:enhanced-geometry svg:viewBox="0 0 21600 21600" draw:type="rectangle" draw:enhanced-path="M 0 0 L 21600 0 21600 21600 0 21600 0 0 Z N"/>
        </draw:custom-shape>
        <draw:custom-shape draw:style-name="gr128" draw:text-style-name="P57" draw:layer="layout" svg:width="10.75cm" svg:height="5.05cm" svg:x="42.25cm" svg:y="23.7cm">
          <text:p text:style-name="P1">Qual tipo de problema:</text:p>
          <text:p text:style-name="P1">(Utilize frases curtas ou uma palavra significativa, como:</text:p>
          <text:p text:style-name="P1">Entrega, pagamento, defeito, parcelamento, devolução, troca)</text:p>
          <draw:enhanced-geometry svg:viewBox="0 0 21600 21600" draw:type="rectangle" draw:enhanced-path="M 0 0 L 21600 0 21600 21600 0 21600 0 0 Z N"/>
        </draw:custom-shape>
        <draw:custom-shape draw:style-name="gr121" draw:text-style-name="P6" xml:id="id114" draw:id="id114" draw:layer="layout" svg:width="20.5cm" svg:height="30.75cm" svg:x="62.301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56" draw:layer="layout" svg:width="16.351cm" svg:height="2cm" svg:x="63.5cm" svg:y="37.1cm">
          <text:p text:style-name="P1">XXXX YYY ZZZZ WWWWW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7" draw:layer="layout" svg:width="10.75cm" svg:height="2cm" svg:x="63.951cm" svg:y="13.5cm">
          <text:p text:style-name="P1">Seu PROTOCOLO:</text:p>
          <draw:enhanced-geometry svg:viewBox="0 0 21600 21600" draw:type="rectangle" draw:enhanced-path="M 0 0 L 21600 0 21600 21600 0 21600 0 0 Z N"/>
        </draw:custom-shape>
        <draw:custom-shape draw:style-name="gr124" draw:text-style-name="P58" draw:layer="layout" svg:width="10.75cm" svg:height="2cm" svg:x="70.851cm" svg:y="16cm">
          <text:p text:style-name="P1">999999999999</text:p>
          <draw:enhanced-geometry svg:viewBox="0 0 21600 21600" draw:type="rectangle" draw:enhanced-path="M 0 0 L 21600 0 21600 21600 0 21600 0 0 Z N"/>
        </draw:custom-shape>
        <draw:custom-shape draw:style-name="gr123" draw:text-style-name="P57" draw:layer="layout" svg:width="10.75cm" svg:height="2cm" svg:x="63.951cm" svg:y="18.5cm">
          <text:p text:style-name="P1">Vamos verificar</text:p>
          <draw:enhanced-geometry svg:viewBox="0 0 21600 21600" draw:type="rectangle" draw:enhanced-path="M 0 0 L 21600 0 21600 21600 0 21600 0 0 Z N"/>
        </draw:custom-shape>
        <draw:custom-shape draw:style-name="gr125" draw:text-style-name="P60" draw:layer="layout" svg:width="1.75cm" svg:height="1.75cm" svg:x="80.451cm" svg:y="37.3cm">
          <text:p text:style-name="P59"><text:span text:style-name="T31">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63" draw:layer="layout" svg:width="10.75cm" svg:height="2cm" svg:x="70.851cm" svg:y="21.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63" draw:layer="layout" svg:width="10.75cm" svg:height="2cm" svg:x="49.15cm" svg:y="29.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5" xml:id="id112" draw:id="id112" draw:layer="layout" svg:width="9.25cm" svg:height="2.95cm" svg:x="23.75cm" svg:y="13.05cm">
          <text:p text:style-name="P55"><text:span text:style-name="T30">PRIMITIVAS</text:span></text:p>
          <text:p text:style-name="P55"><text:span text:style-name="T30">SECUNDÁRIAS</text:span></text:p>
          <draw:enhanced-geometry svg:viewBox="0 0 21600 21600" draw:type="rectangle" draw:enhanced-path="M 0 0 L 21600 0 21600 21600 0 21600 0 0 Z N"/>
        </draw:custom-shape>
        <draw:custom-shape draw:style-name="gr132" draw:text-style-name="P64" xml:id="id108" draw:id="id108" draw:layer="layout" svg:width="5.699cm" svg:height="1.846cm" svg:x="25.551cm" svg:y="17.654cm">
          <text:p text:style-name="P34"><text:span text:style-name="T21">Dados cadastr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4" xml:id="id109" draw:id="id109" draw:layer="layout" svg:width="5cm" svg:height="1.445cm" svg:x="30.75cm" svg:y="20.555cm">
          <text:p text:style-name="P34"><text:span text:style-name="T21">Celu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4" xml:id="id110" draw:id="id110" draw:layer="layout" svg:width="5cm" svg:height="1.445cm" svg:x="30.751cm" svg:y="22.655cm">
          <text:p text:style-name="P34"><text:span text:style-name="T21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4" draw:text-style-name="P6" draw:layer="layout" svg:x1="28.4cm" svg:y1="19.5cm" svg:x2="30.75cm" svg:y2="21.277cm" draw:start-shape="id108" draw:start-glue-point="2" draw:end-shape="id109" draw:end-glue-point="3" svg:d="M28400 19500v1777h2350" svg:viewBox="0 0 2351 1778">
          <text:p/>
        </draw:connector>
        <draw:connector draw:style-name="gr135" draw:text-style-name="P6" draw:layer="layout" svg:x1="28.4cm" svg:y1="19.5cm" svg:x2="30.751cm" svg:y2="23.377cm" draw:start-shape="id108" draw:start-glue-point="2" draw:end-shape="id110" draw:end-glue-point="3" svg:d="M28400 19500v3877h2351" svg:viewBox="0 0 2352 3878">
          <text:p/>
        </draw:connector>
        <draw:custom-shape draw:style-name="gr133" draw:text-style-name="P64" xml:id="id111" draw:id="id111" draw:layer="layout" svg:width="5cm" svg:height="1.445cm" svg:x="30.752cm" svg:y="24.755cm">
          <text:p text:style-name="P34"><text:span text:style-name="T21">Endereç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6" draw:layer="layout" svg:x1="28.4cm" svg:y1="19.5cm" svg:x2="30.752cm" svg:y2="25.477cm" draw:start-shape="id108" draw:end-shape="id111" draw:end-glue-point="3" svg:d="M28400 19500v5977h2352" svg:viewBox="0 0 2353 5978">
          <text:p/>
        </draw:connector>
        <draw:connector draw:style-name="gr137" draw:text-style-name="P19" draw:layer="layout" svg:x1="28.375cm" svg:y1="16cm" svg:x2="28.4cm" svg:y2="17.654cm" draw:start-shape="id112" draw:start-glue-point="2" draw:end-shape="id108" draw:end-glue-point="0" svg:d="M28375 16000v827h25v827" svg:viewBox="0 0 26 1655">
          <text:p/>
        </draw:connector>
        <draw:custom-shape draw:style-name="gr138" draw:text-style-name="P65" draw:layer="layout" svg:width="1cm" svg:height="1cm" svg:x="58.5cm" svg:y="30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9" draw:text-style-name="P65" xml:id="id113" draw:id="id113" draw:layer="layout" svg:width="2.25cm" svg:height="2.25cm" svg:x="6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6" draw:layer="layout" svg:x1="61.921cm" svg:y1="7.421cm" svg:x2="72.551cm" svg:y2="11cm" draw:start-shape="id113" draw:start-glue-point="9" draw:end-shape="id114" draw:end-glue-point="0" svg:d="M61921 7421v1905h10630v1674" svg:viewBox="0 0 10631 3580">
          <text:p/>
        </draw:connector>
        <draw:connector draw:style-name="gr141" draw:text-style-name="P6" draw:layer="layout" svg:x1="60.329cm" svg:y1="7.421cm" svg:x2="50.85cm" svg:y2="11cm" draw:start-shape="id113" draw:start-glue-point="7" draw:end-shape="id115" svg:d="M60329 7421v1905h-9479v1674" svg:viewBox="0 0 9480 3580">
          <text:p/>
        </draw:connector>
      </draw:page>
      <draw:page draw:name="page8" draw:style-name="dp1" draw:master-page-name="Padrão">
        <draw:custom-shape draw:style-name="gr69" draw:text-style-name="P37" draw:layer="layout" svg:width="13.75cm" svg:height="9.25cm" svg:x="10.75cm" svg:y="14.75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9" xml:id="id116" draw:id="id116" draw:layer="layout" svg:width="7.25cm" svg:height="3cm" svg:x="11cm" svg:y="16cm">
          <text:p text:style-name="P38"><text:span text:style-name="T22">SERVIÇ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7" xml:id="id118" draw:id="id118" draw:layer="layout" svg:width="7.098cm" svg:height="3cm" svg:x="25.402cm" svg:y="16.102cm">
          <text:p text:style-name="P66"><text:span text:style-name="T32">TRABALHAR</text:span><text:span text:style-name="T32"><text:line-break/></text:span><text:span text:style-name="T32">(</text:span><text:span text:style-name="T33">Mão de Obra</text:span><text:span text:style-name="T32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117" draw:id="id117" draw:layer="layout" svg:width="5.049cm" svg:height="1.5cm" svg:x="18.951cm" svg:y="16.851cm">
          <text:p text:style-name="P29"><text:span text:style-name="T19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6" draw:layer="layout" svg:x1="14.625cm" svg:y1="19cm" svg:x2="21.475cm" svg:y2="18.351cm" draw:start-shape="id116" draw:end-shape="id117" svg:d="M14625 19000v602h6850v-1251" svg:viewBox="0 0 6851 1252">
          <text:p/>
        </draw:connector>
        <draw:connector draw:style-name="gr34" draw:text-style-name="P6" draw:layer="layout" svg:x1="24cm" svg:y1="17.601cm" svg:x2="25.402cm" svg:y2="17.602cm" draw:start-shape="id117" draw:start-glue-point="1" draw:end-shape="id118" draw:end-glue-point="6" svg:d="M24000 17601h701v1h701" svg:viewBox="0 0 1403 2">
          <text:p/>
        </draw:connector>
        <draw:custom-shape draw:style-name="gr52" draw:text-style-name="P35" xml:id="id119" draw:id="id119" draw:layer="layout" svg:width="5.198cm" svg:height="1.5cm" svg:x="18.852cm" svg:y="25.052cm">
          <text:p text:style-name="P34"><text:span text:style-name="T21">CRÉD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6" draw:layer="layout" svg:x1="21.475cm" svg:y1="23.351cm" svg:x2="21.451cm" svg:y2="25.052cm" draw:end-shape="id119" draw:end-glue-point="0" svg:d="M21475 23351v600h-24v1101" svg:viewBox="0 0 25 1702">
          <text:p/>
        </draw:connector>
        <draw:custom-shape draw:style-name="gr144" draw:text-style-name="P36" xml:id="id120" draw:id="id120" draw:layer="layout" svg:width="5.75cm" svg:height="2.353cm" svg:x="18.501cm" svg:y="12cm">
          <text:p text:style-name="P34"><text:span text:style-name="T21">DEVOLUÇÃO</text:span></text:p>
          <text:p text:style-name="P34"><text:span text:style-name="T21">do DINHE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" draw:layer="layout" svg:x1="18.501cm" svg:y1="13.176cm" svg:x2="14.625cm" svg:y2="16cm" draw:start-shape="id120" draw:start-glue-point="3" draw:end-shape="id116" draw:end-glue-point="4" svg:d="M18501 13176h-3876v2824" svg:viewBox="0 0 3877 2825">
          <text:p/>
        </draw:connector>
        <draw:custom-shape draw:style-name="gr54" draw:text-style-name="P69" xml:id="id123" draw:id="id123" draw:layer="layout" svg:width="6.398cm" svg:height="3.002cm" svg:x="17.852cm" svg:y="2.75cm">
          <text:p text:style-name="P68"><text:span text:style-name="T34">RETO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6" xml:id="id122" draw:id="id122" draw:layer="layout" svg:width="5.75cm" svg:height="1.5cm" svg:x="18.502cm" svg:y="9.954cm">
          <text:p text:style-name="P34"><text:span text:style-name="T21">DEFEI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6" draw:layer="layout" svg:x1="54.952cm" svg:y1="8.052cm" svg:x2="24.251cm" svg:y2="13.176cm" draw:start-shape="id121" draw:start-glue-point="6" draw:end-shape="id120" draw:end-glue-point="1" svg:d="M54952 8052h-15350v5124h-15351" svg:viewBox="0 0 30702 5125">
          <text:p/>
        </draw:connector>
        <draw:connector draw:style-name="gr56" draw:text-style-name="P6" draw:layer="layout" draw:line-skew="0cm 3.998cm" svg:x1="21.377cm" svg:y1="9.954cm" svg:x2="24.25cm" svg:y2="4.251cm" draw:start-shape="id122" draw:start-glue-point="0" draw:end-shape="id123" draw:end-glue-point="1" svg:d="M21377 9954v-2100h7373v-3603h-4500" svg:viewBox="0 0 7374 5704">
          <text:p/>
        </draw:connector>
        <draw:custom-shape draw:style-name="gr57" draw:text-style-name="P36" xml:id="id124" draw:id="id124" draw:layer="layout" svg:width="7.253cm" svg:height="2.695cm" svg:x="4.1cm" svg:y="6.555cm">
          <text:p text:style-name="P34"><text:span text:style-name="T21">DEFEITO de</text:span></text:p>
          <text:p text:style-name="P34"><text:span text:style-name="T21">FABR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6" draw:layer="layout" svg:x1="17.852cm" svg:y1="4.251cm" svg:x2="7.726cm" svg:y2="6.555cm" draw:start-shape="id123" draw:end-shape="id124" draw:end-glue-point="0" svg:d="M17852 4251h-10126v2304" svg:viewBox="0 0 10127 2305">
          <text:p/>
        </draw:connector>
        <draw:connector draw:style-name="gr59" draw:text-style-name="P6" draw:layer="layout" draw:line-skew="-1.426cm" svg:x1="7.726cm" svg:y1="9.25cm" svg:x2="14.625cm" svg:y2="16cm" draw:start-shape="id124" draw:start-glue-point="2" draw:end-shape="id116" draw:end-glue-point="4" svg:d="M7726 9250v1900h6899v4850" svg:viewBox="0 0 6900 6751">
          <text:p/>
        </draw:connector>
        <draw:custom-shape draw:style-name="gr71" draw:text-style-name="P42" xml:id="id125" draw:id="id125" draw:layer="layout" svg:width="7.047cm" svg:height="3cm" svg:x="33.703cm" svg:y="16.103cm">
          <text:p text:style-name="P31"><text:span text:style-name="T20">CLIEN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" draw:layer="layout" svg:x1="32.5cm" svg:y1="17.602cm" svg:x2="33.703cm" svg:y2="17.603cm" draw:start-shape="id118" draw:start-glue-point="10" draw:end-shape="id125" draw:end-glue-point="6" svg:d="M32500 17602h552v1h651" svg:viewBox="0 0 1204 2">
          <text:p/>
        </draw:connector>
        <draw:custom-shape draw:style-name="gr51" draw:text-style-name="P30" xml:id="id126" draw:id="id126" draw:layer="layout" svg:width="5.049cm" svg:height="1.5cm" svg:x="18.951cm" svg:y="21.952cm">
          <text:p text:style-name="P29"><text:span text:style-name="T19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6" draw:layer="layout" svg:x1="18.951cm" svg:y1="22.702cm" svg:x2="14.625cm" svg:y2="19cm" draw:start-shape="id126" draw:start-glue-point="3" draw:end-shape="id116" draw:end-glue-point="8" svg:d="M18951 22702h-4326v-3702" svg:viewBox="0 0 4327 3703">
          <text:p/>
        </draw:connector>
        <draw:connector draw:style-name="gr72" draw:text-style-name="P6" draw:layer="layout" svg:x1="37.227cm" svg:y1="19.103cm" svg:x2="24.05cm" svg:y2="25.802cm" draw:start-shape="id125" draw:start-glue-point="8" draw:end-shape="id119" draw:end-glue-point="1" svg:d="M37227 19103v6699h-13177" svg:viewBox="0 0 13178 6700">
          <text:p/>
        </draw:connector>
        <draw:frame draw:style-name="gr64" draw:text-style-name="P70" draw:layer="layout" svg:width="5cm" svg:height="2.139cm" svg:x="19.15cm" svg:y="14.9cm">
          <draw:text-box>
            <text:p><text:span text:style-name="T35">Relação de</text:span><text:span text:style-name="T35"><text:line-break/></text:span><text:span text:style-name="T35">Consumo</text:span></text:p>
          </draw:text-box>
        </draw:frame>
        <draw:custom-shape draw:style-name="gr66" draw:text-style-name="P45" xml:id="id127" draw:id="id127" draw:layer="layout" svg:width="7.75cm" svg:height="5cm" svg:x="1.7cm" svg:y="18.4cm">
          <text:p text:style-name="P44"><text:span text:style-name="T25">CONTEXTO</text:span></text:p>
          <text:p text:style-name="P44"><text:span text:style-name="T25">ECONÔMICO</text:span></text:p>
          <text:p text:style-name="P44"><text:span text:style-name="T25">E SOCI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7" draw:text-style-name="P6" draw:layer="layout" svg:x1="9.45cm" svg:y1="20.9cm" svg:x2="21.475cm" svg:y2="21.952cm" draw:start-shape="id127" draw:start-glue-point="7" draw:end-shape="id126" draw:end-glue-point="0" svg:d="M9450 20900h12025v1052" svg:viewBox="0 0 12026 1053">
          <text:p/>
        </draw:connector>
        <draw:custom-shape draw:style-name="gr68" draw:text-style-name="P46" draw:layer="layout" svg:width="7.897cm" svg:height="1.5cm" svg:x="17.553cm" svg:y="26.553cm">
          <text:p text:style-name="P34"><text:span text:style-name="T21">PARCE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8" xml:id="id133" draw:id="id133" draw:layer="layout" svg:width="8.75cm" svg:height="2.25cm" svg:x="43.35cm" svg:y="23.1cm">
          <text:p text:style-name="P47"><text:span text:style-name="T24">LEGAL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128" draw:id="id128" draw:layer="layout" svg:width="8.75cm" svg:height="2.25cm" svg:x="60.7cm" svg:y="14.2cm">
          <text:p text:style-name="P47"><text:span text:style-name="T24">CONFORM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4" draw:text-style-name="P48" xml:id="id130" draw:id="id130" draw:layer="layout" svg:width="8.75cm" svg:height="2.699cm" svg:x="60.751cm" svg:y="17.801cm">
          <text:p text:style-name="P47"><text:span text:style-name="T24">ECONOMICAMENTE</text:span><text:span text:style-name="T24"><text:line-break/></text:span><text:span text:style-name="T24">CORRE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3" draw:text-style-name="P48" xml:id="id131" draw:id="id131" draw:layer="layout" svg:width="8.75cm" svg:height="2.25cm" svg:x="43.351cm" svg:y="20.101cm">
          <text:p text:style-name="P47"><text:span text:style-name="T24">PERFECCIONI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50" xml:id="id129" draw:id="id129" draw:layer="layout" svg:width="1.5cm" svg:height="1.5cm" svg:x="36.25cm" svg:y="8.95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draw:layer="layout" svg:width="1.5cm" svg:height="1.5cm" svg:x="40.351cm" svg:y="1.801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2cm">
          <draw:text-box>
            <text:p><text:span text:style-name="T27">MAIOR PROBABILIDADE</text:span></text:p>
          </draw:text-box>
        </draw:frame>
        <draw:custom-shape draw:style-name="gr75" draw:text-style-name="P50" draw:layer="layout" svg:width="1.5cm" svg:height="1.5cm" svg:x="40.352cm" svg:y="3.502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3.8cm">
          <draw:text-box>
            <text:p><text:span text:style-name="T27">MENOR PROBABILIDADE</text:span></text:p>
          </draw:text-box>
        </draw:frame>
        <draw:custom-shape draw:style-name="gr75" draw:text-style-name="P50" xml:id="id121" draw:id="id121" draw:layer="layout" svg:width="1.5cm" svg:height="1.5cm" svg:x="54.952cm" svg:y="7.302cm">
          <text:p text:style-name="P49"><text:span text:style-name="T26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draw:layer="layout" svg:width="1.5cm" svg:height="1.5cm" svg:x="40.353cm" svg:y="5.203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1" draw:layer="layout" svg:width="11.75cm" svg:height="1.75cm" svg:x="42.35cm" svg:y="5.4cm">
          <draw:text-box>
            <text:p><text:span text:style-name="T27">PROBABILIDADE MÉDIA</text:span></text:p>
          </draw:text-box>
        </draw:frame>
        <draw:connector draw:style-name="gr77" draw:text-style-name="P6" draw:layer="layout" svg:x1="65.075cm" svg:y1="14.2cm" svg:x2="37.75cm" svg:y2="9.7cm" draw:start-shape="id128" draw:start-glue-point="4" draw:end-shape="id129" draw:end-glue-point="10" svg:d="M65075 14200v-4500h-27325" svg:viewBox="0 0 27326 4501">
          <text:p/>
        </draw:connector>
        <draw:connector draw:style-name="gr78" draw:text-style-name="P6" draw:layer="layout" draw:line-skew="4.999cm" svg:x1="36.25cm" svg:y1="9.7cm" svg:x2="24.251cm" svg:y2="13.176cm" draw:start-shape="id129" draw:start-glue-point="6" draw:end-shape="id120" draw:end-glue-point="1" svg:d="M36250 9700h-1000v3476h-10999" svg:viewBox="0 0 12000 3477">
          <text:p/>
        </draw:connector>
        <draw:custom-shape draw:style-name="gr75" draw:text-style-name="P50" xml:id="id132" draw:id="id132" draw:layer="layout" svg:width="1.5cm" svg:height="1.5cm" svg:x="36.252cm" svg:y="10.802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6" draw:layer="layout" draw:line-skew="4.897cm" svg:x1="69.501cm" svg:y1="19.151cm" svg:x2="56.452cm" svg:y2="8.052cm" draw:start-shape="id130" draw:start-glue-point="7" draw:end-shape="id121" draw:end-glue-point="10" svg:d="M69501 19151h5399v-11099h-18448" svg:viewBox="0 0 18449 11100">
          <text:p/>
        </draw:connector>
        <draw:connector draw:style-name="gr81" draw:text-style-name="P6" draw:layer="layout" svg:x1="47.726cm" svg:y1="20.101cm" svg:x2="37.752cm" svg:y2="11.552cm" draw:start-shape="id131" draw:start-glue-point="4" draw:end-shape="id132" draw:end-glue-point="10" svg:d="M47726 20101v-8549h-9974" svg:viewBox="0 0 9975 8550">
          <text:p/>
        </draw:connector>
        <draw:connector draw:style-name="gr82" draw:text-style-name="P6" draw:layer="layout" svg:x1="52.1cm" svg:y1="24.225cm" svg:x2="37.752cm" svg:y2="11.552cm" draw:start-shape="id133" draw:start-glue-point="7" draw:end-shape="id132" draw:end-glue-point="10" svg:d="M52100 24225h502v-12673h-14850" svg:viewBox="0 0 14851 12674">
          <text:p/>
        </draw:connector>
        <draw:connector draw:style-name="gr83" draw:text-style-name="P6" draw:layer="layout" draw:line-skew="-0.775cm" svg:x1="40.75cm" svg:y1="17.603cm" svg:x2="60.7cm" svg:y2="15.325cm" draw:start-shape="id125" draw:start-glue-point="10" draw:end-shape="id128" draw:end-glue-point="5" svg:d="M40750 17603h9250v-2278h10700" svg:viewBox="0 0 19951 2279">
          <text:p/>
        </draw:connector>
        <draw:connector draw:style-name="gr84" draw:text-style-name="P6" draw:layer="layout" draw:line-skew="-0.8cm" svg:x1="40.75cm" svg:y1="17.603cm" svg:x2="60.751cm" svg:y2="19.151cm" draw:start-shape="id125" draw:start-glue-point="10" draw:end-shape="id130" draw:end-glue-point="5" svg:d="M40750 17603h9250v1548h10751" svg:viewBox="0 0 20002 1549">
          <text:p/>
        </draw:connector>
        <draw:connector draw:style-name="gr85" draw:text-style-name="P6" draw:layer="layout" svg:x1="39.718cm" svg:y1="18.664cm" svg:x2="43.351cm" svg:y2="21.226cm" draw:start-shape="id125" draw:start-glue-point="9" draw:end-shape="id131" draw:end-glue-point="5" svg:d="M39718 18664v2562h3633" svg:viewBox="0 0 3634 2563">
          <text:p/>
        </draw:connector>
        <draw:connector draw:style-name="gr86" draw:text-style-name="P6" draw:layer="layout" svg:x1="39.718cm" svg:y1="18.664cm" svg:x2="43.35cm" svg:y2="24.225cm" draw:start-shape="id125" draw:start-glue-point="9" draw:end-shape="id133" draw:end-glue-point="5" svg:d="M39718 18664v5561h3632" svg:viewBox="0 0 3633 5562">
          <text:p/>
        </draw:connector>
        <draw:custom-shape draw:style-name="gr75" draw:text-style-name="P50" xml:id="id134" draw:id="id134" draw:layer="layout" svg:width="1.5cm" svg:height="1.5cm" svg:x="27.25cm" svg:y="9.95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6" draw:layer="layout" svg:x1="34.735cm" svg:y1="16.542cm" svg:x2="28.75cm" svg:y2="10.7cm" draw:start-shape="id125" draw:start-glue-point="5" draw:end-shape="id134" draw:end-glue-point="10" svg:d="M34735 16542v-5842h-5985" svg:viewBox="0 0 5986 5843">
          <text:p/>
        </draw:connector>
        <draw:connector draw:style-name="gr89" draw:text-style-name="P6" draw:layer="layout" svg:x1="27.25cm" svg:y1="10.7cm" svg:x2="24.252cm" svg:y2="10.704cm" draw:start-shape="id134" draw:start-glue-point="6" draw:end-shape="id122" draw:end-glue-point="1" svg:d="M27250 10700h-1498v4h-1500" svg:viewBox="0 0 2999 5">
          <text:p/>
        </draw:connector>
        <draw:connector draw:style-name="gr90" draw:text-style-name="P6" draw:layer="layout" svg:x1="36.252cm" svg:y1="11.552cm" svg:x2="24.251cm" svg:y2="13.176cm" draw:start-shape="id132" draw:start-glue-point="6" draw:end-shape="id120" draw:end-glue-point="1" svg:d="M36252 11552h-6000v1624h-6001" svg:viewBox="0 0 12002 1625">
          <text:p/>
        </draw:connector>
        <draw:custom-shape draw:style-name="gr75" draw:text-style-name="P50" xml:id="id135" draw:id="id135" draw:layer="layout" svg:width="1.5cm" svg:height="1.5cm" svg:x="33.352cm" svg:y="29.002cm">
          <text:p text:style-name="P49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xml:id="id137" draw:id="id137" draw:layer="layout" svg:width="1.5cm" svg:height="1.5cm" svg:x="33.353cm" svg:y="30.803cm">
          <text:p text:style-name="P49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0" xml:id="id136" draw:id="id136" draw:layer="layout" svg:width="1.5cm" svg:height="1.5cm" svg:x="33.354cm" svg:y="32.504cm">
          <text:p text:style-name="P49"><text:span text:style-name="T2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6" draw:layer="layout" draw:line-skew="6.648cm" svg:x1="52.1cm" svg:y1="24.225cm" svg:x2="34.852cm" svg:y2="29.752cm" draw:start-shape="id133" draw:start-glue-point="7" draw:end-shape="id135" draw:end-glue-point="10" svg:d="M52100 24225h7150v5527h-24398" svg:viewBox="0 0 24399 5528">
          <text:p/>
        </draw:connector>
        <draw:connector draw:style-name="gr92" draw:text-style-name="P6" draw:layer="layout" svg:x1="65.126cm" svg:y1="20.5cm" svg:x2="34.852cm" svg:y2="29.752cm" draw:start-shape="id130" draw:start-glue-point="6" draw:end-shape="id135" draw:end-glue-point="10" svg:d="M65126 20500v9252h-30274" svg:viewBox="0 0 30275 9253">
          <text:p/>
        </draw:connector>
        <draw:connector draw:style-name="gr93" draw:text-style-name="P6" draw:layer="layout" svg:x1="69.45cm" svg:y1="15.325cm" svg:x2="34.854cm" svg:y2="33.254cm" draw:start-shape="id128" draw:start-glue-point="7" draw:end-shape="id136" draw:end-glue-point="10" svg:d="M69450 15325h502v17929h-35098" svg:viewBox="0 0 35099 17930">
          <text:p/>
        </draw:connector>
        <draw:connector draw:style-name="gr94" draw:text-style-name="P6" draw:layer="layout" draw:line-skew="2.647cm" svg:x1="52.101cm" svg:y1="21.226cm" svg:x2="34.853cm" svg:y2="31.553cm" draw:start-shape="id131" draw:start-glue-point="7" draw:end-shape="id137" draw:end-glue-point="10" svg:d="M52101 21226h3149v10327h-20397" svg:viewBox="0 0 20398 10328">
          <text:p/>
        </draw:connector>
        <draw:connector draw:style-name="gr96" draw:text-style-name="P6" draw:layer="layout" svg:x1="33.352cm" svg:y1="29.752cm" svg:x2="24cm" svg:y2="22.702cm" draw:start-shape="id135" draw:start-glue-point="6" draw:end-shape="id126" draw:end-glue-point="1" svg:d="M33352 29752h-4676v-7050h-4676" svg:viewBox="0 0 9353 7051">
          <text:p/>
        </draw:connector>
        <draw:connector draw:style-name="gr97" draw:text-style-name="P6" draw:layer="layout" svg:x1="33.353cm" svg:y1="31.553cm" svg:x2="24cm" svg:y2="22.702cm" draw:start-shape="id137" draw:start-glue-point="6" draw:end-shape="id126" draw:end-glue-point="1" svg:d="M33353 31553h-4676v-8851h-4677" svg:viewBox="0 0 9354 8852">
          <text:p/>
        </draw:connector>
        <draw:connector draw:style-name="gr98" draw:text-style-name="P6" draw:layer="layout" svg:x1="33.354cm" svg:y1="33.254cm" svg:x2="24cm" svg:y2="22.702cm" draw:start-shape="id136" draw:start-glue-point="6" draw:end-shape="id126" draw:end-glue-point="1" svg:d="M33354 33254h-4677v-10552h-4677" svg:viewBox="0 0 9355 10553">
          <text:p/>
        </draw:connector>
        <draw:frame draw:style-name="gr9" draw:text-style-name="P7" draw:layer="layout" svg:width="27.35cm" svg:height="2.612cm" svg:x="3.25cm" svg:y="35.9cm">
          <draw:text-box>
            <text:p><text:span text:style-name="T4">(*) </text:span><text:span text:style-name="T5">Inclui o cliente da hora do almoço, que vai ao comércio apenas para passar o tempo.</text:span></text:p>
          </draw:text-box>
        </draw:frame>
        <draw:custom-shape draw:style-name="gr73" draw:text-style-name="P48" xml:id="id138" draw:id="id138" draw:layer="layout" svg:width="8.75cm" svg:height="2.25cm" svg:x="43.351cm" svg:y="25.901cm">
          <text:p text:style-name="P47"><text:span text:style-name="T24">ABUSAD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6" draw:text-style-name="P6" draw:layer="layout" svg:x1="39.718cm" svg:y1="18.664cm" svg:x2="43.351cm" svg:y2="27.026cm" draw:start-shape="id125" draw:start-glue-point="9" draw:end-shape="id138" draw:end-glue-point="5" svg:d="M39718 18664v8362h3633" svg:viewBox="0 0 3634 8363">
          <text:p/>
        </draw:connector>
        <draw:connector draw:style-name="gr94" draw:text-style-name="P6" draw:layer="layout" draw:line-skew="0.647cm" svg:x1="52.101cm" svg:y1="27.026cm" svg:x2="34.853cm" svg:y2="31.553cm" draw:start-shape="id138" draw:start-glue-point="7" draw:end-shape="id137" draw:end-glue-point="10" svg:d="M52101 27026h1149v4527h-18397" svg:viewBox="0 0 18398 4528">
          <text:p/>
        </draw:connector>
        <draw:custom-shape draw:style-name="gr46" draw:text-style-name="P36" xml:id="id139" draw:id="id139" draw:layer="layout" svg:width="5.75cm" svg:height="1.5cm" svg:x="29.603cm" svg:y="21.055cm">
          <text:p text:style-name="P34"><text:span text:style-name="T21">ATRA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6" draw:layer="layout" svg:x1="28.951cm" svg:y1="19.102cm" svg:x2="32.478cm" svg:y2="21.055cm" draw:start-shape="id118" draw:start-glue-point="8" draw:end-shape="id139" draw:end-glue-point="0" svg:d="M28951 19102v977h3527v976" svg:viewBox="0 0 3528 1954">
          <text:p/>
        </draw:connector>
        <draw:custom-shape draw:style-name="gr46" draw:text-style-name="P36" xml:id="id140" draw:id="id140" draw:layer="layout" svg:width="5.75cm" svg:height="1.5cm" svg:x="10.404cm" svg:y="27.356cm">
          <text:p text:style-name="P34"><text:span text:style-name="T21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6" draw:text-style-name="P6" draw:layer="layout" svg:x1="12.061cm" svg:y1="18.561cm" svg:x2="13.279cm" svg:y2="27.356cm" draw:start-shape="id116" draw:start-glue-point="7" draw:end-shape="id140" draw:end-glue-point="0" svg:d="M12061 18561v4668h1218v4127" svg:viewBox="0 0 1219 8796">
          <text:p/>
        </draw:connector>
      </draw:page>
      <draw:page draw:name="page9" draw:style-name="dp1" draw:master-page-name="Padrão">
        <draw:custom-shape draw:style-name="gr99" draw:text-style-name="P53" draw:layer="layout" svg:width="57.746cm" svg:height="2.749cm" svg:x="1.005cm" svg:y="1.001cm">
          <text:p text:style-name="P52"><text:span text:style-name="T29">Aula Especial – Simulação de movimento banc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72" xml:id="id141" draw:id="id141" draw:layer="layout" svg:width="6cm" svg:height="3.5cm" svg:x="6cm" svg:y="20cm">
          <text:p text:style-name="P71"><text:span text:style-name="T36">Cl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73" xml:id="id142" draw:id="id142" draw:layer="layout" svg:width="5.499cm" svg:height="3.199cm" svg:x="13.501cm" svg:y="10.901cm">
          <text:p text:style-name="P71"><text:span text:style-name="T36">Hom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74" xml:id="id143" draw:id="id143" draw:layer="layout" svg:width="5.498cm" svg:height="2.998cm" svg:x="13.502cm" svg:y="29.102cm">
          <text:p text:style-name="P31"><text:span text:style-name="T20">Mul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6" draw:layer="layout" svg:x1="11.122cm" svg:y1="20.512cm" svg:x2="13.501cm" svg:y2="12.501cm" draw:start-shape="id141" draw:start-glue-point="11" draw:end-shape="id142" draw:end-glue-point="6" svg:d="M11122 20512v-8011h2379" svg:viewBox="0 0 2380 8012">
          <text:p/>
        </draw:connector>
        <draw:connector draw:style-name="gr151" draw:text-style-name="P6" draw:layer="layout" svg:x1="11.122cm" svg:y1="22.988cm" svg:x2="13.502cm" svg:y2="30.601cm" draw:start-shape="id141" draw:start-glue-point="9" draw:end-shape="id143" draw:end-glue-point="6" svg:d="M11122 22988v7613h2380" svg:viewBox="0 0 2381 7614">
          <text:p/>
        </draw:connector>
        <draw:custom-shape draw:style-name="gr152" draw:text-style-name="P76" xml:id="id144" draw:id="id144" draw:layer="layout" svg:width="1.5cm" svg:height="1.5cm" svg:x="20.75cm" svg:y="5.85cm">
          <text:p text:style-name="P75"><text:span text:style-name="T3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45" draw:id="id145" draw:layer="layout" svg:width="1.5cm" svg:height="1.5cm" svg:x="20.751cm" svg:y="11.751cm">
          <text:p text:style-name="P75"><text:span text:style-name="T3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46" draw:id="id146" draw:layer="layout" svg:width="1.5cm" svg:height="1.5cm" svg:x="20.752cm" svg:y="17.452cm">
          <text:p text:style-name="P75"><text:span text:style-name="T3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47" draw:id="id147" draw:layer="layout" svg:width="1.5cm" svg:height="1.5cm" svg:x="20.751cm" svg:y="23.451cm">
          <text:p text:style-name="P75"><text:span text:style-name="T3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48" draw:id="id148" draw:layer="layout" svg:width="1.5cm" svg:height="1.5cm" svg:x="20.752cm" svg:y="29.852cm">
          <text:p text:style-name="P75"><text:span text:style-name="T3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49" draw:id="id149" draw:layer="layout" svg:width="1.5cm" svg:height="1.5cm" svg:x="20.753cm" svg:y="36.253cm">
          <text:p text:style-name="P75"><text:span text:style-name="T3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3" draw:text-style-name="P6" draw:layer="layout" svg:x1="18.195cm" svg:y1="11.369cm" svg:x2="20.75cm" svg:y2="6.6cm" draw:start-shape="id142" draw:start-glue-point="11" draw:end-shape="id144" draw:end-glue-point="6" svg:d="M18195 11369v-4769h2555" svg:viewBox="0 0 2556 4770">
          <text:p/>
        </draw:connector>
        <draw:connector draw:style-name="gr153" draw:text-style-name="P6" draw:layer="layout" svg:x1="19cm" svg:y1="12.501cm" svg:x2="20.751cm" svg:y2="12.501cm" draw:start-shape="id142" draw:start-glue-point="10" draw:end-shape="id145" draw:end-glue-point="6" svg:d="M19000 12501h1751" svg:viewBox="0 0 1752 1">
          <text:p/>
        </draw:connector>
        <draw:connector draw:style-name="gr153" draw:text-style-name="P6" draw:layer="layout" svg:x1="18.195cm" svg:y1="13.632cm" svg:x2="20.752cm" svg:y2="18.202cm" draw:start-shape="id142" draw:start-glue-point="9" draw:end-shape="id146" draw:end-glue-point="6" svg:d="M18195 13632v4570h2557" svg:viewBox="0 0 2558 4571">
          <text:p/>
        </draw:connector>
        <draw:connector draw:style-name="gr153" draw:text-style-name="P6" draw:layer="layout" svg:x1="18.195cm" svg:y1="29.541cm" svg:x2="20.751cm" svg:y2="24.201cm" draw:start-shape="id143" draw:start-glue-point="11" draw:end-shape="id147" draw:end-glue-point="6" svg:d="M18195 29541v-5340h2556" svg:viewBox="0 0 2557 5341">
          <text:p/>
        </draw:connector>
        <draw:connector draw:style-name="gr153" draw:text-style-name="P6" draw:layer="layout" svg:x1="19cm" svg:y1="30.601cm" svg:x2="20.752cm" svg:y2="30.602cm" draw:start-shape="id143" draw:start-glue-point="10" draw:end-shape="id148" draw:end-glue-point="6" svg:d="M19000 30601h877v1h875" svg:viewBox="0 0 1753 2">
          <text:p/>
        </draw:connector>
        <draw:connector draw:style-name="gr153" draw:text-style-name="P6" draw:layer="layout" svg:x1="18.195cm" svg:y1="31.661cm" svg:x2="20.753cm" svg:y2="37.003cm" draw:start-shape="id143" draw:start-glue-point="9" draw:end-shape="id149" draw:end-glue-point="6" svg:d="M18195 31661v5342h2558" svg:viewBox="0 0 2559 5343">
          <text:p/>
        </draw:connector>
        <draw:custom-shape draw:style-name="gr154" draw:text-style-name="P78" xml:id="id150" draw:id="id150" draw:layer="layout" svg:width="1.5cm" svg:height="1.5cm" svg:x="29.351cm" svg:y="4.451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1" draw:id="id151" draw:layer="layout" svg:width="1.5cm" svg:height="1.5cm" svg:x="29.352cm" svg:y="7.252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2" draw:id="id152" draw:layer="layout" svg:width="1.5cm" svg:height="1.5cm" svg:x="29.352cm" svg:y="10.252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3" draw:id="id153" draw:layer="layout" svg:width="1.5cm" svg:height="1.5cm" svg:x="29.353cm" svg:y="13.253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4" draw:id="id154" draw:layer="layout" svg:width="1.5cm" svg:height="1.5cm" svg:x="29.353cm" svg:y="15.953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5" draw:id="id155" draw:layer="layout" svg:width="1.5cm" svg:height="1.5cm" svg:x="29.354cm" svg:y="18.954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6" draw:id="id156" draw:layer="layout" svg:width="1.5cm" svg:height="1.5cm" svg:x="29.352cm" svg:y="21.952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7" draw:id="id157" draw:layer="layout" svg:width="1.5cm" svg:height="1.5cm" svg:x="29.353cm" svg:y="24.853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8" draw:id="id158" draw:layer="layout" svg:width="1.5cm" svg:height="1.5cm" svg:x="29.353cm" svg:y="28.353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59" draw:id="id159" draw:layer="layout" svg:width="1.5cm" svg:height="1.5cm" svg:x="29.354cm" svg:y="31.254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60" draw:id="id160" draw:layer="layout" svg:width="1.5cm" svg:height="1.5cm" svg:x="29.354cm" svg:y="34.654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8" xml:id="id161" draw:id="id161" draw:layer="layout" svg:width="1.5cm" svg:height="1.5cm" svg:x="29.355cm" svg:y="37.655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6" draw:layer="layout" svg:x1="22.031cm" svg:y1="6.069cm" svg:x2="29.351cm" svg:y2="5.201cm" draw:start-shape="id144" draw:start-glue-point="11" draw:end-shape="id150" draw:end-glue-point="3" svg:d="M22031 6069h3770v-868h3550" svg:viewBox="0 0 7321 869">
          <text:p/>
        </draw:connector>
        <draw:connector draw:style-name="gr156" draw:text-style-name="P6" draw:layer="layout" svg:x1="22.031cm" svg:y1="7.131cm" svg:x2="29.352cm" svg:y2="8.002cm" draw:start-shape="id144" draw:start-glue-point="9" draw:end-shape="id151" draw:end-glue-point="6" svg:d="M22031 7131h3771v871h3550" svg:viewBox="0 0 7322 872">
          <text:p/>
        </draw:connector>
        <draw:connector draw:style-name="gr157" draw:text-style-name="P6" draw:layer="layout" svg:x1="22.032cm" svg:y1="11.97cm" svg:x2="29.352cm" svg:y2="11.002cm" draw:start-shape="id145" draw:start-glue-point="11" draw:end-shape="id152" draw:end-glue-point="6" svg:d="M22032 11970h3770v-968h3550" svg:viewBox="0 0 7321 969">
          <text:p/>
        </draw:connector>
        <draw:connector draw:style-name="gr158" draw:text-style-name="P6" draw:layer="layout" svg:x1="22.032cm" svg:y1="13.032cm" svg:x2="29.353cm" svg:y2="14.003cm" draw:start-shape="id145" draw:start-glue-point="9" draw:end-shape="id153" draw:end-glue-point="6" svg:d="M22032 13032h3771v971h3550" svg:viewBox="0 0 7322 972">
          <text:p/>
        </draw:connector>
        <draw:connector draw:style-name="gr159" draw:text-style-name="P6" draw:layer="layout" svg:x1="22.033cm" svg:y1="17.671cm" svg:x2="29.353cm" svg:y2="16.703cm" draw:start-shape="id146" draw:start-glue-point="11" draw:end-shape="id154" draw:end-glue-point="6" svg:d="M22033 17671h3770v-968h3550" svg:viewBox="0 0 7321 969">
          <text:p/>
        </draw:connector>
        <draw:connector draw:style-name="gr160" draw:text-style-name="P6" draw:layer="layout" svg:x1="22.033cm" svg:y1="18.733cm" svg:x2="29.354cm" svg:y2="19.704cm" draw:start-shape="id146" draw:start-glue-point="9" draw:end-shape="id155" draw:end-glue-point="6" svg:d="M22033 18733h3771v971h3550" svg:viewBox="0 0 7322 972">
          <text:p/>
        </draw:connector>
        <draw:connector draw:style-name="gr161" draw:text-style-name="P6" draw:layer="layout" svg:x1="22.032cm" svg:y1="23.67cm" svg:x2="29.352cm" svg:y2="22.702cm" draw:start-shape="id147" draw:start-glue-point="11" draw:end-shape="id156" draw:end-glue-point="6" svg:d="M22032 23670h3770v-968h3550" svg:viewBox="0 0 7321 969">
          <text:p/>
        </draw:connector>
        <draw:connector draw:style-name="gr162" draw:text-style-name="P6" draw:layer="layout" svg:x1="22.032cm" svg:y1="24.732cm" svg:x2="29.353cm" svg:y2="25.603cm" draw:start-shape="id147" draw:start-glue-point="9" draw:end-shape="id157" draw:end-glue-point="6" svg:d="M22032 24732h3771v871h3550" svg:viewBox="0 0 7322 872">
          <text:p/>
        </draw:connector>
        <draw:connector draw:style-name="gr163" draw:text-style-name="P6" draw:layer="layout" svg:x1="22.033cm" svg:y1="30.071cm" svg:x2="29.353cm" svg:y2="29.103cm" draw:start-shape="id148" draw:start-glue-point="11" draw:end-shape="id158" draw:end-glue-point="6" svg:d="M22033 30071h3770v-968h3550" svg:viewBox="0 0 7321 969">
          <text:p/>
        </draw:connector>
        <draw:connector draw:style-name="gr164" draw:text-style-name="P6" draw:layer="layout" svg:x1="22.033cm" svg:y1="31.133cm" svg:x2="29.354cm" svg:y2="32.004cm" draw:start-shape="id148" draw:start-glue-point="9" draw:end-shape="id159" draw:end-glue-point="6" svg:d="M22033 31133h3771v871h3550" svg:viewBox="0 0 7322 872">
          <text:p/>
        </draw:connector>
        <draw:connector draw:style-name="gr165" draw:text-style-name="P6" draw:layer="layout" svg:x1="22.034cm" svg:y1="36.472cm" svg:x2="29.354cm" svg:y2="35.404cm" draw:start-shape="id149" draw:start-glue-point="11" draw:end-shape="id160" draw:end-glue-point="6" svg:d="M22034 36472h3770v-1068h3550" svg:viewBox="0 0 7321 1069">
          <text:p/>
        </draw:connector>
        <draw:connector draw:style-name="gr166" draw:text-style-name="P6" draw:layer="layout" svg:x1="22.034cm" svg:y1="37.534cm" svg:x2="29.355cm" svg:y2="38.405cm" draw:start-shape="id149" draw:start-glue-point="9" draw:end-shape="id161" draw:end-glue-point="6" svg:d="M22034 37534h3771v871h3550" svg:viewBox="0 0 7322 872">
          <text:p/>
        </draw:connector>
        <draw:custom-shape draw:style-name="gr154" draw:text-style-name="P78" draw:layer="layout" svg:width="1.5cm" svg:height="1.5cm" svg:x="2.952cm" svg:y="5.752cm">
          <text:p text:style-name="P77"><text:span text:style-name="T3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79" draw:layer="layout" svg:width="5.5cm" svg:height="1.517cm" svg:x="4.4cm" svg:y="5.7cm">
          <draw:text-box>
            <text:p><text:span text:style-name="T39">epósito</text:span></text:p>
          </draw:text-box>
        </draw:frame>
        <draw:custom-shape draw:style-name="gr154" draw:text-style-name="P78" draw:layer="layout" svg:width="1.5cm" svg:height="1.5cm" svg:x="2.952cm" svg:y="7.952cm">
          <text:p text:style-name="P77"><text:span text:style-name="T3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79" draw:layer="layout" svg:width="5.5cm" svg:height="1.517cm" svg:x="4.4cm" svg:y="7.9cm">
          <draw:text-box>
            <text:p><text:span text:style-name="T39">etirada</text:span></text:p>
          </draw:text-box>
        </draw:frame>
        <draw:frame draw:style-name="gr168" draw:text-style-name="P62" draw:layer="layout" svg:width="30.665cm" svg:height="1.527cm" svg:x="32.585cm" svg:y="4.473cm">
          <draw:text-box>
            <text:p><text:span text:style-name="T40">20%: R$ 5.001-&gt;10.000, 40%:</text:span><text:span text:style-name="T27">R$ 3.001-&gt;5.000 e 40% até R$ 3.000 </text:span></text:p>
          </draw:text-box>
        </draw:frame>
        <draw:frame draw:style-name="gr168" draw:text-style-name="P62" draw:layer="layout" svg:width="30.665cm" svg:height="1.527cm" svg:x="32.586cm" svg:y="10.274cm">
          <draw:text-box>
            <text:p><text:span text:style-name="T40">20%: R$ 4.001-&gt;6.000, 40%:</text:span><text:span text:style-name="T27">R$ 2.001-&gt;4.000 e 40% até R$ 2.000 </text:span></text:p>
          </draw:text-box>
        </draw:frame>
        <draw:frame draw:style-name="gr168" draw:text-style-name="P62" draw:layer="layout" svg:width="30.665cm" svg:height="1.527cm" svg:x="32.587cm" svg:y="15.975cm">
          <draw:text-box>
            <text:p><text:span text:style-name="T40">20%: R$ 2.001-&gt;5.000, 40%:</text:span><text:span text:style-name="T27">R$ 1.001-&gt;2.000 e 40% até R$ 1.000 </text:span></text:p>
          </draw:text-box>
        </draw:frame>
        <draw:frame draw:style-name="gr168" draw:text-style-name="P62" draw:layer="layout" svg:width="30.665cm" svg:height="1.527cm" svg:x="32.586cm" svg:y="21.974cm">
          <draw:text-box>
            <text:p><text:span text:style-name="T40">20%: R$ 7.001-&gt;12.000, 40%:</text:span><text:span text:style-name="T27">R$ 1.001-&gt;3.000 e 40% até R$ 1.000 </text:span></text:p>
          </draw:text-box>
        </draw:frame>
        <draw:frame draw:style-name="gr168" draw:text-style-name="P62" draw:layer="layout" svg:width="30.665cm" svg:height="1.527cm" svg:x="32.587cm" svg:y="28.275cm">
          <draw:text-box>
            <text:p><text:span text:style-name="T40">20%: R$ 5.001-&gt;7.000, 40%:</text:span><text:span text:style-name="T27">R$ 1.001-&gt;5.000 e 40% até R$ 1.000 </text:span></text:p>
          </draw:text-box>
        </draw:frame>
        <draw:frame draw:style-name="gr168" draw:text-style-name="P62" draw:layer="layout" svg:width="30.665cm" svg:height="1.527cm" svg:x="32.588cm" svg:y="34.776cm">
          <draw:text-box>
            <text:p><text:span text:style-name="T40">20%: R$ 3.001-&gt;5.000, 40%:</text:span><text:span text:style-name="T27">R$ 501-&gt;3.000 e 40% até R$ 500 </text:span></text:p>
          </draw:text-box>
        </draw:frame>
        <draw:frame draw:style-name="gr168" draw:text-style-name="P62" draw:layer="layout" svg:width="30.665cm" svg:height="1.527cm" svg:x="32.586cm" svg:y="7.374cm">
          <draw:text-box>
            <text:p><text:span text:style-name="T40">20%: R$ 4.001-&gt;10.000, 40%:</text:span><text:span text:style-name="T27">R$ 2.001-&gt;4.000 e 40% até R$ 2.000 </text:span></text:p>
          </draw:text-box>
        </draw:frame>
        <draw:frame draw:style-name="gr168" draw:text-style-name="P62" draw:layer="layout" svg:width="30.665cm" svg:height="1.527cm" svg:x="32.587cm" svg:y="13.475cm">
          <draw:text-box>
            <text:p><text:span text:style-name="T40">20%: R$ 3.001-&gt;8.000, 40%:</text:span><text:span text:style-name="T27">R$ 1.001-&gt;3.000 e 40% até R$ 1.000 </text:span></text:p>
          </draw:text-box>
        </draw:frame>
        <draw:frame draw:style-name="gr168" draw:text-style-name="P62" draw:layer="layout" svg:width="30.665cm" svg:height="1.527cm" svg:x="32.588cm" svg:y="19.076cm">
          <draw:text-box>
            <text:p><text:span text:style-name="T40">20%: R$ 2.001-&gt;6.000, 40%:</text:span><text:span text:style-name="T27">R$ 501-&gt;2.000 e 40% até R$ 500 </text:span></text:p>
          </draw:text-box>
        </draw:frame>
        <draw:frame draw:style-name="gr168" draw:text-style-name="P62" draw:layer="layout" svg:width="30.665cm" svg:height="1.527cm" svg:x="32.587cm" svg:y="24.975cm">
          <draw:text-box>
            <text:p><text:span text:style-name="T40">20%: R$ 3.001-&gt;10.000, 40%:</text:span><text:span text:style-name="T27">R$ 1.501-&gt;3.000 e 40% até R$ 1.500 </text:span></text:p>
          </draw:text-box>
        </draw:frame>
        <draw:frame draw:style-name="gr168" draw:text-style-name="P62" draw:layer="layout" svg:width="30.665cm" svg:height="1.527cm" svg:x="32.588cm" svg:y="31.376cm">
          <draw:text-box>
            <text:p><text:span text:style-name="T40">20%: R$ 2.501-&gt;8.000, 40%:</text:span><text:span text:style-name="T27">R$ 1.001-&gt;2.500 e 40% até R$ 1.000 </text:span></text:p>
          </draw:text-box>
        </draw:frame>
        <draw:frame draw:style-name="gr168" draw:text-style-name="P62" draw:layer="layout" svg:width="30.665cm" svg:height="1.527cm" svg:x="32.589cm" svg:y="37.777cm">
          <draw:text-box>
            <text:p><text:span text:style-name="T40">20%: R$ 1.501-&gt;6.000, 40%:</text:span><text:span text:style-name="T27">R$ 801-&gt;1.500 e 40% até R$ 800 </text:span></text:p>
          </draw:text-box>
        </draw:frame>
        <draw:frame draw:style-name="gr169" draw:text-style-name="P80" draw:layer="layout" svg:width="36.7cm" svg:height="4.655cm" svg:x="4.55cm" svg:y="41.35cm">
          <draw:text-box>
            <text:p><text:span text:style-name="T41">(a)</text:span><text:span text:style-name="T42"> Aqui estamos fazendo uma suposição de resultados obtidos através de observação dos caixas de uma agência bancária.</text:span></text:p>
            <text:p><text:span text:style-name="T42">As classes A, B e C estão anotadas nas fichas de cliente desde a abertura das contas, </text:span></text:p>
          </draw:text-box>
        </draw:frame>
      </draw:page>
      <draw:page draw:name="page10" draw:style-name="dp1" draw:master-page-name="Padrão">
        <draw:custom-shape draw:style-name="gr99" draw:text-style-name="P53" draw:layer="layout" svg:width="57.746cm" svg:height="2.749cm" svg:x="1.006cm" svg:y="1.001cm">
          <text:p text:style-name="P52"><text:span text:style-name="T29">Aula Especial – Simulação de movimento banc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81" draw:layer="layout" svg:width="57.746cm" svg:height="2.749cm" svg:x="1.007cm" svg:y="3.701cm">
          <text:p text:style-name="P52"><text:span text:style-name="T29">Geração de números aleatórios – Escolha do sexo e classe So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62" draw:layer="layout" svg:width="30.665cm" svg:height="1.987cm" svg:x="17.835cm" svg:y="13.75cm">
          <draw:text-box>
            <text:p><text:span text:style-name="T43">Homem: 0 </text:span><text:span text:style-name="T44">→</text:span><text:span text:style-name="T43"> 0.5, Mulher: 0.5001 </text:span><text:span text:style-name="T44">→</text:span><text:span text:style-name="T43"> 0.9999</text:span><text:span text:style-name="T27"> </text:span></text:p>
          </draw:text-box>
        </draw:frame>
        <draw:frame draw:style-name="gr172" draw:text-style-name="P82" draw:layer="layout" svg:width="37.5cm" svg:height="6.8cm" svg:x="17.75cm" svg:y="15.95cm">
          <draw:text-box>
            <text:p><text:span text:style-name="T45">(1)</text:span><text:span text:style-name="T46"> Geramos o número, por exemplo, 0.6178;</text:span></text:p>
            <text:p><text:span text:style-name="T46"/></text:p>
            <text:p text:style-name="P8"><text:span text:style-name="T45">(2)</text:span><text:span text:style-name="T46"> Até o valor 0,50 consideramos que ocorreu “encaixe” no cliente do sexo masculino;</text:span></text:p>
            <text:p text:style-name="P8"><text:span text:style-name="T45"/></text:p>
            <text:p text:style-name="P8"><text:span text:style-name="T45">(3)</text:span><text:span text:style-name="T46"> De 0,5001 a 0,9999 consideramos que o sexo do cliente foi feminino.</text:span></text:p>
          </draw:text-box>
        </draw:frame>
        <draw:custom-shape draw:style-name="gr147" draw:text-style-name="P72" xml:id="id162" draw:id="id162" draw:layer="layout" svg:width="6cm" svg:height="3.5cm" svg:x="6.001cm" svg:y="16.901cm">
          <text:p text:style-name="P71"><text:span text:style-name="T36">Cl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73" xml:id="id163" draw:id="id163" draw:layer="layout" svg:width="5.499cm" svg:height="3.199cm" svg:x="13.502cm" svg:y="7.802cm">
          <text:p text:style-name="P71"><text:span text:style-name="T36">Hom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74" xml:id="id164" draw:id="id164" draw:layer="layout" svg:width="5.498cm" svg:height="2.998cm" svg:x="13.503cm" svg:y="26.003cm">
          <text:p text:style-name="P31"><text:span text:style-name="T20">Mul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6" draw:layer="layout" svg:x1="11.123cm" svg:y1="17.413cm" svg:x2="13.502cm" svg:y2="9.402cm" draw:start-shape="id162" draw:start-glue-point="11" draw:end-shape="id163" draw:end-glue-point="6" svg:d="M11123 17413v-8011h2379" svg:viewBox="0 0 2380 8012">
          <text:p/>
        </draw:connector>
        <draw:connector draw:style-name="gr151" draw:text-style-name="P6" draw:layer="layout" svg:x1="11.123cm" svg:y1="19.889cm" svg:x2="13.503cm" svg:y2="27.502cm" draw:start-shape="id162" draw:start-glue-point="9" draw:end-shape="id164" draw:end-glue-point="6" svg:d="M11123 19889v7613h2380" svg:viewBox="0 0 2381 7614">
          <text:p/>
        </draw:connector>
        <draw:custom-shape draw:style-name="gr173" draw:text-style-name="P73" xml:id="id165" draw:id="id165" draw:layer="layout" svg:width="6.001cm" svg:height="3.201cm" svg:x="9.6cm" svg:y="38.5cm">
          <text:p text:style-name="P71"><text:span text:style-name="T36">Ambos os sex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66" draw:id="id166" draw:layer="layout" svg:width="1.5cm" svg:height="1.5cm" svg:x="17.351cm" svg:y="33.451cm">
          <text:p text:style-name="P75"><text:span text:style-name="T3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67" draw:id="id167" draw:layer="layout" svg:width="1.5cm" svg:height="1.5cm" svg:x="17.352cm" svg:y="39.352cm">
          <text:p text:style-name="P75"><text:span text:style-name="T3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76" xml:id="id168" draw:id="id168" draw:layer="layout" svg:width="1.5cm" svg:height="1.5cm" svg:x="17.353cm" svg:y="45.053cm">
          <text:p text:style-name="P75"><text:span text:style-name="T3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3" draw:text-style-name="P6" draw:layer="layout" svg:x1="14.723cm" svg:y1="38.968cm" svg:x2="17.351cm" svg:y2="34.201cm" draw:start-shape="id165" draw:start-glue-point="11" draw:end-shape="id166" draw:end-glue-point="6" svg:d="M14723 38968v-4767h2628" svg:viewBox="0 0 2629 4768">
          <text:p/>
        </draw:connector>
        <draw:connector draw:style-name="gr153" draw:text-style-name="P6" draw:layer="layout" svg:x1="15.601cm" svg:y1="40.1cm" svg:x2="17.352cm" svg:y2="40.102cm" draw:start-shape="id165" draw:start-glue-point="10" draw:end-shape="id167" draw:end-glue-point="6" svg:d="M15601 40100h876v2h875" svg:viewBox="0 0 1752 3">
          <text:p/>
        </draw:connector>
        <draw:connector draw:style-name="gr153" draw:text-style-name="P6" draw:layer="layout" svg:x1="14.723cm" svg:y1="41.233cm" svg:x2="17.353cm" svg:y2="45.803cm" draw:start-shape="id165" draw:start-glue-point="9" draw:end-shape="id168" draw:end-glue-point="6" svg:d="M14723 41233v4570h2630" svg:viewBox="0 0 2631 4571">
          <text:p/>
        </draw:connector>
        <draw:frame draw:style-name="gr171" draw:text-style-name="P62" draw:layer="layout" svg:width="30.665cm" svg:height="1.987cm" svg:x="21.935cm" svg:y="34.15cm">
          <draw:text-box>
            <text:p text:style-name="P8"><text:span text:style-name="T47">A</text:span><text:span text:style-name="T43">: 0 </text:span><text:span text:style-name="T44">→</text:span><text:span text:style-name="T43"> 0.3333, </text:span><text:span text:style-name="T40"><text:s/></text:span><text:span text:style-name="T47">B</text:span><text:span text:style-name="T43">: 0.3334 </text:span><text:span text:style-name="T44">→</text:span><text:span text:style-name="T43"> 0.6666, </text:span><text:span text:style-name="T47">C</text:span><text:span text:style-name="T43">: 0.6667 </text:span><text:span text:style-name="T44">→</text:span><text:span text:style-name="T43"> 0.9999</text:span></text:p>
          </draw:text-box>
        </draw:frame>
        <draw:frame draw:style-name="gr174" draw:text-style-name="P82" draw:layer="layout" svg:width="37.5cm" svg:height="8.063cm" svg:x="21.85cm" svg:y="36.35cm">
          <draw:text-box>
            <text:p><text:span text:style-name="T45">(1)</text:span><text:span text:style-name="T46"> Geramos o número, por exemplo, 0.3784;</text:span></text:p>
            <text:p><text:span text:style-name="T46"/></text:p>
            <text:p text:style-name="P8"><text:span text:style-name="T45">(2)</text:span><text:span text:style-name="T46"> Até o valor 0,3333 consideramos que ocorreu “encaixe” na classe A;</text:span></text:p>
            <text:p text:style-name="P8"><text:span text:style-name="T45"/></text:p>
            <text:p text:style-name="P8"><text:span text:style-name="T48">(3)</text:span><text:span text:style-name="T49"> De 0,3334 a 0,6666 consideramos </text:span><text:span text:style-name="T46">que ocorreu “encaixe” na classe B;</text:span></text:p>
            <text:p text:style-name="P8"><text:span text:style-name="T46"/></text:p>
            <text:p text:style-name="P8"><text:span text:style-name="T48">(4)</text:span><text:span text:style-name="T49"> De 0,6667 a 0,9999 consideramos </text:span><text:span text:style-name="T46">que ocorreu “encaixe” na classe C.</text:span></text:p>
            <text:p text:style-name="P8"><text:span text:style-name="T46"/></text:p>
            <text:p text:style-name="P8"><text:span text:style-name="T46">Neste caso, a classe escolhida foi a B.</text:span></text:p>
          </draw:text-box>
        </draw:frame>
      </draw:page>
      <draw:page draw:name="page11" draw:style-name="dp1" draw:master-page-name="Padrão">
        <draw:custom-shape draw:style-name="gr99" draw:text-style-name="P53" draw:layer="layout" svg:width="57.746cm" svg:height="2.749cm" svg:x="1.006cm" svg:y="1.001cm">
          <text:p text:style-name="P52"><text:span text:style-name="T29">Aula Especial – Simulação de movimento banc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81" draw:layer="layout" svg:width="57.746cm" svg:height="2.749cm" svg:x="1.007cm" svg:y="3.701cm">
          <text:p text:style-name="P52"><text:span text:style-name="T29">Geração de números aleatórios dentro das probabilida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7" draw:layer="layout" svg:width="12.25cm" svg:height="3.9cm" svg:x="4.55cm" svg:y="9.85cm">
          <draw:text-box>
            <text:p><text:span text:style-name="T4">(a)</text:span><text:span text:style-name="T5"> Todas as linguagens tradicionais e as linguagens de scripts para Web dispõe de comandos e instruções para geração de números aleatórios.</text:span></text:p>
          </draw:text-box>
        </draw:frame>
        <draw:frame draw:style-name="gr176" draw:text-style-name="P7" draw:layer="layout" svg:width="12.25cm" svg:height="2.75cm" svg:x="4.55cm" svg:y="13.25cm">
          <draw:text-box>
            <text:p><text:span text:style-name="T4">(b)</text:span><text:span text:style-name="T5"> O resultado da execução destes comandos ou instruções será um número entre 0 e 0,999999.</text:span></text:p>
          </draw:text-box>
        </draw:frame>
        <draw:frame draw:style-name="gr177" draw:text-style-name="P7" draw:layer="layout" svg:width="12.25cm" svg:height="2.05cm" svg:x="4.55cm" svg:y="15.95cm">
          <draw:text-box>
            <text:p><text:span text:style-name="T4">(c)</text:span><text:span text:style-name="T5"> O resultado será processado da forma apresentada ao lado:</text:span></text:p>
          </draw:text-box>
        </draw:frame>
        <draw:frame draw:style-name="gr168" draw:text-style-name="P62" draw:layer="layout" svg:width="30.665cm" svg:height="1.527cm" svg:x="17.835cm" svg:y="13.75cm">
          <draw:text-box>
            <text:p><text:span text:style-name="T43">20%: R$ 2.001-&gt;5.000, 40%:</text:span><text:span text:style-name="T50">R$ 1.001-&gt;2.000 e 40% até R$ 1.00</text:span><text:span text:style-name="T27">0 </text:span></text:p>
          </draw:text-box>
        </draw:frame>
        <draw:frame draw:style-name="gr174" draw:text-style-name="P82" draw:layer="layout" svg:width="37.5cm" svg:height="8.063cm" svg:x="17.75cm" svg:y="15.95cm">
          <draw:text-box>
            <text:p><text:span text:style-name="T45">(1)</text:span><text:span text:style-name="T46"> Geramos o número, por exemplo, 0.7314;</text:span></text:p>
            <text:p><text:span text:style-name="T46"/></text:p>
            <text:p text:style-name="P8"><text:span text:style-name="T45">(2)</text:span><text:span text:style-name="T46"> Até o valor 0,20 (20%) consideramos que ocorreu “encaixe” do primeiro intervalo (2001 a 5000);</text:span></text:p>
            <text:p text:style-name="P8"><text:span text:style-name="T45"/></text:p>
            <text:p text:style-name="P8"><text:span text:style-name="T45">(3)</text:span><text:span text:style-name="T46"> De 0,2001 a 0,60 (20% mais 40% = 60%), segundo intervalo;</text:span></text:p>
            <text:p text:style-name="P8"><text:span text:style-name="T45"/></text:p>
            <text:p text:style-name="P8"><text:span text:style-name="T45">(4)</text:span><text:span text:style-name="T46"> acima de 0,6001 (inclusive);</text:span></text:p>
            <text:p text:style-name="P8"><text:span text:style-name="T46"/></text:p>
            <text:p text:style-name="P8"><text:span text:style-name="T45">(5)</text:span><text:span text:style-name="T46"> portanto, para nosso exemplo, o intervalo sorteado foi de até R$ 1.000;</text:span></text:p>
          </draw:text-box>
        </draw:frame>
      </draw:page>
      <draw:page draw:name="page12" draw:style-name="dp1" draw:master-page-name="Padrão">
        <draw:custom-shape draw:style-name="gr178" draw:text-style-name="P84" xml:id="id170" draw:id="id170" draw:layer="layout" svg:width="6.25cm" svg:height="2.75cm" svg:x="21cm" svg:y="3.75cm">
          <text:p text:style-name="P83"><text:span text:style-name="T51">Dor de</text:span></text:p>
          <text:p text:style-name="P83"><text:span text:style-name="T51">Cabeç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85" xml:id="id172" draw:id="id172" draw:layer="layout" svg:width="6.25cm" svg:height="2.75cm" svg:x="21.001cm" svg:y="7.451cm">
          <text:p text:style-name="P83"><text:span text:style-name="T51">Dor nas</text:span></text:p>
          <text:p text:style-name="P83"><text:span text:style-name="T51">Cost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74" draw:id="id174" draw:layer="layout" svg:width="6.25cm" svg:height="2.75cm" svg:x="21.002cm" svg:y="11.252cm">
          <text:p text:style-name="P83"><text:span text:style-name="T51">Dor na região</text:span></text:p>
          <text:p text:style-name="P83"><text:span text:style-name="T51">Dos Olh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76" draw:id="id176" draw:layer="layout" svg:width="6.25cm" svg:height="2.75cm" svg:x="21.003cm" svg:y="14.653cm">
          <text:p text:style-name="P83"><text:span text:style-name="T51">Dor de</text:span></text:p>
          <text:p text:style-name="P83"><text:span text:style-name="T51">Garga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7" xml:id="id178" draw:id="id178" draw:layer="layout" svg:width="6.25cm" svg:height="2.75cm" svg:x="21.004cm" svg:y="17.854cm">
          <text:p text:style-name="P86"><text:span text:style-name="T52">FE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80" draw:id="id180" draw:layer="layout" svg:width="6.25cm" svg:height="2.75cm" svg:x="21.004cm" svg:y="21.154cm">
          <text:p text:style-name="P83"><text:span text:style-name="T51">Cansaç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82" draw:id="id182" draw:layer="layout" svg:width="6.25cm" svg:height="2.75cm" svg:x="21.005cm" svg:y="24.455cm">
          <text:p text:style-name="P83"><text:span text:style-name="T51">Perturbação</text:span></text:p>
          <text:p text:style-name="P83"><text:span text:style-name="T51">Vis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84" draw:id="id184" draw:layer="layout" svg:width="6.25cm" svg:height="2.75cm" svg:x="21.006cm" svg:y="27.856cm">
          <text:p text:style-name="P83"><text:span text:style-name="T51">Enjo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83" draw:id="id183" draw:layer="layout" svg:width="6.25cm" svg:height="2.75cm" svg:x="21.007cm" svg:y="31.257cm">
          <text:p text:style-name="P83"><text:span text:style-name="T51">Mau hál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81" draw:id="id181" draw:layer="layout" svg:width="6.25cm" svg:height="2.75cm" svg:x="21.008cm" svg:y="34.758cm">
          <text:p text:style-name="P83"><text:span text:style-name="T51">Pus na</text:span></text:p>
          <text:p text:style-name="P83"><text:span text:style-name="T51">Garga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7" xml:id="id179" draw:id="id179" draw:layer="layout" svg:width="6.25cm" svg:height="2.75cm" svg:x="21.009cm" svg:y="38.259cm">
          <text:p text:style-name="P86"><text:span text:style-name="T52">To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77" draw:id="id177" draw:layer="layout" svg:width="6.25cm" svg:height="2.75cm" svg:x="21.009cm" svg:y="41.859cm">
          <text:p text:style-name="P83"><text:span text:style-name="T51">Perda de</text:span></text:p>
          <text:p text:style-name="P83"><text:span text:style-name="T51">Olf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7" xml:id="id175" draw:id="id175" draw:layer="layout" svg:width="6.25cm" svg:height="2.75cm" svg:x="21.01cm" svg:y="45.36cm">
          <text:p text:style-name="P86"><text:span text:style-name="T52">Coriz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84" xml:id="id173" draw:id="id173" draw:layer="layout" svg:width="6.25cm" svg:height="2.75cm" svg:x="21.01cm" svg:y="48.86cm">
          <text:p text:style-name="P83"><text:span text:style-name="T51">Salivação</text:span></text:p>
          <text:p text:style-name="P83"><text:span text:style-name="T51">em exces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89" xml:id="id171" draw:id="id171" draw:layer="layout" svg:width="6.25cm" svg:height="2.75cm" svg:x="21.011cm" svg:y="52.461cm">
          <text:p text:style-name="P88"><text:span text:style-name="T53">Tontei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90" xml:id="id169" draw:id="id169" draw:layer="layout" svg:width="2cm" svg:height="1.9cm" svg:x="5.75cm" svg:y="2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1" draw:text-style-name="P6" draw:layer="layout" draw:type="curve" svg:x1="6.75cm" svg:y1="28.35cm" svg:x2="21cm" svg:y2="5.125cm" draw:start-shape="id169" draw:start-glue-point="4" draw:end-shape="id170" draw:end-glue-point="6" svg:d="M6750 28350c0-15484 4750-23225 14250-23225" svg:viewBox="0 0 14251 23226">
          <text:p/>
        </draw:connector>
        <draw:connector draw:style-name="gr182" draw:text-style-name="P6" draw:layer="layout" draw:type="curve" svg:x1="6.75cm" svg:y1="30.25cm" svg:x2="21.011cm" svg:y2="53.836cm" draw:start-shape="id169" draw:start-glue-point="8" draw:end-shape="id171" draw:end-glue-point="6" svg:d="M6750 30250c0 15724 4753 23586 14261 23586" svg:viewBox="0 0 14262 23587">
          <text:p/>
        </draw:connector>
        <draw:connector draw:style-name="gr183" draw:text-style-name="P6" draw:layer="layout" draw:type="curve" svg:x1="7.457cm" svg:y1="28.628cm" svg:x2="21.001cm" svg:y2="8.826cm" draw:start-shape="id169" draw:start-glue-point="11" draw:end-shape="id172" draw:end-glue-point="6" svg:d="M7457 28628c0-13202 4514-19802 13544-19802" svg:viewBox="0 0 13545 19803">
          <text:p/>
        </draw:connector>
        <draw:connector draw:style-name="gr184" draw:text-style-name="P6" draw:layer="layout" draw:type="curve" svg:x1="7.457cm" svg:y1="29.972cm" svg:x2="21.01cm" svg:y2="50.235cm" draw:start-shape="id169" draw:start-glue-point="9" draw:end-shape="id173" draw:end-glue-point="6" svg:d="M7457 29972c0 13509 4517 20263 13553 20263" svg:viewBox="0 0 13554 20264">
          <text:p/>
        </draw:connector>
        <draw:connector draw:style-name="gr185" draw:text-style-name="P6" draw:layer="layout" draw:type="curve" draw:line-skew="-3.676cm" svg:x1="7.75cm" svg:y1="29.3cm" svg:x2="21.002cm" svg:y2="12.627cm" draw:start-shape="id169" draw:start-glue-point="10" draw:end-shape="id174" draw:end-glue-point="6" svg:d="M7750 29300c4500 0-2126-16673 13252-16673" svg:viewBox="0 0 13253 16674">
          <text:p/>
        </draw:connector>
        <draw:connector draw:style-name="gr186" draw:text-style-name="P6" draw:layer="layout" draw:type="curve" draw:line-skew="-3.68cm" svg:x1="7.75cm" svg:y1="29.3cm" svg:x2="21.01cm" svg:y2="46.735cm" draw:start-shape="id169" draw:start-glue-point="10" draw:end-shape="id175" draw:end-glue-point="6" svg:d="M7750 29300c4500 0-2130 17435 13260 17435" svg:viewBox="0 0 13261 17436">
          <text:p/>
        </draw:connector>
        <draw:connector draw:style-name="gr187" draw:text-style-name="P6" draw:layer="layout" draw:type="curve" svg:x1="7.75cm" svg:y1="29.3cm" svg:x2="21.003cm" svg:y2="16.028cm" draw:start-shape="id169" draw:start-glue-point="10" draw:end-shape="id176" draw:end-glue-point="6" svg:d="M7750 29300c10015 0 3389-13272 13253-13272" svg:viewBox="0 0 13254 13273">
          <text:p/>
        </draw:connector>
        <draw:connector draw:style-name="gr188" draw:text-style-name="P6" draw:layer="layout" draw:type="curve" svg:x1="7.75cm" svg:y1="29.3cm" svg:x2="21.009cm" svg:y2="43.234cm" draw:start-shape="id169" draw:start-glue-point="10" draw:end-shape="id177" draw:end-glue-point="6" svg:d="M7750 29300c10020 0 3391 13934 13259 13934" svg:viewBox="0 0 13260 13935">
          <text:p/>
        </draw:connector>
        <draw:connector draw:style-name="gr189" draw:text-style-name="P6" draw:layer="layout" draw:type="curve" svg:x1="7.75cm" svg:y1="29.3cm" svg:x2="21.004cm" svg:y2="19.229cm" draw:start-shape="id169" draw:start-glue-point="10" draw:end-shape="id178" draw:end-glue-point="6" svg:d="M7750 29300c10015 0 3389-10071 13254-10071" svg:viewBox="0 0 13255 10072">
          <text:p/>
        </draw:connector>
        <draw:connector draw:style-name="gr190" draw:text-style-name="P6" draw:layer="layout" draw:type="curve" svg:x1="7.75cm" svg:y1="29.3cm" svg:x2="21.009cm" svg:y2="39.634cm" draw:start-shape="id169" draw:start-glue-point="10" draw:end-shape="id179" draw:end-glue-point="6" svg:d="M7750 29300c10020 0 3391 10334 13259 10334" svg:viewBox="0 0 13260 10335">
          <text:p/>
        </draw:connector>
        <draw:connector draw:style-name="gr191" draw:text-style-name="P6" draw:layer="layout" draw:type="curve" svg:x1="7.75cm" svg:y1="29.3cm" svg:x2="21.004cm" svg:y2="22.529cm" draw:start-shape="id169" draw:start-glue-point="10" draw:end-shape="id180" draw:end-glue-point="6" svg:d="M7750 29300c10015 0 3389-6771 13254-6771" svg:viewBox="0 0 13255 6772">
          <text:p/>
        </draw:connector>
        <draw:connector draw:style-name="gr192" draw:text-style-name="P6" draw:layer="layout" draw:type="curve" svg:x1="7.75cm" svg:y1="29.3cm" svg:x2="21.008cm" svg:y2="36.133cm" draw:start-shape="id169" draw:start-glue-point="10" draw:end-shape="id181" draw:end-glue-point="6" svg:d="M7750 29300c10018 0 3390 6833 13258 6833" svg:viewBox="0 0 13259 6834">
          <text:p/>
        </draw:connector>
        <draw:connector draw:style-name="gr193" draw:text-style-name="P6" draw:layer="layout" draw:type="curve" svg:x1="7.75cm" svg:y1="29.3cm" svg:x2="21.005cm" svg:y2="25.83cm" draw:start-shape="id169" draw:start-glue-point="10" draw:end-shape="id182" draw:end-glue-point="6" svg:d="M7750 29300c10017 0 3390-3470 13255-3470" svg:viewBox="0 0 13256 3471">
          <text:p/>
        </draw:connector>
        <draw:connector draw:style-name="gr194" draw:text-style-name="P6" draw:layer="layout" draw:type="curve" svg:x1="7.75cm" svg:y1="29.3cm" svg:x2="21.007cm" svg:y2="32.632cm" draw:start-shape="id169" draw:start-glue-point="10" draw:end-shape="id183" draw:end-glue-point="6" svg:d="M7750 29300c10018 0 3390 3332 13257 3332" svg:viewBox="0 0 13258 3333">
          <text:p/>
        </draw:connector>
        <draw:connector draw:style-name="gr195" draw:text-style-name="P6" draw:layer="layout" svg:x1="7.75cm" svg:y1="29.3cm" svg:x2="21.006cm" svg:y2="29.231cm" draw:start-shape="id169" draw:start-glue-point="10" draw:end-shape="id184" draw:end-glue-point="6" svg:d="M7750 29300h6678v-69h6578" svg:viewBox="0 0 13257 70">
          <text:p/>
        </draw:connector>
        <draw:custom-shape draw:style-name="gr196" draw:text-style-name="P92" xml:id="id185" draw:id="id185" draw:layer="layout" svg:width="6.499cm" svg:height="3.399cm" svg:x="71.751cm" svg:y="27.451cm">
          <text:p text:style-name="P91"><text:span text:style-name="T54">VALOR</text:span><text:span text:style-name="T54"><text:line-break/></text:span><text:span text:style-name="T54">F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6" draw:layer="layout" draw:type="curve" svg:x1="27.25cm" svg:y1="5.125cm" svg:x2="71.751cm" svg:y2="29.151cm" draw:start-shape="id170" draw:start-glue-point="10" draw:end-shape="id185" draw:end-glue-point="6" svg:d="M27250 5125c33301 0 11051 24026 44501 24026" svg:viewBox="0 0 44502 24027">
          <text:p/>
        </draw:connector>
        <draw:connector draw:style-name="gr198" draw:text-style-name="P6" draw:layer="layout" draw:type="curve" svg:x1="27.261cm" svg:y1="53.836cm" svg:x2="71.751cm" svg:y2="29.151cm" draw:start-shape="id171" draw:start-glue-point="10" draw:end-shape="id185" draw:end-glue-point="6" svg:d="M27261 53836c33294 0 11049-24685 44490-24685" svg:viewBox="0 0 44491 24686">
          <text:p/>
        </draw:connector>
        <draw:connector draw:style-name="gr199" draw:text-style-name="P6" draw:layer="layout" draw:type="curve" svg:x1="27.251cm" svg:y1="8.826cm" svg:x2="71.751cm" svg:y2="29.151cm" draw:start-shape="id172" draw:start-glue-point="10" draw:end-shape="id185" draw:end-glue-point="6" svg:d="M27251 8826c33301 0 11052 20325 44500 20325" svg:viewBox="0 0 44501 20326">
          <text:p/>
        </draw:connector>
        <draw:connector draw:style-name="gr200" draw:text-style-name="P6" draw:layer="layout" draw:type="curve" svg:x1="27.26cm" svg:y1="50.235cm" svg:x2="71.751cm" svg:y2="29.151cm" draw:start-shape="id173" draw:end-shape="id185" draw:end-glue-point="6" svg:d="M27260 50235c33294 0 11049-21084 44491-21084" svg:viewBox="0 0 44492 21085">
          <text:p/>
        </draw:connector>
        <draw:connector draw:style-name="gr201" draw:text-style-name="P6" draw:layer="layout" draw:type="curve" svg:x1="27.252cm" svg:y1="12.627cm" svg:x2="71.751cm" svg:y2="29.151cm" draw:start-shape="id174" draw:start-glue-point="10" draw:end-shape="id185" draw:end-glue-point="6" svg:d="M27252 12627c33300 0 11051 16524 44499 16524" svg:viewBox="0 0 44500 16525">
          <text:p/>
        </draw:connector>
        <draw:connector draw:style-name="gr202" draw:text-style-name="P6" draw:layer="layout" draw:type="curve" svg:x1="27.26cm" svg:y1="46.735cm" svg:x2="71.751cm" svg:y2="29.151cm" draw:start-shape="id175" draw:start-glue-point="10" draw:end-shape="id185" draw:end-glue-point="6" svg:d="M27260 46735c33294 0 11049-17584 44491-17584" svg:viewBox="0 0 44492 17585">
          <text:p/>
        </draw:connector>
        <draw:connector draw:style-name="gr203" draw:text-style-name="P6" draw:layer="layout" draw:type="curve" svg:x1="27.254cm" svg:y1="19.229cm" svg:x2="71.751cm" svg:y2="29.151cm" draw:start-shape="id178" draw:start-glue-point="10" draw:end-shape="id185" draw:end-glue-point="6" svg:d="M27254 19229c33298 0 11050 9922 44497 9922" svg:viewBox="0 0 44498 9923">
          <text:p/>
        </draw:connector>
        <draw:connector draw:style-name="gr204" draw:text-style-name="P6" draw:layer="layout" draw:type="curve" svg:x1="27.255cm" svg:y1="25.83cm" svg:x2="71.751cm" svg:y2="29.151cm" draw:start-shape="id182" draw:start-glue-point="10" draw:end-shape="id185" draw:end-glue-point="6" svg:d="M27255 25830c33298 0 11051 3321 44496 3321" svg:viewBox="0 0 44497 3322">
          <text:p/>
        </draw:connector>
        <draw:connector draw:style-name="gr205" draw:text-style-name="P6" draw:layer="layout" draw:type="curve" svg:x1="27.257cm" svg:y1="32.632cm" svg:x2="71.751cm" svg:y2="29.151cm" draw:start-shape="id183" draw:start-glue-point="10" draw:end-shape="id185" draw:end-glue-point="6" svg:d="M27257 32632c33297 0 11050-3481 44494-3481" svg:viewBox="0 0 44495 3482">
          <text:p/>
        </draw:connector>
        <draw:custom-shape draw:style-name="gr206" draw:text-style-name="P94" xml:id="id186" draw:id="id186" draw:layer="layout" svg:width="3.5cm" svg:height="1.5cm" svg:x="30.5cm" svg:y="14.5cm">
          <text:p text:style-name="P93"><text:span text:style-name="T55">Fra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96" xml:id="id187" draw:id="id187" draw:layer="layout" svg:width="3.5cm" svg:height="1.5cm" svg:x="30.501cm" svg:y="16.501cm">
          <text:p text:style-name="P95"><text:span text:style-name="T35">For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6" draw:layer="layout" draw:type="curve" svg:x1="27.253cm" svg:y1="16.028cm" svg:x2="30.5cm" svg:y2="15.25cm" draw:start-shape="id176" draw:start-glue-point="10" draw:end-shape="id186" draw:end-glue-point="6" svg:d="M27253 16028c2436 0 813-778 3247-778" svg:viewBox="0 0 3248 779">
          <text:p/>
        </draw:connector>
        <draw:connector draw:style-name="gr208" draw:text-style-name="P6" draw:layer="layout" draw:type="curve" svg:x1="27.253cm" svg:y1="16.028cm" svg:x2="30.501cm" svg:y2="17.251cm" draw:start-shape="id176" draw:start-glue-point="10" draw:end-shape="id187" draw:end-glue-point="6" svg:d="M27253 16028c2437 0 814 1223 3248 1223" svg:viewBox="0 0 3249 1224">
          <text:p/>
        </draw:connector>
        <draw:custom-shape draw:style-name="gr206" draw:text-style-name="P97" xml:id="id188" draw:id="id188" draw:layer="layout" svg:width="3.5cm" svg:height="1.5cm" svg:x="30.501cm" svg:y="20.001cm">
          <text:p text:style-name="P49"><text:span text:style-name="T2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97" xml:id="id190" draw:id="id190" draw:layer="layout" svg:width="3.5cm" svg:height="1.5cm" svg:x="30.502cm" svg:y="21.702cm">
          <text:p text:style-name="P49"><text:span text:style-name="T2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6" draw:layer="layout" draw:type="curve" svg:x1="27.254cm" svg:y1="22.529cm" svg:x2="30.501cm" svg:y2="20.751cm" draw:start-shape="id180" draw:start-glue-point="10" draw:end-shape="id188" draw:end-glue-point="6" svg:d="M27254 22529c2436 0 813-1778 3247-1778" svg:viewBox="0 0 3248 1779">
          <text:p/>
        </draw:connector>
        <draw:connector draw:style-name="gr210" draw:text-style-name="P6" draw:layer="layout" draw:type="curve" svg:x1="27.254cm" svg:y1="22.529cm" svg:x2="30.854cm" svg:y2="24.25cm" draw:start-shape="id180" draw:start-glue-point="10" draw:end-shape="id189" draw:end-glue-point="6" svg:d="M27254 22529c2701 0 902 1721 3600 1721" svg:viewBox="0 0 3601 1722">
          <text:p/>
        </draw:connector>
        <draw:connector draw:style-name="gr211" draw:text-style-name="P6" draw:layer="layout" draw:type="curve" svg:x1="27.254cm" svg:y1="22.529cm" svg:x2="30.502cm" svg:y2="22.452cm" draw:start-shape="id180" draw:start-glue-point="10" draw:end-shape="id190" draw:end-glue-point="6" svg:d="M27254 22529c2437 0 814-77 3248-77" svg:viewBox="0 0 3249 78">
          <text:p/>
        </draw:connector>
        <draw:custom-shape draw:style-name="gr206" draw:text-style-name="P96" xml:id="id201" draw:id="id201" draw:layer="layout" svg:width="3.5cm" svg:height="1.5cm" svg:x="30.502cm" svg:y="20.002cm">
          <text:p text:style-name="P95"><text:span text:style-name="T35">Le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96" xml:id="id202" draw:id="id202" draw:layer="layout" svg:width="5.497cm" svg:height="1.5cm" svg:x="30.503cm" svg:y="21.703cm">
          <text:p text:style-name="P95"><text:span text:style-name="T35">Moder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99" xml:id="id189" draw:id="id189" draw:layer="layout" svg:width="4.496cm" svg:height="1.5cm" svg:x="30.854cm" svg:y="23.5cm">
          <text:p text:style-name="P98"><text:span text:style-name="T35">Gra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97" draw:layer="layout" svg:width="3.5cm" svg:height="1.5cm" svg:x="30.502cm" svg:y="26.702cm">
          <text:p text:style-name="P49"><text:span text:style-name="T2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97" xml:id="id191" draw:id="id191" draw:layer="layout" svg:width="3.5cm" svg:height="1.5cm" svg:x="30.503cm" svg:y="26.703cm">
          <text:p text:style-name="P98"><text:span text:style-name="T35">Le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9" xml:id="id192" draw:id="id192" draw:layer="layout" svg:width="6.246cm" svg:height="1.5cm" svg:x="30.35cm" svg:y="28.5cm">
          <text:p text:style-name="P98"><text:span text:style-name="T35">Moder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9" xml:id="id193" draw:id="id193" draw:layer="layout" svg:width="4.745cm" svg:height="1.5cm" svg:x="30.505cm" svg:y="30.25cm">
          <text:p text:style-name="P98"><text:span text:style-name="T35">Gra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6" draw:text-style-name="P6" draw:layer="layout" draw:type="curve" svg:x1="27.256cm" svg:y1="29.231cm" svg:x2="30.503cm" svg:y2="27.453cm" draw:start-shape="id184" draw:start-glue-point="10" draw:end-shape="id191" draw:end-glue-point="6" svg:d="M27256 29231c2436 0 813-1778 3247-1778" svg:viewBox="0 0 3248 1779">
          <text:p/>
        </draw:connector>
        <draw:connector draw:style-name="gr217" draw:text-style-name="P6" draw:layer="layout" draw:type="curve" svg:x1="27.256cm" svg:y1="29.231cm" svg:x2="30.35cm" svg:y2="29.25cm" draw:start-shape="id184" draw:start-glue-point="10" draw:end-shape="id192" draw:end-glue-point="6" svg:d="M27256 29231c2322 0 775 19 3094 19" svg:viewBox="0 0 3095 20">
          <text:p/>
        </draw:connector>
        <draw:connector draw:style-name="gr218" draw:text-style-name="P6" draw:layer="layout" draw:type="curve" svg:x1="27.256cm" svg:y1="29.231cm" svg:x2="30.505cm" svg:y2="31cm" draw:start-shape="id184" draw:start-glue-point="10" draw:end-shape="id193" draw:end-glue-point="6" svg:d="M27256 29231c2437 0 813 1769 3249 1769" svg:viewBox="0 0 3250 1770">
          <text:p/>
        </draw:connector>
        <draw:custom-shape draw:style-name="gr206" draw:text-style-name="P97" draw:layer="layout" svg:width="3.5cm" svg:height="1.5cm" svg:x="30.603cm" svg:y="32.903cm">
          <text:p text:style-name="P49"><text:span text:style-name="T2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96" xml:id="id194" draw:id="id194" draw:layer="layout" svg:width="3.896cm" svg:height="1.5cm" svg:x="30.604cm" svg:y="32.904cm">
          <text:p text:style-name="P95"><text:span text:style-name="T35">Pou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6" xml:id="id195" draw:id="id195" draw:layer="layout" svg:width="5.645cm" svg:height="1.5cm" svg:x="30.705cm" svg:y="34.5cm">
          <text:p text:style-name="P95"><text:span text:style-name="T35">Moder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96" xml:id="id196" draw:id="id196" draw:layer="layout" svg:width="3.5cm" svg:height="1.5cm" svg:x="30.906cm" svg:y="36.306cm">
          <text:p text:style-name="P95"><text:span text:style-name="T35">Mu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6" draw:text-style-name="P6" draw:layer="layout" draw:type="curve" svg:x1="27.258cm" svg:y1="36.133cm" svg:x2="30.604cm" svg:y2="33.654cm" draw:start-shape="id181" draw:start-glue-point="10" draw:end-shape="id194" draw:end-glue-point="6" svg:d="M27258 36133c2511 0 838-2479 3346-2479" svg:viewBox="0 0 3347 2480">
          <text:p/>
        </draw:connector>
        <draw:connector draw:style-name="gr217" draw:text-style-name="P6" draw:layer="layout" draw:type="curve" svg:x1="27.258cm" svg:y1="36.133cm" svg:x2="30.705cm" svg:y2="35.25cm" draw:start-shape="id181" draw:start-glue-point="10" draw:end-shape="id195" draw:end-glue-point="6" svg:d="M27258 36133c2586 0 863-883 3447-883" svg:viewBox="0 0 3448 884">
          <text:p/>
        </draw:connector>
        <draw:connector draw:style-name="gr218" draw:text-style-name="P6" draw:layer="layout" draw:type="curve" svg:x1="27.258cm" svg:y1="36.133cm" svg:x2="30.906cm" svg:y2="37.056cm" draw:start-shape="id181" draw:start-glue-point="10" draw:end-shape="id196" draw:end-glue-point="6" svg:d="M27258 36133c2737 0 914 923 3648 923" svg:viewBox="0 0 3649 924">
          <text:p/>
        </draw:connector>
        <draw:custom-shape draw:style-name="gr221" draw:text-style-name="P96" xml:id="id197" draw:id="id197" draw:layer="layout" svg:width="3.895cm" svg:height="1.198cm" svg:x="31.105cm" svg:y="38.35cm">
          <text:p text:style-name="P95"><text:span text:style-name="T35">Pou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96" xml:id="id198" draw:id="id198" draw:layer="layout" svg:width="3.894cm" svg:height="1.198cm" svg:x="31.206cm" svg:y="39.708cm">
          <text:p text:style-name="P95"><text:span text:style-name="T35">Mui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6" draw:layer="layout" draw:type="curve" svg:x1="27.259cm" svg:y1="39.634cm" svg:x2="31.105cm" svg:y2="38.949cm" draw:start-shape="id179" draw:start-glue-point="10" draw:end-shape="id197" draw:end-glue-point="6" svg:d="M27259 39634c2884 0 962-685 3846-685" svg:viewBox="0 0 3847 686">
          <text:p/>
        </draw:connector>
        <draw:connector draw:style-name="gr224" draw:text-style-name="P6" draw:layer="layout" draw:type="curve" svg:x1="27.259cm" svg:y1="39.634cm" svg:x2="31.206cm" svg:y2="40.307cm" draw:start-shape="id179" draw:start-glue-point="10" draw:end-shape="id198" draw:end-glue-point="6" svg:d="M27259 39634c2961 0 988 673 3947 673" svg:viewBox="0 0 3948 674">
          <text:p/>
        </draw:connector>
        <draw:custom-shape draw:style-name="gr225" draw:text-style-name="P96" xml:id="id199" draw:id="id199" draw:layer="layout" svg:width="4.144cm" svg:height="1.198cm" svg:x="31.106cm" svg:y="41.951cm">
          <text:p text:style-name="P95"><text:span text:style-name="T35">Ligei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96" xml:id="id200" draw:id="id200" draw:layer="layout" svg:width="3.893cm" svg:height="1.198cm" svg:x="31.107cm" svg:y="43.309cm">
          <text:p text:style-name="P95"><text:span text:style-name="T35">Gr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7" draw:text-style-name="P6" draw:layer="layout" draw:type="curve" svg:x1="27.259cm" svg:y1="43.234cm" svg:x2="31.106cm" svg:y2="42.55cm" draw:start-shape="id177" draw:start-glue-point="10" draw:end-shape="id199" draw:end-glue-point="6" svg:d="M27259 43234c2886 0 963-684 3847-684" svg:viewBox="0 0 3848 685">
          <text:p/>
        </draw:connector>
        <draw:connector draw:style-name="gr228" draw:text-style-name="P6" draw:layer="layout" draw:type="curve" svg:x1="27.259cm" svg:y1="43.234cm" svg:x2="31.107cm" svg:y2="43.908cm" draw:start-shape="id177" draw:start-glue-point="10" draw:end-shape="id200" draw:end-glue-point="6" svg:d="M27259 43234c2886 0 962 674 3848 674" svg:viewBox="0 0 3849 675">
          <text:p/>
        </draw:connector>
        <draw:connector draw:style-name="gr229" draw:text-style-name="P6" draw:layer="layout" draw:type="curve" svg:x1="34.5cm" svg:y1="33.654cm" svg:x2="71.751cm" svg:y2="29.151cm" draw:start-shape="id194" draw:start-glue-point="10" draw:end-shape="id185" draw:end-glue-point="6" svg:d="M34500 33654c27864 0 9239-4503 37251-4503" svg:viewBox="0 0 37252 4504">
          <text:p/>
        </draw:connector>
        <draw:connector draw:style-name="gr230" draw:text-style-name="P6" draw:layer="layout" draw:type="curve" svg:x1="36.35cm" svg:y1="35.25cm" svg:x2="71.751cm" svg:y2="29.151cm" draw:start-shape="id195" draw:start-glue-point="10" draw:end-shape="id185" draw:end-glue-point="6" svg:d="M36350 35250c26476 0 8776-6099 35401-6099" svg:viewBox="0 0 35402 6100">
          <text:p/>
        </draw:connector>
        <draw:connector draw:style-name="gr231" draw:text-style-name="P6" draw:layer="layout" draw:type="curve" svg:x1="34.406cm" svg:y1="37.056cm" svg:x2="71.751cm" svg:y2="29.151cm" draw:start-shape="id196" draw:start-glue-point="10" draw:end-shape="id185" draw:end-glue-point="6" svg:d="M34406 37056c27934 0 9262-7905 37345-7905" svg:viewBox="0 0 37346 7906">
          <text:p/>
        </draw:connector>
        <draw:connector draw:style-name="gr232" draw:text-style-name="P6" draw:layer="layout" draw:type="curve" svg:x1="35cm" svg:y1="38.949cm" svg:x2="71.751cm" svg:y2="29.151cm" draw:start-shape="id197" draw:start-glue-point="10" draw:end-shape="id185" draw:end-glue-point="6" svg:d="M35000 38949c27489 0 9114-9798 36751-9798" svg:viewBox="0 0 36752 9799">
          <text:p/>
        </draw:connector>
        <draw:connector draw:style-name="gr233" draw:text-style-name="P6" draw:layer="layout" draw:type="curve" svg:x1="35.1cm" svg:y1="40.307cm" svg:x2="71.751cm" svg:y2="29.151cm" draw:start-shape="id198" draw:start-glue-point="10" draw:end-shape="id185" draw:end-glue-point="6" svg:d="M35100 40307c27414 0 9089-11156 36651-11156" svg:viewBox="0 0 36652 11157">
          <text:p/>
        </draw:connector>
        <draw:connector draw:style-name="gr234" draw:text-style-name="P6" draw:layer="layout" draw:type="curve" svg:x1="35.25cm" svg:y1="42.55cm" svg:x2="71.751cm" svg:y2="29.151cm" draw:start-shape="id199" draw:start-glue-point="10" draw:end-shape="id185" draw:end-glue-point="6" svg:d="M35250 42550c27301 0 9051-13399 36501-13399" svg:viewBox="0 0 36502 13400">
          <text:p/>
        </draw:connector>
        <draw:connector draw:style-name="gr235" draw:text-style-name="P6" draw:layer="layout" draw:type="curve" svg:x1="35cm" svg:y1="43.908cm" svg:x2="71.751cm" svg:y2="29.151cm" draw:start-shape="id200" draw:start-glue-point="10" draw:end-shape="id185" draw:end-glue-point="6" svg:d="M35000 43908c27489 0 9114-14757 36751-14757" svg:viewBox="0 0 36752 14758">
          <text:p/>
        </draw:connector>
        <draw:connector draw:style-name="gr236" draw:text-style-name="P6" draw:layer="layout" draw:type="curve" svg:x1="34cm" svg:y1="15.25cm" svg:x2="71.751cm" svg:y2="29.151cm" draw:start-shape="id186" draw:start-glue-point="10" draw:end-shape="id185" draw:end-glue-point="6" svg:d="M34000 15250c28239 0 9364 13901 37751 13901" svg:viewBox="0 0 37752 13902">
          <text:p/>
        </draw:connector>
        <draw:connector draw:style-name="gr237" draw:text-style-name="P6" draw:layer="layout" draw:type="curve" svg:x1="34.001cm" svg:y1="17.251cm" svg:x2="71.751cm" svg:y2="29.151cm" draw:start-shape="id187" draw:start-glue-point="10" draw:end-shape="id185" draw:end-glue-point="6" svg:d="M34001 17251c28239 0 9364 11900 37750 11900" svg:viewBox="0 0 37751 11901">
          <text:p/>
        </draw:connector>
        <draw:connector draw:style-name="gr238" draw:text-style-name="P6" draw:layer="layout" draw:type="curve" svg:x1="34.002cm" svg:y1="20.752cm" svg:x2="71.751cm" svg:y2="29.151cm" draw:start-shape="id201" draw:start-glue-point="10" draw:end-shape="id185" draw:end-glue-point="6" svg:d="M34002 20752c28237 0 9363 8399 37749 8399" svg:viewBox="0 0 37750 8400">
          <text:p/>
        </draw:connector>
        <draw:connector draw:style-name="gr239" draw:text-style-name="P6" draw:layer="layout" draw:type="curve" svg:x1="36cm" svg:y1="22.453cm" svg:x2="71.751cm" svg:y2="29.151cm" draw:start-shape="id202" draw:start-glue-point="10" draw:end-shape="id185" draw:end-glue-point="6" svg:d="M36000 22453c26739 0 8864 6698 35751 6698" svg:viewBox="0 0 35752 6699">
          <text:p/>
        </draw:connector>
        <draw:connector draw:style-name="gr240" draw:text-style-name="P6" draw:layer="layout" draw:type="curve" svg:x1="35.35cm" svg:y1="24.25cm" svg:x2="71.751cm" svg:y2="29.151cm" draw:start-shape="id189" draw:start-glue-point="10" draw:end-shape="id185" draw:end-glue-point="6" svg:d="M35350 24250c27226 0 9026 4901 36401 4901" svg:viewBox="0 0 36402 4902">
          <text:p/>
        </draw:connector>
        <draw:connector draw:style-name="gr241" draw:text-style-name="P6" draw:layer="layout" draw:type="curve" svg:x1="34.003cm" svg:y1="27.453cm" svg:x2="71.751cm" svg:y2="29.151cm" draw:start-shape="id191" draw:start-glue-point="10" draw:end-shape="id185" draw:end-glue-point="6" svg:d="M34003 27453c28237 0 9364 1698 37748 1698" svg:viewBox="0 0 37749 1699">
          <text:p/>
        </draw:connector>
        <draw:connector draw:style-name="gr242" draw:text-style-name="P6" draw:layer="layout" draw:type="curve" svg:x1="36.596cm" svg:y1="29.25cm" svg:x2="71.751cm" svg:y2="29.151cm" draw:start-shape="id192" draw:start-glue-point="10" draw:end-shape="id185" draw:end-glue-point="6" svg:d="M36596 29250c26292 0 8715-99 35155-99" svg:viewBox="0 0 35156 100">
          <text:p/>
        </draw:connector>
        <draw:connector draw:style-name="gr243" draw:text-style-name="P6" draw:layer="layout" draw:type="curve" svg:x1="35.25cm" svg:y1="31cm" svg:x2="71.751cm" svg:y2="29.151cm" draw:start-shape="id193" draw:start-glue-point="10" draw:end-shape="id185" draw:end-glue-point="6" svg:d="M35250 31000c27301 0 9051-1849 36501-1849" svg:viewBox="0 0 36502 1850">
          <text:p/>
        </draw:connector>
        <draw:frame draw:style-name="gr244" draw:text-style-name="P100" draw:layer="layout" svg:width="3cm" svg:height="1.5cm" svg:x="27.3cm" svg:y="7.3cm">
          <draw:text-box>
            <text:p><text:span text:style-name="T56">* 64</text:span></text:p>
          </draw:text-box>
        </draw:frame>
        <draw:frame draw:style-name="gr244" draw:text-style-name="P100" draw:layer="layout" svg:width="3cm" svg:height="1.5cm" svg:x="27.4cm" svg:y="52.1cm">
          <draw:text-box>
            <text:p><text:span text:style-name="T56">* 32</text:span></text:p>
          </draw:text-box>
        </draw:frame>
        <draw:frame draw:style-name="gr245" draw:text-style-name="P102" draw:layer="layout" svg:width="2.25cm" svg:height="1.352cm" svg:x="33cm" svg:y="13.648cm">
          <draw:text-box>
            <text:p text:style-name="P101"><text:span text:style-name="T57">*1</text:span></text:p>
          </draw:text-box>
        </draw:frame>
        <draw:frame draw:style-name="gr245" draw:text-style-name="P102" draw:layer="layout" svg:width="2.25cm" svg:height="1.352cm" svg:x="33.15cm" svg:y="15.8cm">
          <draw:text-box>
            <text:p text:style-name="P101"><text:span text:style-name="T57">*2</text:span></text:p>
          </draw:text-box>
        </draw:frame>
        <draw:frame draw:style-name="gr245" draw:text-style-name="P102" draw:layer="layout" svg:width="2.25cm" svg:height="1.352cm" svg:x="33.5cm" svg:y="19.648cm">
          <draw:text-box>
            <text:p text:style-name="P101"><text:span text:style-name="T57">*1</text:span></text:p>
          </draw:text-box>
        </draw:frame>
        <draw:frame draw:style-name="gr245" draw:text-style-name="P102" draw:layer="layout" svg:width="2.25cm" svg:height="1.352cm" svg:x="35.1cm" svg:y="21.148cm">
          <draw:text-box>
            <text:p text:style-name="P101"><text:span text:style-name="T57">*2</text:span></text:p>
          </draw:text-box>
        </draw:frame>
        <draw:frame draw:style-name="gr245" draw:text-style-name="P102" draw:layer="layout" svg:width="2.25cm" svg:height="1.352cm" svg:x="34.6cm" svg:y="22.948cm">
          <draw:text-box>
            <text:p text:style-name="P101"><text:span text:style-name="T57">*3</text:span></text:p>
          </draw:text-box>
        </draw:frame>
        <draw:frame draw:style-name="gr245" draw:text-style-name="P102" draw:layer="layout" svg:width="2.25cm" svg:height="1.352cm" svg:x="33.5cm" svg:y="26.248cm">
          <draw:text-box>
            <text:p text:style-name="P101"><text:span text:style-name="T57">*1</text:span></text:p>
          </draw:text-box>
        </draw:frame>
        <draw:frame draw:style-name="gr245" draw:text-style-name="P102" draw:layer="layout" svg:width="2.25cm" svg:height="1.352cm" svg:x="36cm" svg:y="27.948cm">
          <draw:text-box>
            <text:p text:style-name="P101"><text:span text:style-name="T57">*2</text:span></text:p>
          </draw:text-box>
        </draw:frame>
        <draw:frame draw:style-name="gr245" draw:text-style-name="P102" draw:layer="layout" svg:width="2.25cm" svg:height="1.352cm" svg:x="34.7cm" svg:y="29.848cm">
          <draw:text-box>
            <text:p text:style-name="P101"><text:span text:style-name="T57">*3</text:span></text:p>
          </draw:text-box>
        </draw:frame>
        <draw:frame draw:style-name="gr245" draw:text-style-name="P102" draw:layer="layout" svg:width="2.25cm" svg:height="1.352cm" svg:x="34cm" svg:y="32.448cm">
          <draw:text-box>
            <text:p text:style-name="P101"><text:span text:style-name="T57">*1</text:span></text:p>
          </draw:text-box>
        </draw:frame>
        <draw:frame draw:style-name="gr245" draw:text-style-name="P102" draw:layer="layout" svg:width="2.25cm" svg:height="1.352cm" svg:x="35.6cm" svg:y="33.948cm">
          <draw:text-box>
            <text:p text:style-name="P101"><text:span text:style-name="T57">*2</text:span></text:p>
          </draw:text-box>
        </draw:frame>
        <draw:frame draw:style-name="gr245" draw:text-style-name="P102" draw:layer="layout" svg:width="2.25cm" svg:height="1.352cm" svg:x="33.8cm" svg:y="35.948cm">
          <draw:text-box>
            <text:p text:style-name="P101"><text:span text:style-name="T57">*3</text:span></text:p>
          </draw:text-box>
        </draw:frame>
        <draw:frame draw:style-name="gr245" draw:text-style-name="P102" draw:layer="layout" svg:width="2.25cm" svg:height="1.352cm" svg:x="34.4cm" svg:y="37.748cm">
          <draw:text-box>
            <text:p text:style-name="P101"><text:span text:style-name="T57">*1</text:span></text:p>
          </draw:text-box>
        </draw:frame>
        <draw:frame draw:style-name="gr245" draw:text-style-name="P102" draw:layer="layout" svg:width="2.25cm" svg:height="1.352cm" svg:x="34.55cm" svg:y="39.1cm">
          <draw:text-box>
            <text:p text:style-name="P101"><text:span text:style-name="T57">*2</text:span></text:p>
          </draw:text-box>
        </draw:frame>
        <draw:frame draw:style-name="gr245" draw:text-style-name="P102" draw:layer="layout" svg:width="2.25cm" svg:height="1.352cm" svg:x="34.4cm" svg:y="41.248cm">
          <draw:text-box>
            <text:p text:style-name="P101"><text:span text:style-name="T57">*1</text:span></text:p>
          </draw:text-box>
        </draw:frame>
        <draw:frame draw:style-name="gr245" draw:text-style-name="P102" draw:layer="layout" svg:width="2.25cm" svg:height="1.352cm" svg:x="34.55cm" svg:y="42.6cm">
          <draw:text-box>
            <text:p text:style-name="P101"><text:span text:style-name="T57">*2</text:span></text:p>
          </draw:text-box>
        </draw:frame>
      </draw:page>
      <draw:page draw:name="page13" draw:style-name="dp1" draw:master-page-name="Padrão">
        <draw:custom-shape draw:style-name="gr246" draw:text-style-name="P103" draw:layer="layout" svg:width="8cm" svg:height="3.75cm" svg:x="1.2cm" svg:y="11.8cm">
          <text:p text:style-name="P19"><text:span text:style-name="T58">COMPR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7" draw:text-style-name="P104" xml:id="id203" draw:id="id203" draw:layer="layout" svg:width="8cm" svg:height="3.75cm" svg:x="1.201cm" svg:y="16.701cm">
          <text:p text:style-name="P19"><text:span text:style-name="T58">SISTEM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8" draw:text-style-name="P106" draw:layer="layout" svg:width="8.25cm" svg:height="1.352cm" svg:x="1.5cm" svg:y="10.1cm">
          <draw:text-box>
            <text:p text:style-name="P105"><text:span text:style-name="T41">CONSUMIDOR</text:span></text:p>
          </draw:text-box>
        </draw:frame>
        <draw:custom-shape draw:style-name="gr246" draw:text-style-name="P103" draw:layer="layout" svg:width="8cm" svg:height="3.75cm" svg:x="1.201cm" svg:y="22.601cm">
          <text:p text:style-name="P19"><text:span text:style-name="T58">VEND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5" draw:text-style-name="P106" draw:layer="layout" svg:width="6.45cm" svg:height="1.352cm" svg:x="2cm" svg:y="21.2cm">
          <draw:text-box>
            <text:p text:style-name="P105"><text:span text:style-name="T41">VENDEDOR</text:span></text:p>
          </draw:text-box>
        </draw:frame>
        <draw:custom-shape draw:style-name="gr249" draw:text-style-name="P107" xml:id="id204" draw:id="id204" draw:layer="layout" svg:width="2.75cm" svg:height="2.5cm" svg:x="79.5cm" svg:y="17.3cm">
          <text:p text:style-name="P19">F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0" draw:text-style-name="P6" draw:layer="layout" svg:x1="9.201cm" svg:y1="18.576cm" svg:x2="79.5cm" svg:y2="18.55cm" draw:start-shape="id203" draw:start-glue-point="7" draw:end-shape="id204" draw:end-glue-point="6" svg:d="M9201 18576h35150v-26h35149" svg:viewBox="0 0 70300 27">
          <text:p/>
        </draw:connector>
        <draw:custom-shape draw:style-name="gr251" draw:text-style-name="P108" xml:id="id205" draw:id="id205" draw:layer="layout" svg:width="5.5cm" svg:height="3.5cm" svg:x="12.2cm" svg:y="16.8cm">
          <text:p text:style-name="P19"><text:span text:style-name="T59">LOGIN</text:span></text:p>
          <draw:enhanced-geometry svg:viewBox="0 0 21600 21600" draw:type="rectangle" draw:enhanced-path="M 0 0 L 21600 0 21600 21600 0 21600 0 0 Z N"/>
        </draw:custom-shape>
        <draw:custom-shape draw:style-name="gr252" draw:text-style-name="P110" xml:id="id206" draw:id="id206" draw:layer="layout" svg:width="7.3cm" svg:height="2.55cm" svg:x="18.7cm" svg:y="26.9cm">
          <text:p text:style-name="P109"><text:span text:style-name="T60">DADOS</text:span></text:p>
          <text:p text:style-name="P109"><text:span text:style-name="T60">CADASTRAIS</text:span></text:p>
          <draw:enhanced-geometry svg:viewBox="0 0 21600 21600" draw:type="rectangle" draw:enhanced-path="M 0 0 L 21600 0 21600 21600 0 21600 0 0 Z N"/>
        </draw:custom-shape>
        <draw:custom-shape draw:style-name="gr251" draw:text-style-name="P108" xml:id="id208" draw:id="id208" draw:layer="layout" svg:width="5.5cm" svg:height="3.5cm" svg:x="28.3cm" svg:y="16.8cm">
          <text:p text:style-name="P19"><text:span text:style-name="T59">PEDIDO</text:span></text:p>
          <draw:enhanced-geometry svg:viewBox="0 0 21600 21600" draw:type="rectangle" draw:enhanced-path="M 0 0 L 21600 0 21600 21600 0 21600 0 0 Z N"/>
        </draw:custom-shape>
        <draw:custom-shape draw:style-name="gr253" draw:text-style-name="P110" xml:id="id207" draw:id="id207" draw:layer="layout" svg:width="7.3cm" svg:height="2.35cm" svg:x="19.8cm" svg:y="23.347cm">
          <text:p text:style-name="P109"><text:span text:style-name="T60">HISTÓRICO</text:span></text:p>
          <text:p text:style-name="P109"><text:span text:style-name="T60">DE PEDIDOS</text:span></text:p>
          <draw:enhanced-geometry svg:viewBox="0 0 21600 21600" draw:type="rectangle" draw:enhanced-path="M 0 0 L 21600 0 21600 21600 0 21600 0 0 Z N"/>
        </draw:custom-shape>
        <draw:connector draw:style-name="gr254" draw:text-style-name="P6" draw:layer="layout" svg:x1="14.95cm" svg:y1="20.3cm" svg:x2="18.7cm" svg:y2="28.175cm" draw:start-shape="id205" draw:start-glue-point="2" draw:end-shape="id206" draw:end-glue-point="3" svg:d="M14950 20300v7875h3750" svg:viewBox="0 0 3751 7876">
          <text:p/>
        </draw:connector>
        <draw:connector draw:style-name="gr254" draw:text-style-name="P6" draw:layer="layout" svg:x1="14.95cm" svg:y1="20.3cm" svg:x2="19.8cm" svg:y2="24.522cm" draw:start-shape="id205" draw:start-glue-point="2" draw:end-shape="id207" draw:end-glue-point="3" svg:d="M14950 20300v4222h4850" svg:viewBox="0 0 4851 4223">
          <text:p/>
        </draw:connector>
        <draw:connector draw:style-name="gr255" draw:text-style-name="P6" draw:layer="layout" svg:x1="27.1cm" svg:y1="24.522cm" svg:x2="31.05cm" svg:y2="20.3cm" draw:start-shape="id207" draw:start-glue-point="1" draw:end-shape="id208" draw:end-glue-point="2" svg:d="M27100 24522h3950v-4222" svg:viewBox="0 0 3951 4223">
          <text:p/>
        </draw:connector>
        <draw:connector draw:style-name="gr256" draw:text-style-name="P6" draw:layer="layout" svg:x1="26cm" svg:y1="28.175cm" svg:x2="31.05cm" svg:y2="20.3cm" draw:start-shape="id206" draw:start-glue-point="1" draw:end-shape="id208" draw:end-glue-point="2" svg:d="M26000 28175h5050v-7875" svg:viewBox="0 0 5051 7876">
          <text:p/>
        </draw:connector>
        <draw:custom-shape draw:style-name="gr257" draw:text-style-name="P108" draw:layer="layout" svg:width="7.1cm" svg:height="3.5cm" svg:x="41.8cm" svg:y="16.8cm">
          <text:p text:style-name="P19"><text:span text:style-name="T59">PAGAMENTO</text:span></text:p>
          <draw:enhanced-geometry svg:viewBox="0 0 21600 21600" draw:type="rectangle" draw:enhanced-path="M 0 0 L 21600 0 21600 21600 0 21600 0 0 Z N"/>
        </draw:custom-shape>
        <draw:custom-shape draw:style-name="gr257" draw:text-style-name="P108" draw:layer="layout" svg:width="7.1cm" svg:height="3.5cm" svg:x="56.1cm" svg:y="16.8cm">
          <text:p text:style-name="P19"><text:span text:style-name="T59">ENTREGA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Padrão">
        <draw:custom-shape draw:style-name="gr251" draw:text-style-name="P108" draw:layer="layout" svg:width="5.5cm" svg:height="3.5cm" svg:x="4.25cm" svg:y="3cm">
          <text:p text:style-name="P19"><text:span text:style-name="T59">LOGIN</text:span></text:p>
          <draw:enhanced-geometry svg:viewBox="0 0 21600 21600" draw:type="rectangle" draw:enhanced-path="M 0 0 L 21600 0 21600 21600 0 21600 0 0 Z N"/>
        </draw:custom-shape>
        <draw:frame draw:style-name="gr258" draw:text-style-name="P111" draw:layer="layout" svg:width="16cm" svg:height="4cm" svg:x="12.75cm" svg:y="2.9cm">
          <draw:text-box>
            <text:p><text:span text:style-name="T11">PROBLEMAS:</text:span></text:p>
            <text:p>Primeiro acesso do usuário</text:p>
            <text:p>Usuário esqueceu a senha</text:p>
            <text:p>Usuário bloqueado após 3 tentativas de Login</text:p>
            <text:p>Usuário não recebeu e-mail de nova senha</text:p>
          </draw:text-box>
        </draw:frame>
        <draw:custom-shape draw:style-name="gr252" draw:text-style-name="P110" draw:layer="layout" svg:width="7.3cm" svg:height="2.55cm" svg:x="4.2cm" svg:y="8cm">
          <text:p text:style-name="P109"><text:span text:style-name="T60">DADOS</text:span></text:p>
          <text:p text:style-name="P109"><text:span text:style-name="T60">CADASTRAIS</text:span></text:p>
          <draw:enhanced-geometry svg:viewBox="0 0 21600 21600" draw:type="rectangle" draw:enhanced-path="M 0 0 L 21600 0 21600 21600 0 21600 0 0 Z N"/>
        </draw:custom-shape>
        <draw:frame draw:style-name="gr258" draw:text-style-name="P111" draw:layer="layout" svg:width="16cm" svg:height="4cm" svg:x="12.75cm" svg:y="7.9cm">
          <draw:text-box>
            <text:p><text:span text:style-name="T11">PROBLEMAS:</text:span></text:p>
            <text:p>Alteração de e-mail</text:p>
            <text:p>Alteração de telefone celular</text:p>
            <text:p>Perda/Roubo de celular</text:p>
            <text:p>Alteração de endereço</text:p>
          </draw:text-box>
        </draw:frame>
        <draw:custom-shape draw:style-name="gr253" draw:text-style-name="P110" draw:layer="layout" svg:width="7.3cm" svg:height="2.35cm" svg:x="4.2cm" svg:y="13.147cm">
          <text:p text:style-name="P109"><text:span text:style-name="T60">HISTÓRICO</text:span></text:p>
          <text:p text:style-name="P109"><text:span text:style-name="T60">DE PEDIDOS</text:span></text:p>
          <draw:enhanced-geometry svg:viewBox="0 0 21600 21600" draw:type="rectangle" draw:enhanced-path="M 0 0 L 21600 0 21600 21600 0 21600 0 0 Z N"/>
        </draw:custom-shape>
        <draw:frame draw:style-name="gr259" draw:text-style-name="P111" draw:layer="layout" svg:width="16cm" svg:height="3.65cm" svg:x="12.75cm" svg:y="13cm">
          <draw:text-box>
            <text:p><text:span text:style-name="T11">PROBLEMAS:</text:span></text:p>
            <text:p>Todos os pedidos sumiram</text:p>
            <text:p>Alguns pedidos sumiram</text:p>
            <text:p>Pedidos que não são do Usuário</text:p>
          </draw:text-box>
        </draw:frame>
        <draw:custom-shape draw:style-name="gr251" draw:text-style-name="P108" draw:layer="layout" svg:width="5.5cm" svg:height="3.5cm" svg:x="4.1cm" svg:y="16.8cm">
          <text:p text:style-name="P19"><text:span text:style-name="T59">PEDIDO</text:span></text:p>
          <draw:enhanced-geometry svg:viewBox="0 0 21600 21600" draw:type="rectangle" draw:enhanced-path="M 0 0 L 21600 0 21600 21600 0 21600 0 0 Z N"/>
        </draw:custom-shape>
        <draw:frame draw:style-name="gr260" draw:text-style-name="P111" draw:layer="layout" svg:width="17.25cm" svg:height="4.517cm" svg:x="12.75cm" svg:y="16.7cm">
          <draw:text-box>
            <text:p><text:span text:style-name="T11">PROBLEMAS:</text:span></text:p>
            <text:p>Usuário grava Pedido e ele não aparece</text:p>
            <text:p>Existe quantidade disponível apresentada, mas o sistema diz o contrário e não deixa pedir</text:p>
            <text:p>Usuário escolhe um item, e outro é colocado no carrinho</text:p>
          </draw:text-box>
        </draw:frame>
        <draw:custom-shape draw:style-name="gr257" draw:text-style-name="P108" draw:layer="layout" svg:width="7.1cm" svg:height="3.5cm" svg:x="4.05cm" svg:y="23.25cm">
          <text:p text:style-name="P19"><text:span text:style-name="T59">ENTREGA</text:span></text:p>
          <draw:enhanced-geometry svg:viewBox="0 0 21600 21600" draw:type="rectangle" draw:enhanced-path="M 0 0 L 21600 0 21600 21600 0 21600 0 0 Z N"/>
        </draw:custom-shape>
        <draw:frame draw:style-name="gr260" draw:text-style-name="P111" draw:layer="layout" svg:width="17.25cm" svg:height="4.517cm" svg:x="12.75cm" svg:y="22.901cm">
          <draw:text-box>
            <text:p><text:span text:style-name="T11">PROBLEMAS:</text:span></text:p>
            <text:p>Produto entregue diferente do pedido</text:p>
            <text:p>Entrega atrasada</text:p>
            <text:p>Quantidade menor que a pedida</text:p>
            <text:p>Embalagem violada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00" draw:display-name="Pontas das setas 100" svg:viewBox="0 0 20 20" svg:d="M0 20l10-20 10 20z"/>
    <draw:marker draw:name="Pontas_20_das_20_setas_20_101" draw:display-name="Pontas das setas 101" svg:viewBox="0 0 20 20" svg:d="M0 20l10-20 10 20z"/>
    <draw:marker draw:name="Pontas_20_das_20_setas_20_104" draw:display-name="Pontas das setas 104" svg:viewBox="0 0 20 20" svg:d="M0 20l10-20 10 20z"/>
    <draw:marker draw:name="Pontas_20_das_20_setas_20_105" draw:display-name="Pontas das setas 105" svg:viewBox="0 0 20 20" svg:d="M0 20l10-20 10 20z"/>
    <draw:marker draw:name="Pontas_20_das_20_setas_20_106" draw:display-name="Pontas das setas 106" svg:viewBox="0 0 20 20" svg:d="M0 20l10-20 10 20z"/>
    <draw:marker draw:name="Pontas_20_das_20_setas_20_107" draw:display-name="Pontas das setas 107" svg:viewBox="0 0 20 20" svg:d="M0 20l10-20 10 20z"/>
    <draw:marker draw:name="Pontas_20_das_20_setas_20_108" draw:display-name="Pontas das setas 108" svg:viewBox="0 0 20 20" svg:d="M0 20l10-20 10 20z"/>
    <draw:marker draw:name="Pontas_20_das_20_setas_20_109" draw:display-name="Pontas das setas 109" svg:viewBox="0 0 20 20" svg:d="M0 20l10-20 10 20z"/>
    <draw:marker draw:name="Pontas_20_das_20_setas_20_11" draw:display-name="Pontas das setas 11" svg:viewBox="0 0 20 20" svg:d="M0 20l10-20 10 20z"/>
    <draw:marker draw:name="Pontas_20_das_20_setas_20_112" draw:display-name="Pontas das setas 112" svg:viewBox="0 0 20 20" svg:d="M0 20l10-20 10 20z"/>
    <draw:marker draw:name="Pontas_20_das_20_setas_20_116" draw:display-name="Pontas das setas 116" svg:viewBox="0 0 20 20" svg:d="M0 20l10-20 10 20z"/>
    <draw:marker draw:name="Pontas_20_das_20_setas_20_118" draw:display-name="Pontas das setas 118" svg:viewBox="0 0 20 20" svg:d="M0 20l10-20 10 20z"/>
    <draw:marker draw:name="Pontas_20_das_20_setas_20_119" draw:display-name="Pontas das setas 119" svg:viewBox="0 0 20 20" svg:d="M0 20l10-20 10 20z"/>
    <draw:marker draw:name="Pontas_20_das_20_setas_20_12" draw:display-name="Pontas das setas 12" svg:viewBox="0 0 20 20" svg:d="M0 20l10-20 10 20z"/>
    <draw:marker draw:name="Pontas_20_das_20_setas_20_120" draw:display-name="Pontas das setas 120" svg:viewBox="0 0 20 20" svg:d="M0 20l10-20 10 20z"/>
    <draw:marker draw:name="Pontas_20_das_20_setas_20_121" draw:display-name="Pontas das setas 121" svg:viewBox="0 0 20 20" svg:d="M0 20l10-20 10 20z"/>
    <draw:marker draw:name="Pontas_20_das_20_setas_20_122" draw:display-name="Pontas das setas 122" svg:viewBox="0 0 20 20" svg:d="M0 20l10-20 10 20z"/>
    <draw:marker draw:name="Pontas_20_das_20_setas_20_123" draw:display-name="Pontas das setas 123" svg:viewBox="0 0 20 20" svg:d="M0 20l10-20 10 20z"/>
    <draw:marker draw:name="Pontas_20_das_20_setas_20_124" draw:display-name="Pontas das setas 124" svg:viewBox="0 0 20 20" svg:d="M0 20l10-20 10 20z"/>
    <draw:marker draw:name="Pontas_20_das_20_setas_20_125" draw:display-name="Pontas das setas 125" svg:viewBox="0 0 20 20" svg:d="M0 20l10-20 10 20z"/>
    <draw:marker draw:name="Pontas_20_das_20_setas_20_126" draw:display-name="Pontas das setas 126" svg:viewBox="0 0 20 20" svg:d="M0 20l10-20 10 20z"/>
    <draw:marker draw:name="Pontas_20_das_20_setas_20_127" draw:display-name="Pontas das setas 127" svg:viewBox="0 0 20 20" svg:d="M0 20l10-20 10 20z"/>
    <draw:marker draw:name="Pontas_20_das_20_setas_20_128" draw:display-name="Pontas das setas 128" svg:viewBox="0 0 20 20" svg:d="M0 20l10-20 10 20z"/>
    <draw:marker draw:name="Pontas_20_das_20_setas_20_129" draw:display-name="Pontas das setas 129" svg:viewBox="0 0 20 20" svg:d="M0 20l10-20 10 20z"/>
    <draw:marker draw:name="Pontas_20_das_20_setas_20_13" draw:display-name="Pontas das setas 13" svg:viewBox="0 0 20 20" svg:d="M0 20l10-20 10 20z"/>
    <draw:marker draw:name="Pontas_20_das_20_setas_20_130" draw:display-name="Pontas das setas 130" svg:viewBox="0 0 20 20" svg:d="M0 20l10-20 10 20z"/>
    <draw:marker draw:name="Pontas_20_das_20_setas_20_131" draw:display-name="Pontas das setas 131" svg:viewBox="0 0 20 20" svg:d="M0 20l10-20 10 20z"/>
    <draw:marker draw:name="Pontas_20_das_20_setas_20_132" draw:display-name="Pontas das setas 132" svg:viewBox="0 0 20 20" svg:d="M0 20l10-20 10 20z"/>
    <draw:marker draw:name="Pontas_20_das_20_setas_20_133" draw:display-name="Pontas das setas 133" svg:viewBox="0 0 20 20" svg:d="M0 20l10-20 10 20z"/>
    <draw:marker draw:name="Pontas_20_das_20_setas_20_134" draw:display-name="Pontas das setas 134" svg:viewBox="0 0 20 20" svg:d="M0 20l10-20 10 20z"/>
    <draw:marker draw:name="Pontas_20_das_20_setas_20_135" draw:display-name="Pontas das setas 135" svg:viewBox="0 0 20 20" svg:d="M0 20l10-20 10 20z"/>
    <draw:marker draw:name="Pontas_20_das_20_setas_20_136" draw:display-name="Pontas das setas 136" svg:viewBox="0 0 20 20" svg:d="M0 20l10-20 10 20z"/>
    <draw:marker draw:name="Pontas_20_das_20_setas_20_137" draw:display-name="Pontas das setas 137" svg:viewBox="0 0 20 20" svg:d="M0 20l10-20 10 20z"/>
    <draw:marker draw:name="Pontas_20_das_20_setas_20_138" draw:display-name="Pontas das setas 138" svg:viewBox="0 0 20 20" svg:d="M0 20l10-20 10 20z"/>
    <draw:marker draw:name="Pontas_20_das_20_setas_20_139" draw:display-name="Pontas das setas 139" svg:viewBox="0 0 20 20" svg:d="M0 20l10-20 10 20z"/>
    <draw:marker draw:name="Pontas_20_das_20_setas_20_14" draw:display-name="Pontas das setas 14" svg:viewBox="0 0 20 20" svg:d="M0 20l10-20 10 20z"/>
    <draw:marker draw:name="Pontas_20_das_20_setas_20_140" draw:display-name="Pontas das setas 140" svg:viewBox="0 0 20 20" svg:d="M0 20l10-20 10 20z"/>
    <draw:marker draw:name="Pontas_20_das_20_setas_20_142" draw:display-name="Pontas das setas 142" svg:viewBox="0 0 20 20" svg:d="M0 20l10-20 10 20z"/>
    <draw:marker draw:name="Pontas_20_das_20_setas_20_143" draw:display-name="Pontas das setas 143" svg:viewBox="0 0 20 20" svg:d="M0 20l10-20 10 20z"/>
    <draw:marker draw:name="Pontas_20_das_20_setas_20_144" draw:display-name="Pontas das setas 144" svg:viewBox="0 0 20 20" svg:d="M0 20l10-20 10 20z"/>
    <draw:marker draw:name="Pontas_20_das_20_setas_20_145" draw:display-name="Pontas das setas 145" svg:viewBox="0 0 20 20" svg:d="M0 20l10-20 10 20z"/>
    <draw:marker draw:name="Pontas_20_das_20_setas_20_146" draw:display-name="Pontas das setas 146" svg:viewBox="0 0 20 20" svg:d="M0 20l10-20 10 20z"/>
    <draw:marker draw:name="Pontas_20_das_20_setas_20_148" draw:display-name="Pontas das setas 148" svg:viewBox="0 0 20 20" svg:d="M0 20l10-20 10 20z"/>
    <draw:marker draw:name="Pontas_20_das_20_setas_20_149" draw:display-name="Pontas das setas 149" svg:viewBox="0 0 20 20" svg:d="M0 20l10-20 10 20z"/>
    <draw:marker draw:name="Pontas_20_das_20_setas_20_15" draw:display-name="Pontas das setas 15" svg:viewBox="0 0 20 20" svg:d="M0 20l10-20 10 20z"/>
    <draw:marker draw:name="Pontas_20_das_20_setas_20_150" draw:display-name="Pontas das setas 150" svg:viewBox="0 0 20 20" svg:d="M0 20l10-20 10 20z"/>
    <draw:marker draw:name="Pontas_20_das_20_setas_20_151" draw:display-name="Pontas das setas 151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59" draw:display-name="Pontas das setas 59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20 20" svg:d="M0 20l10-20 10 20z"/>
    <draw:marker draw:name="Pontas_20_das_20_setas_20_61" draw:display-name="Pontas das setas 61" svg:viewBox="0 0 20 20" svg:d="M0 20l10-20 10 20z"/>
    <draw:marker draw:name="Pontas_20_das_20_setas_20_62" draw:display-name="Pontas das setas 62" svg:viewBox="0 0 20 20" svg:d="M0 20l10-20 10 20z"/>
    <draw:marker draw:name="Pontas_20_das_20_setas_20_63" draw:display-name="Pontas das setas 63" svg:viewBox="0 0 20 20" svg:d="M0 20l10-20 10 20z"/>
    <draw:marker draw:name="Pontas_20_das_20_setas_20_66" draw:display-name="Pontas das setas 66" svg:viewBox="0 0 20 20" svg:d="M0 20l10-20 10 20z"/>
    <draw:marker draw:name="Pontas_20_das_20_setas_20_67" draw:display-name="Pontas das setas 67" svg:viewBox="0 0 20 20" svg:d="M0 20l10-20 10 20z"/>
    <draw:marker draw:name="Pontas_20_das_20_setas_20_68" draw:display-name="Pontas das setas 68" svg:viewBox="0 0 20 20" svg:d="M0 20l10-20 10 20z"/>
    <draw:marker draw:name="Pontas_20_das_20_setas_20_69" draw:display-name="Pontas das setas 69" svg:viewBox="0 0 20 20" svg:d="M0 20l10-20 10 20z"/>
    <draw:marker draw:name="Pontas_20_das_20_setas_20_7" draw:display-name="Pontas das setas 7" svg:viewBox="0 0 20 20" svg:d="M0 20l10-20 10 20z"/>
    <draw:marker draw:name="Pontas_20_das_20_setas_20_70" draw:display-name="Pontas das setas 70" svg:viewBox="0 0 20 20" svg:d="M0 20l10-20 10 20z"/>
    <draw:marker draw:name="Pontas_20_das_20_setas_20_71" draw:display-name="Pontas das setas 71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5" draw:display-name="Pontas das setas 75" svg:viewBox="0 0 20 20" svg:d="M0 20l10-20 10 20z"/>
    <draw:marker draw:name="Pontas_20_das_20_setas_20_76" draw:display-name="Pontas das setas 76" svg:viewBox="0 0 20 20" svg:d="M0 20l10-20 10 20z"/>
    <draw:marker draw:name="Pontas_20_das_20_setas_20_77" draw:display-name="Pontas das setas 77" svg:viewBox="0 0 20 20" svg:d="M0 20l10-20 10 20z"/>
    <draw:marker draw:name="Pontas_20_das_20_setas_20_78" draw:display-name="Pontas das setas 78" svg:viewBox="0 0 20 20" svg:d="M0 20l10-20 10 20z"/>
    <draw:marker draw:name="Pontas_20_das_20_setas_20_79" draw:display-name="Pontas das setas 79" svg:viewBox="0 0 20 20" svg:d="M0 20l10-20 10 20z"/>
    <draw:marker draw:name="Pontas_20_das_20_setas_20_8" draw:display-name="Pontas das setas 8" svg:viewBox="0 0 20 20" svg:d="M0 20l10-20 10 20z"/>
    <draw:marker draw:name="Pontas_20_das_20_setas_20_80" draw:display-name="Pontas das setas 80" svg:viewBox="0 0 20 20" svg:d="M0 20l10-20 10 20z"/>
    <draw:marker draw:name="Pontas_20_das_20_setas_20_81" draw:display-name="Pontas das setas 81" svg:viewBox="0 0 20 20" svg:d="M0 20l10-20 10 20z"/>
    <draw:marker draw:name="Pontas_20_das_20_setas_20_82" draw:display-name="Pontas das setas 82" svg:viewBox="0 0 20 20" svg:d="M0 20l10-20 10 20z"/>
    <draw:marker draw:name="Pontas_20_das_20_setas_20_83" draw:display-name="Pontas das setas 83" svg:viewBox="0 0 20 20" svg:d="M0 20l10-20 10 20z"/>
    <draw:marker draw:name="Pontas_20_das_20_setas_20_84" draw:display-name="Pontas das setas 84" svg:viewBox="0 0 20 20" svg:d="M0 20l10-20 10 20z"/>
    <draw:marker draw:name="Pontas_20_das_20_setas_20_85" draw:display-name="Pontas das setas 85" svg:viewBox="0 0 20 20" svg:d="M0 20l10-20 10 20z"/>
    <draw:marker draw:name="Pontas_20_das_20_setas_20_86" draw:display-name="Pontas das setas 86" svg:viewBox="0 0 20 20" svg:d="M0 20l10-20 10 20z"/>
    <draw:marker draw:name="Pontas_20_das_20_setas_20_87" draw:display-name="Pontas das setas 87" svg:viewBox="0 0 20 20" svg:d="M0 20l10-20 10 20z"/>
    <draw:marker draw:name="Pontas_20_das_20_setas_20_88" draw:display-name="Pontas das setas 88" svg:viewBox="0 0 20 20" svg:d="M0 20l10-20 10 20z"/>
    <draw:marker draw:name="Pontas_20_das_20_setas_20_89" draw:display-name="Pontas das setas 89" svg:viewBox="0 0 20 20" svg:d="M0 20l10-20 10 20z"/>
    <draw:marker draw:name="Pontas_20_das_20_setas_20_9" draw:display-name="Pontas das setas 9" svg:viewBox="0 0 20 20" svg:d="M0 20l10-20 10 20z"/>
    <draw:marker draw:name="Pontas_20_das_20_setas_20_91" draw:display-name="Pontas das setas 91" svg:viewBox="0 0 20 20" svg:d="M0 20l10-20 10 20z"/>
    <draw:marker draw:name="Pontas_20_das_20_setas_20_92" draw:display-name="Pontas das setas 92" svg:viewBox="0 0 20 20" svg:d="M0 20l10-20 10 20z"/>
    <draw:marker draw:name="Pontas_20_das_20_setas_20_93" draw:display-name="Pontas das setas 93" svg:viewBox="0 0 20 20" svg:d="M0 20l10-20 10 20z"/>
    <draw:marker draw:name="Pontas_20_das_20_setas_20_94" draw:display-name="Pontas das setas 94" svg:viewBox="0 0 20 20" svg:d="M0 20l10-20 10 20z"/>
    <draw:marker draw:name="Pontas_20_das_20_setas_20_95" draw:display-name="Pontas das setas 95" svg:viewBox="0 0 20 20" svg:d="M0 20l10-20 10 20z"/>
    <draw:marker draw:name="Pontas_20_das_20_setas_20_96" draw:display-name="Pontas das setas 96" svg:viewBox="0 0 20 20" svg:d="M0 20l10-20 10 20z"/>
    <draw:marker draw:name="Pontas_20_das_20_setas_20_97" draw:display-name="Pontas das setas 97" svg:viewBox="0 0 20 20" svg:d="M0 20l10-20 10 20z"/>
    <draw:marker draw:name="Pontas_20_das_20_setas_20_98" draw:display-name="Pontas das setas 98" svg:viewBox="0 0 20 20" svg:d="M0 20l10-20 10 20z"/>
    <draw:marker draw:name="Pontas_20_das_20_setas_20_99" draw:display-name="Pontas das setas 99" svg:viewBox="0 0 20 20" svg:d="M0 20l10-20 10 20z"/>
    <draw:stroke-dash draw:name="Dash_20_Dot_20__28_Rounded_29_" draw:display-name="Dash Dot (Rounded)" draw:style="round" draw:dots1="1" draw:dots1-length="201%" draw:dots2="1" draw:dots2-length="1%" draw:distance="199%"/>
    <draw:stroke-dash draw:name="Dash_20_Dot_20_Dot" draw:display-name="Dash Dot Dot" draw:style="rect" draw:dots1="1" draw:dots1-length="300%" draw:dots2="2" draw:dots2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21:22:30.127000000</meta:creation-date>
    <dc:date>2022-07-05T19:27:37.135000000</dc:date>
    <meta:editing-duration>P1DT14H4M30S</meta:editing-duration>
    <meta:editing-cycles>76</meta:editing-cycles>
    <meta:generator>LibreOffice/7.3.2.2$Windows_X86_64 LibreOffice_project/49f2b1bff42cfccbd8f788c8dc32c1c309559be0</meta:generator>
    <meta:document-statistic meta:object-count="666"/>
  </office:meta>
</office:document-meta>
</file>